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5.34mm"/>
    </style:style>
    <style:style style:name="co6" style:family="table-column">
      <style:table-column-properties fo:break-before="auto" style:column-width="5.86mm"/>
    </style:style>
    <style:style style:name="co7" style:family="table-column">
      <style:table-column-properties fo:break-before="auto" style:column-width="184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3.2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4.32mm"/>
    </style:style>
    <style:style style:name="co13" style:family="table-column">
      <style:table-column-properties fo:break-before="auto" style:column-width="11.71mm"/>
    </style:style>
    <style:style style:name="co14" style:family="table-column">
      <style:table-column-properties fo:break-before="auto" style:column-width="103.91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59.62mm"/>
    </style:style>
    <style:style style:name="co17" style:family="table-column">
      <style:table-column-properties fo:break-before="auto" style:column-width="93.72mm"/>
    </style:style>
    <style:style style:name="co18" style:family="table-column">
      <style:table-column-properties fo:break-before="auto" style:column-width="78.69mm"/>
    </style:style>
    <style:style style:name="co19" style:family="table-column">
      <style:table-column-properties fo:break-before="auto" style:column-width="115.11mm"/>
    </style:style>
    <style:style style:name="co20" style:family="table-column">
      <style:table-column-properties fo:break-before="auto" style:column-width="4.07mm"/>
    </style:style>
    <style:style style:name="co21" style:family="table-column">
      <style:table-column-properties fo:break-before="auto" style:column-width="71.0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2mm"/>
    </style:style>
    <style:style style:name="co24" style:family="table-column">
      <style:table-column-properties fo:break-before="auto" style:column-width="7.88mm"/>
    </style:style>
    <style:style style:name="co25" style:family="table-column">
      <style:table-column-properties fo:break-before="auto" style:column-width="213.98mm"/>
    </style:style>
    <style:style style:name="co26" style:family="table-column">
      <style:table-column-properties fo:break-before="auto" style:column-width="30.3mm"/>
    </style:style>
    <style:style style:name="co27" style:family="table-column">
      <style:table-column-properties fo:break-before="auto" style:column-width="33.58mm"/>
    </style:style>
    <style:style style:name="co28" style:family="table-column">
      <style:table-column-properties fo:break-before="auto" style:column-width="188.26mm"/>
    </style:style>
    <style:style style:name="co29" style:family="table-column">
      <style:table-column-properties fo:break-before="auto" style:column-width="38.68mm"/>
    </style:style>
    <style:style style:name="co30" style:family="table-column">
      <style:table-column-properties fo:break-before="auto" style:column-width="95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19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font-name="Liberation Mono"/>
    </style:style>
    <style:style style:name="ce22" style:family="table-cell" style:parent-style-name="Default" style:data-style-name="N113">
      <style:table-cell-properties style:rotation-align="none"/>
      <style:text-properties style:font-name="Liberation Mono"/>
    </style:style>
    <style:style style:name="ce2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10" style:family="table-cell" style:parent-style-name="Default">
      <style:text-properties style:font-name="Liberation Mono" fo:font-size="11pt" style:font-size-asian="11pt" style:font-size-complex="11pt"/>
    </style:style>
    <style:style style:name="ce11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8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32" style:family="table-cell" style:parent-style-name="Default">
      <style:text-properties style:font-name="Liberation Mono" fo:font-size="12pt" style:font-size-asian="12pt" style:font-size-complex="12pt"/>
    </style:style>
    <style:style style:name="ce93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94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2pt" style:font-size-asian="12pt" style:font-size-complex="12pt"/>
    </style:style>
    <style:style style:name="ce99" style:family="table-cell" style:parent-style-name="Default">
      <style:table-cell-properties style:vertical-align="middl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normal" style:font-size-asian="12pt" style:font-weight-asian="normal" style:font-name-complex="Lohit Devanagari" style:font-size-complex="12pt" style:font-weight-complex="normal"/>
    </style:style>
    <style:style style:name="ce102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10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53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F$2:$Category.$F$40])" table:allow-empty-cell="false" table:display-list="unsorted" table:base-cell-address="Category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J47">
          <table:error-message table:message-type="stop" table:display="true"/>
        </table:content-validation>
        <table:content-validation table:name="val3" table:condition="of:cell-content-is-in-list([$Category.$F$2:$Category.$F$43])" table:allow-empty-cell="false" table:display-list="unsorted" table:base-cell-address="Category.B2">
          <table:error-message table:message-type="stop" table:display="true"/>
        </table:content-validation>
        <table:content-validation table:name="val4" table:condition="of:cell-content-is-in-list([$Category.$F$2:$Category.$F$43])" table:allow-empty-cell="false" table:display-list="unsorted" table:base-cell-address="Category.B39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number-columns-repeated="1014" table:default-cell-style-name="ce20"/>
        <table:table-column table:style-name="co8" table:number-columns-repeated="2" table:default-cell-style-name="Default"/>
        <table:table-row table:style-name="ro1">
          <table:table-cell table:style-name="ce16" table:number-columns-repeated="3"/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Category</text:p>
          </table:table-cell>
          <table:table-cell table:style-name="ce16" table:number-columns-repeated="2"/>
          <table:table-cell table:style-name="ce16" office:value-type="string" calcext:value-type="string">
            <text:p>Database Table Insert</text:p>
          </table:table-cell>
          <table:table-cell table:style-name="ce16" table:number-columns-repeated="1014"/>
          <table:table-cell table:style-name="ce23" table:number-columns-repeated="2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ousing Expenses</text:p>
          </table:table-cell>
          <table:table-cell table:style-name="ce2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]&amp;&quot;','&quot;&amp;[.E2]&amp;&quot;','&quot;&amp;[.F2]&amp;&quot;');&quot;" office:value-type="string" office:string-value="INSERT INTO wcategory (cat_code,cat_name,cat_status) VALUES ('A00','Housing Expenses','1');" calcext:value-type="string">
            <text:p>INSERT INTO wcategory (cat_code,cat_name,cat_status) VALUES ('A00','Housing Expens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Mortgage</text:p>
          </table:table-cell>
          <table:table-cell table:style-name="ce2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]&amp;&quot;','&quot;&amp;[.E3]&amp;&quot;','&quot;&amp;[.F3]&amp;&quot;');&quot;" office:value-type="string" office:string-value="INSERT INTO wcategory (cat_code,cat_name,cat_status) VALUES ('A01','Mortgage','1');" calcext:value-type="string">
            <text:p>INSERT INTO wcategory (cat_code,cat_name,cat_status) VALUES ('A01','Mortgag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Rent</text:p>
          </table:table-cell>
          <table:table-cell table:style-name="ce2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]&amp;&quot;','&quot;&amp;[.E4]&amp;&quot;','&quot;&amp;[.F4]&amp;&quot;');&quot;" office:value-type="string" office:string-value="INSERT INTO wcategory (cat_code,cat_name,cat_status) VALUES ('A02','Rent','1');" calcext:value-type="string">
            <text:p>INSERT INTO wcategory (cat_code,cat_name,cat_status) VALUES ('A02','Ren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Electricity</text:p>
          </table:table-cell>
          <table:table-cell table:style-name="ce2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5]&amp;&quot;','&quot;&amp;[.E5]&amp;&quot;','&quot;&amp;[.F5]&amp;&quot;');&quot;" office:value-type="string" office:string-value="INSERT INTO wcategory (cat_code,cat_name,cat_status) VALUES ('A03','Electricity','1');" calcext:value-type="string">
            <text:p>INSERT INTO wcategory (cat_code,cat_name,cat_status) VALUES ('A03','Electricity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Internet/Phone</text:p>
          </table:table-cell>
          <table:table-cell table:style-name="ce2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6]&amp;&quot;','&quot;&amp;[.E6]&amp;&quot;','&quot;&amp;[.F6]&amp;&quot;');&quot;" office:value-type="string" office:string-value="INSERT INTO wcategory (cat_code,cat_name,cat_status) VALUES ('A04','Internet/Phone','1');" calcext:value-type="string">
            <text:p>INSERT INTO wcategory (cat_code,cat_name,cat_status) VALUES ('A04','Internet/Phon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Household Items/Supplies</text:p>
          </table:table-cell>
          <table:table-cell table:style-name="ce22"/>
          <table:table-cell table:formula="of:=IF(ISTEXT([.A7]); CONCATENATE([.A7];TEXT(&quot;0&quot;;&quot;00&quot;)); CONCATENATE(&quot;A&quot;;TEXT([.A7];&quot;00&quot;)))" office:value-type="string" office:string-value="A05" calcext:value-type="string">
            <text:p>A05</text:p>
          </table:table-cell>
          <table:table-cell table:formula="of:=[.B7]" office:value-type="string" office:string-value="Household Items/Supplies" calcext:value-type="string">
            <text:p>Household Items/Suppl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7]&amp;&quot;','&quot;&amp;[.E7]&amp;&quot;','&quot;&amp;[.F7]&amp;&quot;');&quot;" office:value-type="string" office:string-value="INSERT INTO wcategory (cat_code,cat_name,cat_status) VALUES ('A05','Household Items/Supplies','1');" calcext:value-type="string">
            <text:p>INSERT INTO wcategory (cat_code,cat_name,cat_status) VALUES ('A05','Household Items/Suppl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8]); CONCATENATE([.A8];TEXT(&quot;0&quot;;&quot;00&quot;)); CONCATENATE(&quot;A&quot;;TEXT([.A8];&quot;00&quot;)))" office:value-type="string" office:string-value="A99" calcext:value-type="string">
            <text:p>A99</text:p>
          </table:table-cell>
          <table:table-cell table:formula="of:=[.B8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8]&amp;&quot;','&quot;&amp;[.E8]&amp;&quot;','&quot;&amp;[.F8]&amp;&quot;');&quot;" office:value-type="string" office:string-value="INSERT INTO wcategory (cat_code,cat_name,cat_status) VALUES ('A99','Other','1');" calcext:value-type="string">
            <text:p>INSERT INTO wcategory (cat_code,cat_name,cat_status) VALUES ('A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ansportation</text:p>
          </table:table-cell>
          <table:table-cell table:style-name="ce22"/>
          <table:table-cell table:formula="of:=IF(ISTEXT([.A9]); CONCATENATE([.A9];TEXT(&quot;0&quot;;&quot;00&quot;)); CONCATENATE(&quot;A&quot;;TEXT([.A9];&quot;00&quot;)))" office:value-type="string" office:string-value="B00" calcext:value-type="string">
            <text:p>B00</text:p>
          </table:table-cell>
          <table:table-cell table:formula="of:=[.B9]" office:value-type="string" office:string-value="Transportation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9]&amp;&quot;','&quot;&amp;[.E9]&amp;&quot;','&quot;&amp;[.F9]&amp;&quot;');&quot;" office:value-type="string" office:string-value="INSERT INTO wcategory (cat_code,cat_name,cat_status) VALUES ('B00','Transportation','1');" calcext:value-type="string">
            <text:p>INSERT INTO wcategory (cat_code,cat_name,cat_status) VALUES ('B00','Transportation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Fuel</text:p>
          </table:table-cell>
          <table:table-cell table:style-name="ce22"/>
          <table:table-cell table:formula="of:=IF(ISTEXT([.A10]); CONCATENATE([.A10];TEXT(&quot;0&quot;;&quot;00&quot;)); CONCATENATE(&quot;B&quot;;TEXT([.A10];&quot;00&quot;)))" office:value-type="string" office:string-value="B01" calcext:value-type="string">
            <text:p>B01</text:p>
          </table:table-cell>
          <table:table-cell table:formula="of:=[.B10]" office:value-type="string" office:string-value="Fuel" calcext:value-type="string">
            <text:p>Fuel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0]&amp;&quot;','&quot;&amp;[.E10]&amp;&quot;','&quot;&amp;[.F10]&amp;&quot;');&quot;" office:value-type="string" office:string-value="INSERT INTO wcategory (cat_code,cat_name,cat_status) VALUES ('B01','Fuel','1');" calcext:value-type="string">
            <text:p>INSERT INTO wcategory (cat_code,cat_name,cat_status) VALUES ('B01','Fuel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1]); CONCATENATE([.A11];TEXT(&quot;0&quot;;&quot;00&quot;)); CONCATENATE(&quot;B&quot;;TEXT([.A11];&quot;00&quot;)))" office:value-type="string" office:string-value="B02" calcext:value-type="string">
            <text:p>B02</text:p>
          </table:table-cell>
          <table:table-cell table:formula="of:=[.B11]" office:value-type="string" office:string-value="Insurance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1]&amp;&quot;','&quot;&amp;[.E11]&amp;&quot;','&quot;&amp;[.F11]&amp;&quot;');&quot;" office:value-type="string" office:string-value="INSERT INTO wcategory (cat_code,cat_name,cat_status) VALUES ('B02','Insurance','1');" calcext:value-type="string">
            <text:p>INSERT INTO wcategory (cat_code,cat_name,cat_status) VALUES ('B02','Insuran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Registration</text:p>
          </table:table-cell>
          <table:table-cell table:style-name="ce22"/>
          <table:table-cell table:formula="of:=IF(ISTEXT([.A12]); CONCATENATE([.A12];TEXT(&quot;0&quot;;&quot;00&quot;)); CONCATENATE(&quot;B&quot;;TEXT([.A12];&quot;00&quot;)))" office:value-type="string" office:string-value="B03" calcext:value-type="string">
            <text:p>B03</text:p>
          </table:table-cell>
          <table:table-cell table:formula="of:=[.B12]" office:value-type="string" office:string-value="Registration" calcext:value-type="string">
            <text:p>Registra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2]&amp;&quot;','&quot;&amp;[.E12]&amp;&quot;','&quot;&amp;[.F12]&amp;&quot;');&quot;" office:value-type="string" office:string-value="INSERT INTO wcategory (cat_code,cat_name,cat_status) VALUES ('B03','Registration','1');" calcext:value-type="string">
            <text:p>INSERT INTO wcategory (cat_code,cat_name,cat_status) VALUES ('B03','Registration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Car Service</text:p>
          </table:table-cell>
          <table:table-cell table:style-name="ce22"/>
          <table:table-cell table:formula="of:=IF(ISTEXT([.A13]); CONCATENATE([.A13];TEXT(&quot;0&quot;;&quot;00&quot;)); CONCATENATE(&quot;B&quot;;TEXT([.A13];&quot;00&quot;)))" office:value-type="string" office:string-value="B04" calcext:value-type="string">
            <text:p>B04</text:p>
          </table:table-cell>
          <table:table-cell table:formula="of:=[.B13]" office:value-type="string" office:string-value="Car Service" calcext:value-type="string">
            <text:p>Car Servi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3]&amp;&quot;','&quot;&amp;[.E13]&amp;&quot;','&quot;&amp;[.F13]&amp;&quot;');&quot;" office:value-type="string" office:string-value="INSERT INTO wcategory (cat_code,cat_name,cat_status) VALUES ('B04','Car Service','1');" calcext:value-type="string">
            <text:p>INSERT INTO wcategory (cat_code,cat_name,cat_status) VALUES ('B04','Car Servi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Fare</text:p>
          </table:table-cell>
          <table:table-cell table:style-name="ce22"/>
          <table:table-cell table:formula="of:=IF(ISTEXT([.A14]); CONCATENATE([.A14];TEXT(&quot;0&quot;;&quot;00&quot;)); CONCATENATE(&quot;B&quot;;TEXT([.A14];&quot;00&quot;)))" office:value-type="string" office:string-value="B05" calcext:value-type="string">
            <text:p>B05</text:p>
          </table:table-cell>
          <table:table-cell table:formula="of:=[.B14]" office:value-type="string" office:string-value="Fare" calcext:value-type="string">
            <text:p>F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4]&amp;&quot;','&quot;&amp;[.E14]&amp;&quot;','&quot;&amp;[.F14]&amp;&quot;');&quot;" office:value-type="string" office:string-value="INSERT INTO wcategory (cat_code,cat_name,cat_status) VALUES ('B05','Fare','1');" calcext:value-type="string">
            <text:p>INSERT INTO wcategory (cat_code,cat_name,cat_status) VALUES ('B05','Far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Parking Fee</text:p>
          </table:table-cell>
          <table:table-cell table:style-name="ce22"/>
          <table:table-cell table:formula="of:=IF(ISTEXT([.A15]); CONCATENATE([.A15];TEXT(&quot;0&quot;;&quot;00&quot;)); CONCATENATE(&quot;B&quot;;TEXT([.A15];&quot;00&quot;)))" office:value-type="string" office:string-value="B06" calcext:value-type="string">
            <text:p>B06</text:p>
          </table:table-cell>
          <table:table-cell table:formula="of:=[.B15]" office:value-type="string" office:string-value="Parking Fee" calcext:value-type="string">
            <text:p>Parking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5]&amp;&quot;','&quot;&amp;[.E15]&amp;&quot;','&quot;&amp;[.F15]&amp;&quot;');&quot;" office:value-type="string" office:string-value="INSERT INTO wcategory (cat_code,cat_name,cat_status) VALUES ('B06','Parking Fee','1');" calcext:value-type="string">
            <text:p>INSERT INTO wcategory (cat_code,cat_name,cat_status) VALUES ('B06','Parking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Fines</text:p>
          </table:table-cell>
          <table:table-cell table:style-name="ce22"/>
          <table:table-cell table:formula="of:=IF(ISTEXT([.A16]); CONCATENATE([.A16];TEXT(&quot;0&quot;;&quot;00&quot;)); CONCATENATE(&quot;B&quot;;TEXT([.A16];&quot;00&quot;)))" office:value-type="string" office:string-value="B07" calcext:value-type="string">
            <text:p>B07</text:p>
          </table:table-cell>
          <table:table-cell table:formula="of:=[.B16]" office:value-type="string" office:string-value="Fines" calcext:value-type="string">
            <text:p>Fi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6]&amp;&quot;','&quot;&amp;[.E16]&amp;&quot;','&quot;&amp;[.F16]&amp;&quot;');&quot;" office:value-type="string" office:string-value="INSERT INTO wcategory (cat_code,cat_name,cat_status) VALUES ('B07','Fines','1');" calcext:value-type="string">
            <text:p>INSERT INTO wcategory (cat_code,cat_name,cat_status) VALUES ('B07','Fin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17]); CONCATENATE([.A17];TEXT(&quot;0&quot;;&quot;00&quot;)); CONCATENATE(&quot;B&quot;;TEXT([.A17];&quot;00&quot;)))" office:value-type="string" office:string-value="B99" calcext:value-type="string">
            <text:p>B99</text:p>
          </table:table-cell>
          <table:table-cell table:formula="of:=[.B17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7]&amp;&quot;','&quot;&amp;[.E17]&amp;&quot;','&quot;&amp;[.F17]&amp;&quot;');&quot;" office:value-type="string" office:string-value="INSERT INTO wcategory (cat_code,cat_name,cat_status) VALUES ('B99','Other','1');" calcext:value-type="string">
            <text:p>INSERT INTO wcategory (cat_code,cat_name,cat_status) VALUES ('B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dical/Health</text:p>
          </table:table-cell>
          <table:table-cell table:style-name="ce22"/>
          <table:table-cell table:formula="of:=IF(ISTEXT([.A18]); CONCATENATE([.A18];TEXT(&quot;0&quot;;&quot;00&quot;)); CONCATENATE(&quot;A&quot;;TEXT([.A18];&quot;00&quot;)))" office:value-type="string" office:string-value="C00" calcext:value-type="string">
            <text:p>C00</text:p>
          </table:table-cell>
          <table:table-cell table:formula="of:=[.B18]" office:value-type="string" office:string-value="Medical/Health" calcext:value-type="string">
            <text:p>Medical/Health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8]&amp;&quot;','&quot;&amp;[.E18]&amp;&quot;','&quot;&amp;[.F18]&amp;&quot;');&quot;" office:value-type="string" office:string-value="INSERT INTO wcategory (cat_code,cat_name,cat_status) VALUES ('C00','Medical/Health','1');" calcext:value-type="string">
            <text:p>INSERT INTO wcategory (cat_code,cat_name,cat_status) VALUES ('C00','Medical/Health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9]); CONCATENATE([.A19];TEXT(&quot;0&quot;;&quot;00&quot;)); CONCATENATE(&quot;C&quot;;TEXT([.A19];&quot;00&quot;)))" office:value-type="string" office:string-value="C01" calcext:value-type="string">
            <text:p>C01</text:p>
          </table:table-cell>
          <table:table-cell table:formula="of:=[.B19]" office:value-type="string" office:string-value="Insurance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9]&amp;&quot;','&quot;&amp;[.E19]&amp;&quot;','&quot;&amp;[.F19]&amp;&quot;');&quot;" office:value-type="string" office:string-value="INSERT INTO wcategory (cat_code,cat_name,cat_status) VALUES ('C01','Insurance','1');" calcext:value-type="string">
            <text:p>INSERT INTO wcategory (cat_code,cat_name,cat_status) VALUES ('C01','Insuran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edical Service</text:p>
          </table:table-cell>
          <table:table-cell table:style-name="ce22"/>
          <table:table-cell table:formula="of:=IF(ISTEXT([.A20]); CONCATENATE([.A20];TEXT(&quot;0&quot;;&quot;00&quot;)); CONCATENATE(&quot;C&quot;;TEXT([.A20];&quot;00&quot;)))" office:value-type="string" office:string-value="C02" calcext:value-type="string">
            <text:p>C02</text:p>
          </table:table-cell>
          <table:table-cell table:formula="of:=[.B20]" office:value-type="string" office:string-value="Medical Service" calcext:value-type="string">
            <text:p>Medical Servi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0]&amp;&quot;','&quot;&amp;[.E20]&amp;&quot;','&quot;&amp;[.F20]&amp;&quot;');&quot;" office:value-type="string" office:string-value="INSERT INTO wcategory (cat_code,cat_name,cat_status) VALUES ('C02','Medical Service','1');" calcext:value-type="string">
            <text:p>INSERT INTO wcategory (cat_code,cat_name,cat_status) VALUES ('C02','Medical Servi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Medicine/Drugs</text:p>
          </table:table-cell>
          <table:table-cell table:style-name="ce22"/>
          <table:table-cell table:formula="of:=IF(ISTEXT([.A21]); CONCATENATE([.A21];TEXT(&quot;0&quot;;&quot;00&quot;)); CONCATENATE(&quot;C&quot;;TEXT([.A21];&quot;00&quot;)))" office:value-type="string" office:string-value="C03" calcext:value-type="string">
            <text:p>C03</text:p>
          </table:table-cell>
          <table:table-cell table:formula="of:=[.B21]" office:value-type="string" office:string-value="Medicine/Drugs" calcext:value-type="string">
            <text:p>Medicine/Drug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1]&amp;&quot;','&quot;&amp;[.E21]&amp;&quot;','&quot;&amp;[.F21]&amp;&quot;');&quot;" office:value-type="string" office:string-value="INSERT INTO wcategory (cat_code,cat_name,cat_status) VALUES ('C03','Medicine/Drugs','1');" calcext:value-type="string">
            <text:p>INSERT INTO wcategory (cat_code,cat_name,cat_status) VALUES ('C03','Medicine/Drug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Health Club</text:p>
          </table:table-cell>
          <table:table-cell table:style-name="ce22"/>
          <table:table-cell table:formula="of:=IF(ISTEXT([.A22]); CONCATENATE([.A22];TEXT(&quot;0&quot;;&quot;00&quot;)); CONCATENATE(&quot;C&quot;;TEXT([.A22];&quot;00&quot;)))" office:value-type="string" office:string-value="C04" calcext:value-type="string">
            <text:p>C04</text:p>
          </table:table-cell>
          <table:table-cell table:formula="of:=[.B22]" office:value-type="string" office:string-value="Health Club" calcext:value-type="string">
            <text:p>Health Club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2]&amp;&quot;','&quot;&amp;[.E22]&amp;&quot;','&quot;&amp;[.F22]&amp;&quot;');&quot;" office:value-type="string" office:string-value="INSERT INTO wcategory (cat_code,cat_name,cat_status) VALUES ('C04','Health Club','1');" calcext:value-type="string">
            <text:p>INSERT INTO wcategory (cat_code,cat_name,cat_status) VALUES ('C04','Health Club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23]); CONCATENATE([.A23];TEXT(&quot;0&quot;;&quot;00&quot;)); CONCATENATE(&quot;C&quot;;TEXT([.A23];&quot;00&quot;)))" office:value-type="string" office:string-value="C99" calcext:value-type="string">
            <text:p>C99</text:p>
          </table:table-cell>
          <table:table-cell table:formula="of:=[.B23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3]&amp;&quot;','&quot;&amp;[.E23]&amp;&quot;','&quot;&amp;[.F23]&amp;&quot;');&quot;" office:value-type="string" office:string-value="INSERT INTO wcategory (cat_code,cat_name,cat_status) VALUES ('C99','Other','1');" calcext:value-type="string">
            <text:p>INSERT INTO wcategory (cat_code,cat_name,cat_status) VALUES ('C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Daily Living</text:p>
          </table:table-cell>
          <table:table-cell table:style-name="ce22"/>
          <table:table-cell table:formula="of:=IF(ISTEXT([.A24]); CONCATENATE([.A24];TEXT(&quot;0&quot;;&quot;00&quot;)); CONCATENATE(&quot;A&quot;;TEXT([.A24];&quot;00&quot;)))" office:value-type="string" office:string-value="D00" calcext:value-type="string">
            <text:p>D00</text:p>
          </table:table-cell>
          <table:table-cell table:formula="of:=[.B24]" office:value-type="string" office:string-value="Daily Living" calcext:value-type="string">
            <text:p>Daily Liv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4]&amp;&quot;','&quot;&amp;[.E24]&amp;&quot;','&quot;&amp;[.F24]&amp;&quot;');&quot;" office:value-type="string" office:string-value="INSERT INTO wcategory (cat_code,cat_name,cat_status) VALUES ('D00','Daily Living','1');" calcext:value-type="string">
            <text:p>INSERT INTO wcategory (cat_code,cat_name,cat_status) VALUES ('D00','Daily Living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Groceries</text:p>
          </table:table-cell>
          <table:table-cell table:style-name="ce22"/>
          <table:table-cell table:formula="of:=IF(ISTEXT([.A25]); CONCATENATE([.A25];TEXT(&quot;0&quot;;&quot;00&quot;)); CONCATENATE(&quot;D&quot;;TEXT([.A25];&quot;00&quot;)))" office:value-type="string" office:string-value="D01" calcext:value-type="string">
            <text:p>D01</text:p>
          </table:table-cell>
          <table:table-cell table:formula="of:=[.B25]" office:value-type="string" office:string-value="Groceries" calcext:value-type="string">
            <text:p>Grocer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5]&amp;&quot;','&quot;&amp;[.E25]&amp;&quot;','&quot;&amp;[.F25]&amp;&quot;');&quot;" office:value-type="string" office:string-value="INSERT INTO wcategory (cat_code,cat_name,cat_status) VALUES ('D01','Groceries','1');" calcext:value-type="string">
            <text:p>INSERT INTO wcategory (cat_code,cat_name,cat_status) VALUES ('D01','Grocer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Alcohol</text:p>
          </table:table-cell>
          <table:table-cell table:style-name="ce22"/>
          <table:table-cell table:formula="of:=IF(ISTEXT([.A26]); CONCATENATE([.A26];TEXT(&quot;0&quot;;&quot;00&quot;)); CONCATENATE(&quot;D&quot;;TEXT([.A26];&quot;00&quot;)))" office:value-type="string" office:string-value="D02" calcext:value-type="string">
            <text:p>D02</text:p>
          </table:table-cell>
          <table:table-cell table:formula="of:=[.B26]" office:value-type="string" office:string-value="Alcohol" calcext:value-type="string">
            <text:p>Alcohol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6]&amp;&quot;','&quot;&amp;[.E26]&amp;&quot;','&quot;&amp;[.F26]&amp;&quot;');&quot;" office:value-type="string" office:string-value="INSERT INTO wcategory (cat_code,cat_name,cat_status) VALUES ('D02','Alcohol','1');" calcext:value-type="string">
            <text:p>INSERT INTO wcategory (cat_code,cat_name,cat_status) VALUES ('D02','Alcohol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Clothing/shoes</text:p>
          </table:table-cell>
          <table:table-cell table:style-name="ce22"/>
          <table:table-cell table:formula="of:=IF(ISTEXT([.A27]); CONCATENATE([.A27];TEXT(&quot;0&quot;;&quot;00&quot;)); CONCATENATE(&quot;D&quot;;TEXT([.A27];&quot;00&quot;)))" office:value-type="string" office:string-value="D03" calcext:value-type="string">
            <text:p>D03</text:p>
          </table:table-cell>
          <table:table-cell table:formula="of:=[.B27]" office:value-type="string" office:string-value="Clothing/shoes" calcext:value-type="string">
            <text:p>Clothing/sho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7]&amp;&quot;','&quot;&amp;[.E27]&amp;&quot;','&quot;&amp;[.F27]&amp;&quot;');&quot;" office:value-type="string" office:string-value="INSERT INTO wcategory (cat_code,cat_name,cat_status) VALUES ('D03','Clothing/shoes','1');" calcext:value-type="string">
            <text:p>INSERT INTO wcategory (cat_code,cat_name,cat_status) VALUES ('D03','Clothing/sho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Education/Lessons</text:p>
          </table:table-cell>
          <table:table-cell table:style-name="ce22"/>
          <table:table-cell table:formula="of:=IF(ISTEXT([.A28]); CONCATENATE([.A28];TEXT(&quot;0&quot;;&quot;00&quot;)); CONCATENATE(&quot;D&quot;;TEXT([.A28];&quot;00&quot;)))" office:value-type="string" office:string-value="D04" calcext:value-type="string">
            <text:p>D04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8]&amp;&quot;','&quot;&amp;[.E28]&amp;&quot;','&quot;&amp;[.F28]&amp;&quot;');&quot;" office:value-type="string" office:string-value="INSERT INTO wcategory (cat_code,cat_name,cat_status) VALUES ('D04','Education/Lessons','1');" calcext:value-type="string">
            <text:p>INSERT INTO wcategory (cat_code,cat_name,cat_status) VALUES ('D04','Education/Lesson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Dining/Eating Out</text:p>
          </table:table-cell>
          <table:table-cell table:style-name="ce22"/>
          <table:table-cell table:formula="of:=IF(ISTEXT([.A29]); CONCATENATE([.A29];TEXT(&quot;0&quot;;&quot;00&quot;)); CONCATENATE(&quot;D&quot;;TEXT([.A29];&quot;00&quot;)))" office:value-type="string" office:string-value="D05" calcext:value-type="string">
            <text:p>D05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9]&amp;&quot;','&quot;&amp;[.E29]&amp;&quot;','&quot;&amp;[.F29]&amp;&quot;');&quot;" office:value-type="string" office:string-value="INSERT INTO wcategory (cat_code,cat_name,cat_status) VALUES ('D05','Dining/Eating Out','1');" calcext:value-type="string">
            <text:p>INSERT INTO wcategory (cat_code,cat_name,cat_status) VALUES ('D05','Dining/Eating Ou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Office Supplies</text:p>
          </table:table-cell>
          <table:table-cell table:style-name="ce22"/>
          <table:table-cell table:formula="of:=IF(ISTEXT([.A30]); CONCATENATE([.A30];TEXT(&quot;0&quot;;&quot;00&quot;)); CONCATENATE(&quot;D&quot;;TEXT([.A30];&quot;00&quot;)))" office:value-type="string" office:string-value="D06" calcext:value-type="string">
            <text:p>D06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0]&amp;&quot;','&quot;&amp;[.E30]&amp;&quot;','&quot;&amp;[.F30]&amp;&quot;');&quot;" office:value-type="string" office:string-value="INSERT INTO wcategory (cat_code,cat_name,cat_status) VALUES ('D06','Office Supplies','1');" calcext:value-type="string">
            <text:p>INSERT INTO wcategory (cat_code,cat_name,cat_status) VALUES ('D06','Office Suppl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Gifts</text:p>
          </table:table-cell>
          <table:table-cell table:style-name="ce22"/>
          <table:table-cell table:formula="of:=IF(ISTEXT([.A31]); CONCATENATE([.A31];TEXT(&quot;0&quot;;&quot;00&quot;)); CONCATENATE(&quot;D&quot;;TEXT([.A31];&quot;00&quot;)))" office:value-type="string" office:string-value="D07" calcext:value-type="string">
            <text:p>D07</text:p>
          </table:table-cell>
          <table:table-cell table:formula="of:=[.B31]" office:value-type="string" office:string-value="Gifts" calcext:value-type="string">
            <text:p>Gift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1]&amp;&quot;','&quot;&amp;[.E31]&amp;&quot;','&quot;&amp;[.F31]&amp;&quot;');&quot;" office:value-type="string" office:string-value="INSERT INTO wcategory (cat_code,cat_name,cat_status) VALUES ('D07','Gifts','1');" calcext:value-type="string">
            <text:p>INSERT INTO wcategory (cat_code,cat_name,cat_status) VALUES ('D07','Gift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17" office:value-type="string" calcext:value-type="string">
            <text:p>Bank Fee</text:p>
          </table:table-cell>
          <table:table-cell table:style-name="ce22"/>
          <table:table-cell table:formula="of:=IF(ISTEXT([.A32]); CONCATENATE([.A32];TEXT(&quot;0&quot;;&quot;00&quot;)); CONCATENATE(&quot;D&quot;;TEXT([.A32];&quot;00&quot;)))" office:value-type="string" office:string-value="D08" calcext:value-type="string">
            <text:p>D08</text:p>
          </table:table-cell>
          <table:table-cell table:formula="of:=[.B32]" office:value-type="string" office:string-value="Bank Fee" calcext:value-type="string">
            <text:p>Bank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2]&amp;&quot;','&quot;&amp;[.E32]&amp;&quot;','&quot;&amp;[.F32]&amp;&quot;');&quot;" office:value-type="string" office:string-value="INSERT INTO wcategory (cat_code,cat_name,cat_status) VALUES ('D08','Bank Fee','1');" calcext:value-type="string">
            <text:p>INSERT INTO wcategory (cat_code,cat_name,cat_status) VALUES ('D08','Bank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 table:style-name="ce17" office:value-type="string" calcext:value-type="string">
            <text:p>License Fee</text:p>
          </table:table-cell>
          <table:table-cell table:style-name="ce22"/>
          <table:table-cell table:formula="of:=IF(ISTEXT([.A33]); CONCATENATE([.A33];TEXT(&quot;0&quot;;&quot;00&quot;)); CONCATENATE(&quot;D&quot;;TEXT([.A33];&quot;00&quot;)))" office:value-type="string" office:string-value="D09" calcext:value-type="string">
            <text:p>D09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3]&amp;&quot;','&quot;&amp;[.E33]&amp;&quot;','&quot;&amp;[.F33]&amp;&quot;');&quot;" office:value-type="string" office:string-value="INSERT INTO wcategory (cat_code,cat_name,cat_status) VALUES ('D09','License Fee','1');" calcext:value-type="string">
            <text:p>INSERT INTO wcategory (cat_code,cat_name,cat_status) VALUES ('D09','License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Annual Fee</text:p>
          </table:table-cell>
          <table:table-cell table:style-name="ce22"/>
          <table:table-cell table:formula="of:=IF(ISTEXT([.A34]); CONCATENATE([.A34];TEXT(&quot;0&quot;;&quot;00&quot;)); CONCATENATE(&quot;D&quot;;TEXT([.A34];&quot;00&quot;)))" office:value-type="string" office:string-value="D10" calcext:value-type="string">
            <text:p>D10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4]&amp;&quot;','&quot;&amp;[.E34]&amp;&quot;','&quot;&amp;[.F34]&amp;&quot;');&quot;" office:value-type="string" office:string-value="INSERT INTO wcategory (cat_code,cat_name,cat_status) VALUES ('D10','Annual Fee','1');" calcext:value-type="string">
            <text:p>INSERT INTO wcategory (cat_code,cat_name,cat_status) VALUES ('D10','Annual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7" office:value-type="string" calcext:value-type="string">
            <text:p>Mobile Phone Fee</text:p>
          </table:table-cell>
          <table:table-cell table:style-name="ce22"/>
          <table:table-cell table:formula="of:=IF(ISTEXT([.A35]); CONCATENATE([.A35];TEXT(&quot;0&quot;;&quot;00&quot;)); CONCATENATE(&quot;D&quot;;TEXT([.A35];&quot;00&quot;)))" office:value-type="string" office:string-value="D11" calcext:value-type="string">
            <text:p>D11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5]&amp;&quot;','&quot;&amp;[.E35]&amp;&quot;','&quot;&amp;[.F35]&amp;&quot;');&quot;" office:value-type="string" office:string-value="INSERT INTO wcategory (cat_code,cat_name,cat_status) VALUES ('D11','Mobile Phone Fee','1');" calcext:value-type="string">
            <text:p>INSERT INTO wcategory (cat_code,cat_name,cat_status) VALUES ('D11','Mobile Phone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36]); CONCATENATE([.A36];TEXT(&quot;0&quot;;&quot;00&quot;)); CONCATENATE(&quot;D&quot;;TEXT([.A36];&quot;00&quot;)))" office:value-type="string" office:string-value="D99" calcext:value-type="string">
            <text:p>D99</text:p>
          </table:table-cell>
          <table:table-cell table:formula="of:=[.B36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6]&amp;&quot;','&quot;&amp;[.E36]&amp;&quot;','&quot;&amp;[.F36]&amp;&quot;');&quot;" office:value-type="string" office:string-value="INSERT INTO wcategory (cat_code,cat_name,cat_status) VALUES ('D99','Other','1');" calcext:value-type="string">
            <text:p>INSERT INTO wcategory (cat_code,cat_name,cat_status) VALUES ('D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Entertainment</text:p>
          </table:table-cell>
          <table:table-cell table:style-name="ce22"/>
          <table:table-cell table:formula="of:=IF(ISTEXT([.A37]); CONCATENATE([.A37];TEXT(&quot;0&quot;;&quot;00&quot;)); CONCATENATE(&quot;E&quot;;TEXT([.A37];&quot;00&quot;)))" office:value-type="string" office:string-value="E00" calcext:value-type="string">
            <text:p>E00</text:p>
          </table:table-cell>
          <table:table-cell table:formula="of:=[.B37]" office:value-type="string" office:string-value="Entertainment" calcext:value-type="string">
            <text:p>Entertainm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7]&amp;&quot;','&quot;&amp;[.E37]&amp;&quot;','&quot;&amp;[.F37]&amp;&quot;');&quot;" office:value-type="string" office:string-value="INSERT INTO wcategory (cat_code,cat_name,cat_status) VALUES ('E00','Entertainment','1');" calcext:value-type="string">
            <text:p>INSERT INTO wcategory (cat_code,cat_name,cat_status) VALUES ('E00','Entertainmen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Travel/Vacation</text:p>
          </table:table-cell>
          <table:table-cell table:style-name="ce22"/>
          <table:table-cell table:formula="of:=IF(ISTEXT([.A38]); CONCATENATE([.A38];TEXT(&quot;0&quot;;&quot;00&quot;)); CONCATENATE(&quot;E&quot;;TEXT([.A38];&quot;00&quot;)))" office:value-type="string" office:string-value="E01" calcext:value-type="string">
            <text:p>E01</text:p>
          </table:table-cell>
          <table:table-cell table:formula="of:=[.B38]" office:value-type="string" office:string-value="Travel/Vacation" calcext:value-type="string">
            <text:p>Travel/Vaca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8]&amp;&quot;','&quot;&amp;[.E38]&amp;&quot;','&quot;&amp;[.F38]&amp;&quot;');&quot;" office:value-type="string" office:string-value="INSERT INTO wcategory (cat_code,cat_name,cat_status) VALUES ('E01','Travel/Vacation','1');" calcext:value-type="string">
            <text:p>INSERT INTO wcategory (cat_code,cat_name,cat_status) VALUES ('E01','Travel/Vacation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ovies</text:p>
          </table:table-cell>
          <table:table-cell table:style-name="ce22"/>
          <table:table-cell table:formula="of:=IF(ISTEXT([.A39]); CONCATENATE([.A39];TEXT(&quot;0&quot;;&quot;00&quot;)); CONCATENATE(&quot;E&quot;;TEXT([.A39];&quot;00&quot;)))" office:value-type="string" office:string-value="E02" calcext:value-type="string">
            <text:p>E02</text:p>
          </table:table-cell>
          <table:table-cell table:formula="of:=[.B39]" office:value-type="string" office:string-value="Movies" calcext:value-type="string">
            <text:p>Mov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9]&amp;&quot;','&quot;&amp;[.E39]&amp;&quot;','&quot;&amp;[.F39]&amp;&quot;');&quot;" office:value-type="string" office:string-value="INSERT INTO wcategory (cat_code,cat_name,cat_status) VALUES ('E02','Movies','1');" calcext:value-type="string">
            <text:p>INSERT INTO wcategory (cat_code,cat_name,cat_status) VALUES ('E02','Mov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Activities</text:p>
          </table:table-cell>
          <table:table-cell table:style-name="ce22"/>
          <table:table-cell table:formula="of:=IF(ISTEXT([.A40]); CONCATENATE([.A40];TEXT(&quot;0&quot;;&quot;00&quot;)); CONCATENATE(&quot;E&quot;;TEXT([.A40];&quot;00&quot;)))" office:value-type="string" office:string-value="E03" calcext:value-type="string">
            <text:p>E03</text:p>
          </table:table-cell>
          <table:table-cell table:formula="of:=[.B40]" office:value-type="string" office:string-value="Activities" calcext:value-type="string">
            <text:p>Activit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0]&amp;&quot;','&quot;&amp;[.E40]&amp;&quot;','&quot;&amp;[.F40]&amp;&quot;');&quot;" office:value-type="string" office:string-value="INSERT INTO wcategory (cat_code,cat_name,cat_status) VALUES ('E03','Activities','1');" calcext:value-type="string">
            <text:p>INSERT INTO wcategory (cat_code,cat_name,cat_status) VALUES ('E03','Activit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1]&amp;&quot;','&quot;&amp;[.E41]&amp;&quot;','&quot;&amp;[.F41]&amp;&quot;');&quot;" office:value-type="string" office:string-value="INSERT INTO wcategory (cat_code,cat_name,cat_status) VALUES ('E99','Other','1');" calcext:value-type="string">
            <text:p>INSERT INTO wcategory (cat_code,cat_name,cat_status) VALUES ('E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Payment</text:p>
          </table:table-cell>
          <table:table-cell table:style-name="ce22"/>
          <table:table-cell table:formula="of:=IF(ISTEXT([.A42]); CONCATENATE([.A42];TEXT(&quot;0&quot;;&quot;00&quot;)); CONCATENATE(&quot;F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Payment" calcext:value-type="string">
            <text:p>Paym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2]&amp;&quot;','&quot;&amp;[.E42]&amp;&quot;','&quot;&amp;[.F42]&amp;&quot;');&quot;" office:value-type="string" office:string-value="INSERT INTO wcategory (cat_code,cat_name,cat_status) VALUES ('F00','Payment','1');" calcext:value-type="string">
            <text:p>INSERT INTO wcategory (cat_code,cat_name,cat_status) VALUES ('F00','Paymen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Credit Card ANZ</text:p>
          </table:table-cell>
          <table:table-cell table:style-name="ce2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 ANZ" calcext:value-type="string">
            <text:p>Credit Card ANZ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3]&amp;&quot;','&quot;&amp;[.E43]&amp;&quot;','&quot;&amp;[.F43]&amp;&quot;');&quot;" office:value-type="string" office:string-value="INSERT INTO wcategory (cat_code,cat_name,cat_status) VALUES ('F01','Credit Card ANZ','1');" calcext:value-type="string">
            <text:p>INSERT INTO wcategory (cat_code,cat_name,cat_status) VALUES ('F01','Credit Card ANZ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Credit Card Cbank</text:p>
          </table:table-cell>
          <table:table-cell table:style-name="ce22"/>
          <table:table-cell table:formula="of:=IF(ISTEXT([.A44]); CONCATENATE([.A44];TEXT(&quot;0&quot;;&quot;00&quot;)); CONCATENATE(&quot;F&quot;;TEXT([.A44];&quot;00&quot;)))" office:value-type="string" office:string-value="F02" calcext:value-type="string">
            <text:p>F02</text:p>
          </table:table-cell>
          <table:table-cell table:formula="of:=[.B44]" office:value-type="string" office:string-value="Credit Card Cbank" calcext:value-type="string">
            <text:p>Credit Card Cbank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4]&amp;&quot;','&quot;&amp;[.E44]&amp;&quot;','&quot;&amp;[.F44]&amp;&quot;');&quot;" office:value-type="string" office:string-value="INSERT INTO wcategory (cat_code,cat_name,cat_status) VALUES ('F02','Credit Card Cbank','1');" calcext:value-type="string">
            <text:p>INSERT INTO wcategory (cat_code,cat_name,cat_status) VALUES ('F02','Credit Card Cbank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Fund to </text:p>
          </table:table-cell>
          <table:table-cell/>
          <table:table-cell table:formula="of:=IF(ISTEXT([.A45]); CONCATENATE([.A45];TEXT(&quot;0&quot;;&quot;00&quot;)); CONCATENATE(&quot;F&quot;;TEXT([.A45];&quot;00&quot;)))" office:value-type="string" office:string-value="F03" calcext:value-type="string">
            <text:p>F03</text:p>
          </table:table-cell>
          <table:table-cell table:formula="of:=[.B45]" office:value-type="string" office:string-value="Fund to " calcext:value-type="string">
            <text:p>Fund to 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5]&amp;&quot;','&quot;&amp;[.E45]&amp;&quot;','&quot;&amp;[.F45]&amp;&quot;');&quot;" office:value-type="string" office:string-value="INSERT INTO wcategory (cat_code,cat_name,cat_status) VALUES ('F03','Fund to ','1');" calcext:value-type="string">
            <text:p>INSERT INTO wcategory (cat_code,cat_name,cat_status) VALUES ('F03','Fund to 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Withdraw Cash</text:p>
          </table:table-cell>
          <table:table-cell/>
          <table:table-cell table:formula="of:=IF(ISTEXT([.A46]); CONCATENATE([.A46];TEXT(&quot;0&quot;;&quot;00&quot;)); CONCATENATE(&quot;F&quot;;TEXT([.A46];&quot;00&quot;)))" office:value-type="string" office:string-value="F04" calcext:value-type="string">
            <text:p>F04</text:p>
          </table:table-cell>
          <table:table-cell table:formula="of:=[.B46]" office:value-type="string" office:string-value="Withdraw Cash" calcext:value-type="string">
            <text:p>Withdraw Cash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6]&amp;&quot;','&quot;&amp;[.E46]&amp;&quot;','&quot;&amp;[.F46]&amp;&quot;');&quot;" office:value-type="string" office:string-value="INSERT INTO wcategory (cat_code,cat_name,cat_status) VALUES ('F04','Withdraw Cash','1');" calcext:value-type="string">
            <text:p>INSERT INTO wcategory (cat_code,cat_name,cat_status) VALUES ('F04','Withdraw Cash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47]); CONCATENATE([.A47];TEXT(&quot;0&quot;;&quot;00&quot;)); CONCATENATE(&quot;F&quot;;TEXT([.A47];&quot;00&quot;)))" office:value-type="string" office:string-value="F99" calcext:value-type="string">
            <text:p>F99</text:p>
          </table:table-cell>
          <table:table-cell table:formula="of:=[.B47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7]&amp;&quot;','&quot;&amp;[.E47]&amp;&quot;','&quot;&amp;[.F47]&amp;&quot;');&quot;" office:value-type="string" office:string-value="INSERT INTO wcategory (cat_code,cat_name,cat_status) VALUES ('F99','Other','1');" calcext:value-type="string">
            <text:p>INSERT INTO wcategory (cat_code,cat_name,cat_status) VALUES ('F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iscellaneous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00" calcext:value-type="string">
            <text:p>G00</text:p>
          </table:table-cell>
          <table:table-cell table:formula="of:=[.B48]" office:value-type="string" office:string-value="Miscellaneous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8]&amp;&quot;','&quot;&amp;[.E48]&amp;&quot;','&quot;&amp;[.F48]&amp;&quot;');&quot;" office:value-type="string" office:string-value="INSERT INTO wcategory (cat_code,cat_name,cat_status) VALUES ('G00','Miscellaneous','1');" calcext:value-type="string">
            <text:p>INSERT INTO wcategory (cat_code,cat_name,cat_status) VALUES ('G00','Miscellaneous','1');</text:p>
          </table:table-cell>
          <table:table-cell table:number-columns-repeated="1016"/>
        </table:table-row>
        <table:table-row table:style-name="ro1">
          <table:table-cell table:style-name="ce19" office:value-type="float" office:value="1" calcext:value-type="float">
            <text:p>01</text:p>
          </table:table-cell>
          <table:table-cell table:style-name="ce17" office:value-type="string" calcext:value-type="string">
            <text:p>Income</text:p>
          </table:table-cell>
          <table:table-cell/>
          <table:table-cell table:formula="of:=IF(ISTEXT([.A49]); CONCATENATE([.A49];TEXT(&quot;0&quot;;&quot;00&quot;)); CONCATENATE(&quot;G&quot;;TEXT([.A49];&quot;00&quot;)))" office:value-type="string" office:string-value="G01" calcext:value-type="string">
            <text:p>G01</text:p>
          </table:table-cell>
          <table:table-cell table:formula="of:=[.B49]" office:value-type="string" office:string-value="Income" calcext:value-type="string">
            <text:p>Incom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9]&amp;&quot;','&quot;&amp;[.E49]&amp;&quot;','&quot;&amp;[.F49]&amp;&quot;');&quot;" office:value-type="string" office:string-value="INSERT INTO wcategory (cat_code,cat_name,cat_status) VALUES ('G01','Income','1');" calcext:value-type="string">
            <text:p>INSERT INTO wcategory (cat_code,cat_name,cat_status) VALUES ('G01','Incom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Fund from </text:p>
          </table:table-cell>
          <table:table-cell/>
          <table:table-cell table:formula="of:=IF(ISTEXT([.A50]); CONCATENATE([.A50];TEXT(&quot;0&quot;;&quot;00&quot;)); CONCATENATE(&quot;G&quot;;TEXT([.A50];&quot;00&quot;)))" office:value-type="string" office:string-value="G02" calcext:value-type="string">
            <text:p>G02</text:p>
          </table:table-cell>
          <table:table-cell table:formula="of:=[.B50]" office:value-type="string" office:string-value="Fund from " calcext:value-type="string">
            <text:p>Fund from 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50]&amp;&quot;','&quot;&amp;[.E50]&amp;&quot;','&quot;&amp;[.F50]&amp;&quot;');&quot;" office:value-type="string" office:string-value="INSERT INTO wcategory (cat_code,cat_name,cat_status) VALUES ('G02','Fund from ','1');" calcext:value-type="string">
            <text:p>INSERT INTO wcategory (cat_code,cat_name,cat_status) VALUES ('G02','Fund from 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51]); CONCATENATE([.A51];TEXT(&quot;0&quot;;&quot;00&quot;)); CONCATENATE(&quot;G&quot;;TEXT([.A51];&quot;00&quot;)))" office:value-type="string" office:string-value="G99" calcext:value-type="string">
            <text:p>G99</text:p>
          </table:table-cell>
          <table:table-cell table:formula="of:=[.B51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51]&amp;&quot;','&quot;&amp;[.E51]&amp;&quot;','&quot;&amp;[.F51]&amp;&quot;');&quot;" office:value-type="string" office:string-value="INSERT INTO wcategory (cat_code,cat_name,cat_status) VALUES ('G99','Other','1');" calcext:value-type="string">
            <text:p>INSERT INTO wcategory (cat_code,cat_name,cat_status) VALUES ('G99','Other','1');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 Category" table:style-name="ta1">
        <table:table-column table:style-name="co8" table:default-cell-style-name="Default"/>
        <table:table-column table:style-name="co9" table:default-cell-style-name="Default"/>
        <table:table-row table:style-name="ro1" table:visibility="filter">
          <table:table-cell table:formula="of:=[$category_lists.D2]" office:value-type="string" office:string-value="A00" calcext:value-type="string">
            <text:p>A00</text:p>
          </table:table-cell>
          <table:table-cell table:formula="of:=[$category_lists.E2]" office:value-type="string" office:string-value="Housing Expenses" calcext:value-type="string">
            <text:p>Housing Expenses</text:p>
          </table:table-cell>
        </table:table-row>
        <table:table-row table:style-name="ro1">
          <table:table-cell table:formula="of:=[$category_lists.D3]" office:value-type="string" office:string-value="A01" calcext:value-type="string">
            <text:p>A01</text:p>
          </table:table-cell>
          <table:table-cell table:formula="of:=[$category_lists.E3]" office:value-type="string" office:string-value="Mortgage" calcext:value-type="string">
            <text:p>Mortgage</text:p>
          </table:table-cell>
        </table:table-row>
        <table:table-row table:style-name="ro1">
          <table:table-cell table:formula="of:=[$category_lists.D4]" office:value-type="string" office:string-value="A02" calcext:value-type="string">
            <text:p>A02</text:p>
          </table:table-cell>
          <table:table-cell table:formula="of:=[$category_lists.E4]" office:value-type="string" office:string-value="Rent" calcext:value-type="string">
            <text:p>Rent</text:p>
          </table:table-cell>
        </table:table-row>
        <table:table-row table:style-name="ro1">
          <table:table-cell table:formula="of:=[$category_lists.D5]" office:value-type="string" office:string-value="A03" calcext:value-type="string">
            <text:p>A03</text:p>
          </table:table-cell>
          <table:table-cell table:formula="of:=[$category_lists.E5]" office:value-type="string" office:string-value="Electricity" calcext:value-type="string">
            <text:p>Electricity</text:p>
          </table:table-cell>
        </table:table-row>
        <table:table-row table:style-name="ro1">
          <table:table-cell table:formula="of:=[$category_lists.D6]" office:value-type="string" office:string-value="A04" calcext:value-type="string">
            <text:p>A04</text:p>
          </table:table-cell>
          <table:table-cell table:formula="of:=[$category_lists.E6]" office:value-type="string" office:string-value="Internet/Phone" calcext:value-type="string">
            <text:p>Internet/Phone</text:p>
          </table:table-cell>
        </table:table-row>
        <table:table-row table:style-name="ro1">
          <table:table-cell table:formula="of:=[$category_lists.D7]" office:value-type="string" office:string-value="A05" calcext:value-type="string">
            <text:p>A05</text:p>
          </table:table-cell>
          <table:table-cell table:formula="of:=[$category_lists.E7]" office:value-type="string" office:string-value="Household Items/Supplies" calcext:value-type="string">
            <text:p>Household Items/Supplies</text:p>
          </table:table-cell>
        </table:table-row>
        <table:table-row table:style-name="ro1">
          <table:table-cell table:formula="of:=[$category_lists.D8]" office:value-type="string" office:string-value="A99" calcext:value-type="string">
            <text:p>A99</text:p>
          </table:table-cell>
          <table:table-cell table:formula="of:=[$category_lists.E8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9]" office:value-type="string" office:string-value="B00" calcext:value-type="string">
            <text:p>B00</text:p>
          </table:table-cell>
          <table:table-cell table:formula="of:=[$category_lists.E9]" office:value-type="string" office:string-value="Transportation" calcext:value-type="string">
            <text:p>Transportation</text:p>
          </table:table-cell>
        </table:table-row>
        <table:table-row table:style-name="ro1">
          <table:table-cell table:formula="of:=[$category_lists.D10]" office:value-type="string" office:string-value="B01" calcext:value-type="string">
            <text:p>B01</text:p>
          </table:table-cell>
          <table:table-cell table:formula="of:=[$category_lists.E10]" office:value-type="string" office:string-value="Fuel" calcext:value-type="string">
            <text:p>Fuel</text:p>
          </table:table-cell>
        </table:table-row>
        <table:table-row table:style-name="ro1">
          <table:table-cell table:formula="of:=[$category_lists.D11]" office:value-type="string" office:string-value="B02" calcext:value-type="string">
            <text:p>B02</text:p>
          </table:table-cell>
          <table:table-cell table:formula="of:=[$category_lists.E11]" office:value-type="string" office:string-value="Insurance" calcext:value-type="string">
            <text:p>Insurance</text:p>
          </table:table-cell>
        </table:table-row>
        <table:table-row table:style-name="ro1">
          <table:table-cell table:formula="of:=[$category_lists.D12]" office:value-type="string" office:string-value="B03" calcext:value-type="string">
            <text:p>B03</text:p>
          </table:table-cell>
          <table:table-cell table:formula="of:=[$category_lists.E12]" office:value-type="string" office:string-value="Registration" calcext:value-type="string">
            <text:p>Registration</text:p>
          </table:table-cell>
        </table:table-row>
        <table:table-row table:style-name="ro1">
          <table:table-cell table:formula="of:=[$category_lists.D13]" office:value-type="string" office:string-value="B04" calcext:value-type="string">
            <text:p>B04</text:p>
          </table:table-cell>
          <table:table-cell table:formula="of:=[$category_lists.E13]" office:value-type="string" office:string-value="Car Service" calcext:value-type="string">
            <text:p>Car Service</text:p>
          </table:table-cell>
        </table:table-row>
        <table:table-row table:style-name="ro1">
          <table:table-cell table:formula="of:=[$category_lists.D14]" office:value-type="string" office:string-value="B05" calcext:value-type="string">
            <text:p>B05</text:p>
          </table:table-cell>
          <table:table-cell table:formula="of:=[$category_lists.E14]" office:value-type="string" office:string-value="Fare" calcext:value-type="string">
            <text:p>Fare</text:p>
          </table:table-cell>
        </table:table-row>
        <table:table-row table:style-name="ro1">
          <table:table-cell table:formula="of:=[$category_lists.D15]" office:value-type="string" office:string-value="B06" calcext:value-type="string">
            <text:p>B06</text:p>
          </table:table-cell>
          <table:table-cell table:formula="of:=[$category_lists.E15]" office:value-type="string" office:string-value="Parking Fee" calcext:value-type="string">
            <text:p>Parking Fee</text:p>
          </table:table-cell>
        </table:table-row>
        <table:table-row table:style-name="ro1">
          <table:table-cell table:formula="of:=[$category_lists.D16]" office:value-type="string" office:string-value="B07" calcext:value-type="string">
            <text:p>B07</text:p>
          </table:table-cell>
          <table:table-cell table:formula="of:=[$category_lists.E16]" office:value-type="string" office:string-value="Fines" calcext:value-type="string">
            <text:p>Fines</text:p>
          </table:table-cell>
        </table:table-row>
        <table:table-row table:style-name="ro1">
          <table:table-cell table:formula="of:=[$category_lists.D17]" office:value-type="string" office:string-value="B99" calcext:value-type="string">
            <text:p>B99</text:p>
          </table:table-cell>
          <table:table-cell table:formula="of:=[$category_lists.E17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18]" office:value-type="string" office:string-value="C00" calcext:value-type="string">
            <text:p>C00</text:p>
          </table:table-cell>
          <table:table-cell table:formula="of:=[$category_lists.E18]" office:value-type="string" office:string-value="Medical/Health" calcext:value-type="string">
            <text:p>Medical/Health</text:p>
          </table:table-cell>
        </table:table-row>
        <table:table-row table:style-name="ro1">
          <table:table-cell table:formula="of:=[$category_lists.D19]" office:value-type="string" office:string-value="C01" calcext:value-type="string">
            <text:p>C01</text:p>
          </table:table-cell>
          <table:table-cell table:formula="of:=[$category_lists.E19]" office:value-type="string" office:string-value="Insurance" calcext:value-type="string">
            <text:p>Insurance</text:p>
          </table:table-cell>
        </table:table-row>
        <table:table-row table:style-name="ro1">
          <table:table-cell table:formula="of:=[$category_lists.D20]" office:value-type="string" office:string-value="C02" calcext:value-type="string">
            <text:p>C02</text:p>
          </table:table-cell>
          <table:table-cell table:formula="of:=[$category_lists.E20]" office:value-type="string" office:string-value="Medical Service" calcext:value-type="string">
            <text:p>Medical Service</text:p>
          </table:table-cell>
        </table:table-row>
        <table:table-row table:style-name="ro1">
          <table:table-cell table:formula="of:=[$category_lists.D21]" office:value-type="string" office:string-value="C03" calcext:value-type="string">
            <text:p>C03</text:p>
          </table:table-cell>
          <table:table-cell table:formula="of:=[$category_lists.E21]" office:value-type="string" office:string-value="Medicine/Drugs" calcext:value-type="string">
            <text:p>Medicine/Drugs</text:p>
          </table:table-cell>
        </table:table-row>
        <table:table-row table:style-name="ro1">
          <table:table-cell table:formula="of:=[$category_lists.D22]" office:value-type="string" office:string-value="C04" calcext:value-type="string">
            <text:p>C04</text:p>
          </table:table-cell>
          <table:table-cell table:formula="of:=[$category_lists.E22]" office:value-type="string" office:string-value="Health Club" calcext:value-type="string">
            <text:p>Health Club</text:p>
          </table:table-cell>
        </table:table-row>
        <table:table-row table:style-name="ro1">
          <table:table-cell table:formula="of:=[$category_lists.D23]" office:value-type="string" office:string-value="C99" calcext:value-type="string">
            <text:p>C99</text:p>
          </table:table-cell>
          <table:table-cell table:formula="of:=[$category_lists.E23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24]" office:value-type="string" office:string-value="D00" calcext:value-type="string">
            <text:p>D00</text:p>
          </table:table-cell>
          <table:table-cell table:formula="of:=[$category_lists.E24]" office:value-type="string" office:string-value="Daily Living" calcext:value-type="string">
            <text:p>Daily Living</text:p>
          </table:table-cell>
        </table:table-row>
        <table:table-row table:style-name="ro1">
          <table:table-cell table:formula="of:=[$category_lists.D25]" office:value-type="string" office:string-value="D01" calcext:value-type="string">
            <text:p>D01</text:p>
          </table:table-cell>
          <table:table-cell table:formula="of:=[$category_lists.E25]" office:value-type="string" office:string-value="Groceries" calcext:value-type="string">
            <text:p>Groceries</text:p>
          </table:table-cell>
        </table:table-row>
        <table:table-row table:style-name="ro1">
          <table:table-cell table:formula="of:=[$category_lists.D26]" office:value-type="string" office:string-value="D02" calcext:value-type="string">
            <text:p>D02</text:p>
          </table:table-cell>
          <table:table-cell table:formula="of:=[$category_lists.E26]" office:value-type="string" office:string-value="Alcohol" calcext:value-type="string">
            <text:p>Alcohol</text:p>
          </table:table-cell>
        </table:table-row>
        <table:table-row table:style-name="ro1">
          <table:table-cell table:formula="of:=[$category_lists.D27]" office:value-type="string" office:string-value="D03" calcext:value-type="string">
            <text:p>D03</text:p>
          </table:table-cell>
          <table:table-cell table:formula="of:=[$category_lists.E27]" office:value-type="string" office:string-value="Clothing/shoes" calcext:value-type="string">
            <text:p>Clothing/shoes</text:p>
          </table:table-cell>
        </table:table-row>
        <table:table-row table:style-name="ro1">
          <table:table-cell table:formula="of:=[$category_lists.D28]" office:value-type="string" office:string-value="D04" calcext:value-type="string">
            <text:p>D04</text:p>
          </table:table-cell>
          <table:table-cell table:formula="of:=[$category_lists.E28]" office:value-type="string" office:string-value="Education/Lessons" calcext:value-type="string">
            <text:p>Education/Lessons</text:p>
          </table:table-cell>
        </table:table-row>
        <table:table-row table:style-name="ro1">
          <table:table-cell table:formula="of:=[$category_lists.D29]" office:value-type="string" office:string-value="D05" calcext:value-type="string">
            <text:p>D05</text:p>
          </table:table-cell>
          <table:table-cell table:formula="of:=[$category_lists.E29]" office:value-type="string" office:string-value="Dining/Eating Out" calcext:value-type="string">
            <text:p>Dining/Eating Out</text:p>
          </table:table-cell>
        </table:table-row>
        <table:table-row table:style-name="ro1">
          <table:table-cell table:formula="of:=[$category_lists.D30]" office:value-type="string" office:string-value="D06" calcext:value-type="string">
            <text:p>D06</text:p>
          </table:table-cell>
          <table:table-cell table:formula="of:=[$category_lists.E30]" office:value-type="string" office:string-value="Office Supplies" calcext:value-type="string">
            <text:p>Office Supplies</text:p>
          </table:table-cell>
        </table:table-row>
        <table:table-row table:style-name="ro1">
          <table:table-cell table:formula="of:=[$category_lists.D31]" office:value-type="string" office:string-value="D07" calcext:value-type="string">
            <text:p>D07</text:p>
          </table:table-cell>
          <table:table-cell table:formula="of:=[$category_lists.E31]" office:value-type="string" office:string-value="Gifts" calcext:value-type="string">
            <text:p>Gifts</text:p>
          </table:table-cell>
        </table:table-row>
        <table:table-row table:style-name="ro1">
          <table:table-cell table:formula="of:=[$category_lists.D32]" office:value-type="string" office:string-value="D08" calcext:value-type="string">
            <text:p>D08</text:p>
          </table:table-cell>
          <table:table-cell table:formula="of:=[$category_lists.E32]" office:value-type="string" office:string-value="Bank Fee" calcext:value-type="string">
            <text:p>Bank Fee</text:p>
          </table:table-cell>
        </table:table-row>
        <table:table-row table:style-name="ro1">
          <table:table-cell table:formula="of:=[$category_lists.D33]" office:value-type="string" office:string-value="D09" calcext:value-type="string">
            <text:p>D09</text:p>
          </table:table-cell>
          <table:table-cell table:formula="of:=[$category_lists.E33]" office:value-type="string" office:string-value="License Fee" calcext:value-type="string">
            <text:p>License Fee</text:p>
          </table:table-cell>
        </table:table-row>
        <table:table-row table:style-name="ro1">
          <table:table-cell table:formula="of:=[$category_lists.D34]" office:value-type="string" office:string-value="D10" calcext:value-type="string">
            <text:p>D10</text:p>
          </table:table-cell>
          <table:table-cell table:formula="of:=[$category_lists.E34]" office:value-type="string" office:string-value="Annual Fee" calcext:value-type="string">
            <text:p>Annual Fee</text:p>
          </table:table-cell>
        </table:table-row>
        <table:table-row table:style-name="ro1">
          <table:table-cell table:formula="of:=[$category_lists.D35]" office:value-type="string" office:string-value="D11" calcext:value-type="string">
            <text:p>D11</text:p>
          </table:table-cell>
          <table:table-cell table:formula="of:=[$category_lists.E35]" office:value-type="string" office:string-value="Mobile Phone Fee" calcext:value-type="string">
            <text:p>Mobile Phone Fee</text:p>
          </table:table-cell>
        </table:table-row>
        <table:table-row table:style-name="ro1">
          <table:table-cell table:formula="of:=[$category_lists.D36]" office:value-type="string" office:string-value="D99" calcext:value-type="string">
            <text:p>D99</text:p>
          </table:table-cell>
          <table:table-cell table:formula="of:=[$category_lists.E36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37]" office:value-type="string" office:string-value="E00" calcext:value-type="string">
            <text:p>E00</text:p>
          </table:table-cell>
          <table:table-cell table:formula="of:=[$category_lists.E37]" office:value-type="string" office:string-value="Entertainment" calcext:value-type="string">
            <text:p>Entertainment</text:p>
          </table:table-cell>
        </table:table-row>
        <table:table-row table:style-name="ro1">
          <table:table-cell table:formula="of:=[$category_lists.D38]" office:value-type="string" office:string-value="E01" calcext:value-type="string">
            <text:p>E01</text:p>
          </table:table-cell>
          <table:table-cell table:formula="of:=[$category_lists.E38]" office:value-type="string" office:string-value="Travel/Vacation" calcext:value-type="string">
            <text:p>Travel/Vacation</text:p>
          </table:table-cell>
        </table:table-row>
        <table:table-row table:style-name="ro1">
          <table:table-cell table:formula="of:=[$category_lists.D39]" office:value-type="string" office:string-value="E02" calcext:value-type="string">
            <text:p>E02</text:p>
          </table:table-cell>
          <table:table-cell table:formula="of:=[$category_lists.E39]" office:value-type="string" office:string-value="Movies" calcext:value-type="string">
            <text:p>Movies</text:p>
          </table:table-cell>
        </table:table-row>
        <table:table-row table:style-name="ro1">
          <table:table-cell table:formula="of:=[$category_lists.D40]" office:value-type="string" office:string-value="E03" calcext:value-type="string">
            <text:p>E03</text:p>
          </table:table-cell>
          <table:table-cell table:formula="of:=[$category_lists.E40]" office:value-type="string" office:string-value="Activities" calcext:value-type="string">
            <text:p>Activities</text:p>
          </table:table-cell>
        </table:table-row>
        <table:table-row table:style-name="ro1">
          <table:table-cell table:formula="of:=[$category_lists.D41]" office:value-type="string" office:string-value="E99" calcext:value-type="string">
            <text:p>E99</text:p>
          </table:table-cell>
          <table:table-cell table:formula="of:=[$category_lists.E41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42]" office:value-type="string" office:string-value="F00" calcext:value-type="string">
            <text:p>F00</text:p>
          </table:table-cell>
          <table:table-cell table:formula="of:=[$category_lists.E42]" office:value-type="string" office:string-value="Payment" calcext:value-type="string">
            <text:p>Payment</text:p>
          </table:table-cell>
        </table:table-row>
        <table:table-row table:style-name="ro1">
          <table:table-cell table:formula="of:=[$category_lists.D43]" office:value-type="string" office:string-value="F01" calcext:value-type="string">
            <text:p>F01</text:p>
          </table:table-cell>
          <table:table-cell table:formula="of:=[$category_lists.E43]" office:value-type="string" office:string-value="Credit Card ANZ" calcext:value-type="string">
            <text:p>Credit Card ANZ</text:p>
          </table:table-cell>
        </table:table-row>
        <table:table-row table:style-name="ro1">
          <table:table-cell table:formula="of:=[$category_lists.D44]" office:value-type="string" office:string-value="F02" calcext:value-type="string">
            <text:p>F02</text:p>
          </table:table-cell>
          <table:table-cell table:formula="of:=[$category_lists.E44]" office:value-type="string" office:string-value="Credit Card Cbank" calcext:value-type="string">
            <text:p>Credit Card Cbank</text:p>
          </table:table-cell>
        </table:table-row>
        <table:table-row table:style-name="ro1">
          <table:table-cell table:formula="of:=[$category_lists.D45]" office:value-type="string" office:string-value="F03" calcext:value-type="string">
            <text:p>F03</text:p>
          </table:table-cell>
          <table:table-cell table:formula="of:=[$category_lists.E45]" office:value-type="string" office:string-value="Fund to " calcext:value-type="string">
            <text:p>Fund to </text:p>
          </table:table-cell>
        </table:table-row>
        <table:table-row table:style-name="ro1">
          <table:table-cell table:formula="of:=[$category_lists.D46]" office:value-type="string" office:string-value="F04" calcext:value-type="string">
            <text:p>F04</text:p>
          </table:table-cell>
          <table:table-cell table:formula="of:=[$category_lists.E46]" office:value-type="string" office:string-value="Withdraw Cash" calcext:value-type="string">
            <text:p>Withdraw Cash</text:p>
          </table:table-cell>
        </table:table-row>
        <table:table-row table:style-name="ro1">
          <table:table-cell table:formula="of:=[$category_lists.D47]" office:value-type="string" office:string-value="F99" calcext:value-type="string">
            <text:p>F99</text:p>
          </table:table-cell>
          <table:table-cell table:formula="of:=[$category_lists.E47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48]" office:value-type="string" office:string-value="G00" calcext:value-type="string">
            <text:p>G00</text:p>
          </table:table-cell>
          <table:table-cell table:formula="of:=[$category_lists.E48]" office:value-type="string" office:string-value="Miscellaneous" calcext:value-type="string">
            <text:p>Miscellaneous</text:p>
          </table:table-cell>
        </table:table-row>
        <table:table-row table:style-name="ro1">
          <table:table-cell table:formula="of:=[$category_lists.D49]" office:value-type="string" office:string-value="G01" calcext:value-type="string">
            <text:p>G01</text:p>
          </table:table-cell>
          <table:table-cell table:formula="of:=[$category_lists.E49]" office:value-type="string" office:string-value="Income" calcext:value-type="string">
            <text:p>Income</text:p>
          </table:table-cell>
        </table:table-row>
        <table:table-row table:style-name="ro1">
          <table:table-cell table:formula="of:=[$category_lists.D50]" office:value-type="string" office:string-value="G02" calcext:value-type="string">
            <text:p>G02</text:p>
          </table:table-cell>
          <table:table-cell table:formula="of:=[$category_lists.E50]" office:value-type="string" office:string-value="Fund from " calcext:value-type="string">
            <text:p>Fund from </text:p>
          </table:table-cell>
        </table:table-row>
        <table:table-row table:style-name="ro1">
          <table:table-cell table:formula="of:=[$category_lists.D51]" office:value-type="string" office:string-value="G99" calcext:value-type="string">
            <text:p>G99</text:p>
          </table:table-cell>
          <table:table-cell table:formula="of:=[$category_lists.E51]" office:value-type="string" office:string-value="Other" calcext:value-type="string">
            <text:p>Other</text:p>
          </table:table-cell>
        </table:table-row>
        <table:table-row table:style-name="ro1" table:number-rows-repeated="104852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tegory" table:style-name="ta1"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2" table:default-cell-style-name="ce10"/>
        <table:table-column table:style-name="co14" table:default-cell-style-name="ce10"/>
        <table:table-column table:style-name="co10" table:default-cell-style-name="ce10"/>
        <table:table-column table:style-name="co15" table:default-cell-style-name="ce10"/>
        <table:table-column table:style-name="co16" table:default-cell-style-name="ce70"/>
        <table:table-column table:style-name="co8" table:number-columns-repeated="1011" table:default-cell-style-name="ce10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/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65"/>
          <table:table-cell table:style-name="ce11" office:value-type="string" calcext:value-type="string">
            <text:p>A01</text:p>
          </table:table-cell>
          <table:table-cell table:style-name="ce11" office:value-type="string" calcext:value-type="string">
            <text:p>Mortgage</text:p>
          </table:table-cell>
          <table:table-cell table:style-name="ce11" table:content-validation-name="val1" table:formula="of:=COM.MICROSOFT.CONCAT(VLOOKUP(LEFT([.D2];1);[.$A$1:.$B$9];2;0);&quot; -- &quot;; [.E2])" office:value-type="string" office:string-value="Housing Expenses -- Mortgage" calcext:value-type="string">
            <text:p>Housing Expenses -- Mortgage</text:p>
          </table:table-cell>
          <table:table-cell table:style-name="ce68" table:formula="of:=[.D2]" office:value-type="string" office:string-value="A01" calcext:value-type="string">
            <text:p>A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65"/>
          <table:table-cell table:style-name="ce11" office:value-type="string" calcext:value-type="string">
            <text:p>A02</text:p>
          </table:table-cell>
          <table:table-cell table:style-name="ce11" office:value-type="string" calcext:value-type="string">
            <text:p>Rent</text:p>
          </table:table-cell>
          <table:table-cell table:style-name="ce11" table:formula="of:=COM.MICROSOFT.CONCAT(VLOOKUP(LEFT([.D3];1);[.$A$1:.$B$9];2;0);&quot; -- &quot;; [.E3])" office:value-type="string" office:string-value="Housing Expenses -- Rent" calcext:value-type="string">
            <text:p>Housing Expenses -- Rent</text:p>
          </table:table-cell>
          <table:table-cell table:style-name="ce68" table:formula="of:=[.D3]" office:value-type="string" office:string-value="A02" calcext:value-type="string">
            <text:p>A02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65"/>
          <table:table-cell table:style-name="ce11" office:value-type="string" calcext:value-type="string">
            <text:p>A03</text:p>
          </table:table-cell>
          <table:table-cell table:style-name="ce11" office:value-type="string" calcext:value-type="string">
            <text:p>Electricity</text:p>
          </table:table-cell>
          <table:table-cell table:style-name="ce11" table:formula="of:=COM.MICROSOFT.CONCAT(VLOOKUP(LEFT([.D4];1);[.$A$1:.$B$9];2;0);&quot; -- &quot;; [.E4])" office:value-type="string" office:string-value="Housing Expenses -- Electricity" calcext:value-type="string">
            <text:p>Housing Expenses -- Electricity</text:p>
          </table:table-cell>
          <table:table-cell table:style-name="ce68" table:formula="of:=[.D4]" office:value-type="string" office:string-value="A03" calcext:value-type="string">
            <text:p>A03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65"/>
          <table:table-cell table:style-name="ce11" office:value-type="string" calcext:value-type="string">
            <text:p>A04</text:p>
          </table:table-cell>
          <table:table-cell table:style-name="ce11" office:value-type="string" calcext:value-type="string">
            <text:p>Internet/Phone</text:p>
          </table:table-cell>
          <table:table-cell table:style-name="ce11" table:formula="of:=COM.MICROSOFT.CONCAT(VLOOKUP(LEFT([.D5];1);[.$A$1:.$B$9];2;0);&quot; -- &quot;; [.E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D5]" office:value-type="string" office:string-value="A04" calcext:value-type="string">
            <text:p>A04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65"/>
          <table:table-cell table:style-name="ce11" office:value-type="string" calcext:value-type="string">
            <text:p>A05</text:p>
          </table:table-cell>
          <table:table-cell table:style-name="ce11" office:value-type="string" calcext:value-type="string">
            <text:p>Household Items/Supplies</text:p>
          </table:table-cell>
          <table:table-cell table:style-name="ce11" table:formula="of:=COM.MICROSOFT.CONCAT(VLOOKUP(LEFT([.D6];1);[.$A$1:.$B$9];2;0);&quot; -- &quot;; [.E6])" office:value-type="string" office:string-value="Housing Expenses -- Household Items/Supplies" calcext:value-type="string">
            <text:p>Housing Expenses -- Household Items/Supplies</text:p>
          </table:table-cell>
          <table:table-cell table:style-name="ce68" table:formula="of:=[.D6]" office:value-type="string" office:string-value="A05" calcext:value-type="string">
            <text:p>A05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Payment</text:p>
          </table:table-cell>
          <table:table-cell table:style-name="ce65"/>
          <table:table-cell table:style-name="ce11" office:value-type="string" calcext:value-type="string">
            <text:p>A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7];1);[.$A$1:.$B$9];2;0);&quot; -- &quot;; [.E7])" office:value-type="string" office:string-value="Housing Expenses -- Other" calcext:value-type="string">
            <text:p>Housing Expenses -- Other</text:p>
          </table:table-cell>
          <table:table-cell table:style-name="ce68" table:formula="of:=[.D7]" office:value-type="string" office:string-value="A99" calcext:value-type="string">
            <text:p>A99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Miscellaneous</text:p>
          </table:table-cell>
          <table:table-cell table:style-name="ce65"/>
          <table:table-cell table:style-name="ce11" office:value-type="string" calcext:value-type="string">
            <text:p>B01</text:p>
          </table:table-cell>
          <table:table-cell table:style-name="ce11" office:value-type="string" calcext:value-type="string">
            <text:p>Fuel</text:p>
          </table:table-cell>
          <table:table-cell table:style-name="ce11" table:formula="of:=COM.MICROSOFT.CONCAT(VLOOKUP(LEFT([.D8];1);[.$A$1:.$B$9];2;0);&quot; -- &quot;; [.E8])" office:value-type="string" office:string-value="Transportation -- Fuel" calcext:value-type="string">
            <text:p>Transportation -- Fuel</text:p>
          </table:table-cell>
          <table:table-cell table:style-name="ce68" table:formula="of:=[.D8]" office:value-type="string" office:string-value="B01" calcext:value-type="string">
            <text:p>B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table:number-columns-repeated="3"/>
          <table:table-cell table:style-name="ce11" office:value-type="string" calcext:value-type="string">
            <text:p>B02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D9];1);[.$A$1:.$B$9];2;0);&quot; -- &quot;; [.E9])" office:value-type="string" office:string-value="Transportation -- Insurance" calcext:value-type="string">
            <text:p>Transportation -- Insurance</text:p>
          </table:table-cell>
          <table:table-cell table:style-name="ce68" table:formula="of:=[.D9]" office:value-type="string" office:string-value="B02" calcext:value-type="string">
            <text:p>B02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3</text:p>
          </table:table-cell>
          <table:table-cell table:style-name="ce11" office:value-type="string" calcext:value-type="string">
            <text:p>Registration</text:p>
          </table:table-cell>
          <table:table-cell table:style-name="ce11" table:formula="of:=COM.MICROSOFT.CONCAT(VLOOKUP(LEFT([.D10];1);[.$A$1:.$B$9];2;0);&quot; -- &quot;; [.E10])" office:value-type="string" office:string-value="Transportation -- Registration" calcext:value-type="string">
            <text:p>Transportation -- Registration</text:p>
          </table:table-cell>
          <table:table-cell table:style-name="ce68" table:formula="of:=[.D10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4</text:p>
          </table:table-cell>
          <table:table-cell table:style-name="ce11" office:value-type="string" calcext:value-type="string">
            <text:p>Car Service</text:p>
          </table:table-cell>
          <table:table-cell table:style-name="ce11" table:formula="of:=COM.MICROSOFT.CONCAT(VLOOKUP(LEFT([.D11];1);[.$A$1:.$B$9];2;0);&quot; -- &quot;; [.E11])" office:value-type="string" office:string-value="Transportation -- Car Service" calcext:value-type="string">
            <text:p>Transportation -- Car Service</text:p>
          </table:table-cell>
          <table:table-cell table:style-name="ce68" table:formula="of:=[.D11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5</text:p>
          </table:table-cell>
          <table:table-cell table:style-name="ce11" office:value-type="string" calcext:value-type="string">
            <text:p>Fare</text:p>
          </table:table-cell>
          <table:table-cell table:style-name="ce11" table:formula="of:=COM.MICROSOFT.CONCAT(VLOOKUP(LEFT([.D12];1);[.$A$1:.$B$9];2;0);&quot; -- &quot;; [.E12])" office:value-type="string" office:string-value="Transportation -- Fare" calcext:value-type="string">
            <text:p>Transportation -- Fare</text:p>
          </table:table-cell>
          <table:table-cell table:style-name="ce68" table:formula="of:=[.D12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6</text:p>
          </table:table-cell>
          <table:table-cell table:style-name="ce11" office:value-type="string" calcext:value-type="string">
            <text:p>Parking Fee</text:p>
          </table:table-cell>
          <table:table-cell table:style-name="ce11" table:formula="of:=COM.MICROSOFT.CONCAT(VLOOKUP(LEFT([.D13];1);[.$A$1:.$B$9];2;0);&quot; -- &quot;; [.E13])" office:value-type="string" office:string-value="Transportation -- Parking Fee" calcext:value-type="string">
            <text:p>Transportation -- Parking Fee</text:p>
          </table:table-cell>
          <table:table-cell table:style-name="ce68" table:formula="of:=[.D13]" office:value-type="string" office:string-value="B06" calcext:value-type="string">
            <text:p>B0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B07</text:p>
          </table:table-cell>
          <table:table-cell table:style-name="ce11" office:value-type="string" calcext:value-type="string">
            <text:p>Fines</text:p>
          </table:table-cell>
          <table:table-cell table:style-name="ce11" table:formula="of:=COM.MICROSOFT.CONCAT(VLOOKUP(LEFT([.D14];1);[.$A$1:.$B$9];2;0);&quot; -- &quot;; [.E14])" office:value-type="string" office:string-value="Transportation -- Fines" calcext:value-type="string">
            <text:p>Transportation -- Fines</text:p>
          </table:table-cell>
          <table:table-cell table:style-name="ce68" table:formula="of:=[.D14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B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15];1);[.$A$1:.$B$9];2;0);&quot; -- &quot;; [.E15])" office:value-type="string" office:string-value="Transportation -- Other" calcext:value-type="string">
            <text:p>Transportation -- Other</text:p>
          </table:table-cell>
          <table:table-cell table:style-name="ce68" table:formula="of:=[.D15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1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D16];1);[.$A$1:.$B$9];2;0);&quot; -- &quot;; [.E16])" office:value-type="string" office:string-value="Medical/Health -- Insurance" calcext:value-type="string">
            <text:p>Medical/Health -- Insurance</text:p>
          </table:table-cell>
          <table:table-cell table:style-name="ce68" table:formula="of:=[.D16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2</text:p>
          </table:table-cell>
          <table:table-cell table:style-name="ce11" office:value-type="string" calcext:value-type="string">
            <text:p>Medical Service</text:p>
          </table:table-cell>
          <table:table-cell table:style-name="ce11" table:formula="of:=COM.MICROSOFT.CONCAT(VLOOKUP(LEFT([.D17];1);[.$A$1:.$B$9];2;0);&quot; -- &quot;; [.E17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D17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3</text:p>
          </table:table-cell>
          <table:table-cell table:style-name="ce11" office:value-type="string" calcext:value-type="string">
            <text:p>Medicine/Drugs</text:p>
          </table:table-cell>
          <table:table-cell table:style-name="ce11" table:formula="of:=COM.MICROSOFT.CONCAT(VLOOKUP(LEFT([.D18];1);[.$A$1:.$B$9];2;0);&quot; -- &quot;; [.E18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D18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4</text:p>
          </table:table-cell>
          <table:table-cell table:style-name="ce11" office:value-type="string" calcext:value-type="string">
            <text:p>Health Club</text:p>
          </table:table-cell>
          <table:table-cell table:style-name="ce11" table:formula="of:=COM.MICROSOFT.CONCAT(VLOOKUP(LEFT([.D19];1);[.$A$1:.$B$9];2;0);&quot; -- &quot;; [.E19])" office:value-type="string" office:string-value="Medical/Health -- Health Club" calcext:value-type="string">
            <text:p>Medical/Health -- Health Club</text:p>
          </table:table-cell>
          <table:table-cell table:style-name="ce68" table:formula="of:=[.D19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20];1);[.$A$1:.$B$9];2;0);&quot; -- &quot;; [.E20])" office:value-type="string" office:string-value="Medical/Health -- Other" calcext:value-type="string">
            <text:p>Medical/Health -- Other</text:p>
          </table:table-cell>
          <table:table-cell table:style-name="ce68" table:formula="of:=[.D20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1</text:p>
          </table:table-cell>
          <table:table-cell table:style-name="ce11" office:value-type="string" calcext:value-type="string">
            <text:p>Groceries</text:p>
          </table:table-cell>
          <table:table-cell table:style-name="ce11" table:formula="of:=COM.MICROSOFT.CONCAT(VLOOKUP(LEFT([.D21];1);[.$A$1:.$B$9];2;0);&quot; -- &quot;; [.E21])" office:value-type="string" office:string-value="Daily Living -- Groceries" calcext:value-type="string">
            <text:p>Daily Living -- Groceries</text:p>
          </table:table-cell>
          <table:table-cell table:style-name="ce68" table:formula="of:=[.D21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2</text:p>
          </table:table-cell>
          <table:table-cell table:style-name="ce11" office:value-type="string" calcext:value-type="string">
            <text:p>Alcohol</text:p>
          </table:table-cell>
          <table:table-cell table:style-name="ce11" table:formula="of:=COM.MICROSOFT.CONCAT(VLOOKUP(LEFT([.D22];1);[.$A$1:.$B$9];2;0);&quot; -- &quot;; [.E22])" office:value-type="string" office:string-value="Daily Living -- Alcohol" calcext:value-type="string">
            <text:p>Daily Living -- Alcohol</text:p>
          </table:table-cell>
          <table:table-cell table:style-name="ce68" table:formula="of:=[.D22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3</text:p>
          </table:table-cell>
          <table:table-cell table:style-name="ce11" office:value-type="string" calcext:value-type="string">
            <text:p>Clothing/shoes</text:p>
          </table:table-cell>
          <table:table-cell table:style-name="ce11" table:formula="of:=COM.MICROSOFT.CONCAT(VLOOKUP(LEFT([.D23];1);[.$A$1:.$B$9];2;0);&quot; -- &quot;; [.E23])" office:value-type="string" office:string-value="Daily Living -- Clothing/shoes" calcext:value-type="string">
            <text:p>Daily Living -- Clothing/shoes</text:p>
          </table:table-cell>
          <table:table-cell table:style-name="ce68" table:formula="of:=[.D23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4</text:p>
          </table:table-cell>
          <table:table-cell table:style-name="ce11" office:value-type="string" calcext:value-type="string">
            <text:p>Education/Lessons</text:p>
          </table:table-cell>
          <table:table-cell table:style-name="ce11" table:formula="of:=COM.MICROSOFT.CONCAT(VLOOKUP(LEFT([.D24];1);[.$A$1:.$B$9];2;0);&quot; -- &quot;; [.E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D24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5</text:p>
          </table:table-cell>
          <table:table-cell table:style-name="ce11" office:value-type="string" calcext:value-type="string">
            <text:p>Dining/Eating Out</text:p>
          </table:table-cell>
          <table:table-cell table:style-name="ce11" table:formula="of:=COM.MICROSOFT.CONCAT(VLOOKUP(LEFT([.D25];1);[.$A$1:.$B$9];2;0);&quot; -- &quot;; [.E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D25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6</text:p>
          </table:table-cell>
          <table:table-cell table:style-name="ce11" office:value-type="string" calcext:value-type="string">
            <text:p>Office Supplies</text:p>
          </table:table-cell>
          <table:table-cell table:style-name="ce11" table:formula="of:=COM.MICROSOFT.CONCAT(VLOOKUP(LEFT([.D26];1);[.$A$1:.$B$9];2;0);&quot; -- &quot;; [.E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D26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7</text:p>
          </table:table-cell>
          <table:table-cell table:style-name="ce11" office:value-type="string" calcext:value-type="string">
            <text:p>Gifts</text:p>
          </table:table-cell>
          <table:table-cell table:style-name="ce11" table:formula="of:=COM.MICROSOFT.CONCAT(VLOOKUP(LEFT([.D27];1);[.$A$1:.$B$9];2;0);&quot; -- &quot;; [.E27])" office:value-type="string" office:string-value="Daily Living -- Gifts" calcext:value-type="string">
            <text:p>Daily Living -- Gifts</text:p>
          </table:table-cell>
          <table:table-cell table:style-name="ce68" table:formula="of:=[.D27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8</text:p>
          </table:table-cell>
          <table:table-cell table:style-name="ce11" office:value-type="string" calcext:value-type="string">
            <text:p>Bank Fee</text:p>
          </table:table-cell>
          <table:table-cell table:style-name="ce11" table:formula="of:=COM.MICROSOFT.CONCAT(VLOOKUP(LEFT([.D28];1);[.$A$1:.$B$9];2;0);&quot; -- &quot;; [.E28])" office:value-type="string" office:string-value="Daily Living -- Bank Fee" calcext:value-type="string">
            <text:p>Daily Living -- Bank Fee</text:p>
          </table:table-cell>
          <table:table-cell table:style-name="ce68" table:formula="of:=[.D28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9</text:p>
          </table:table-cell>
          <table:table-cell table:style-name="ce11" office:value-type="string" calcext:value-type="string">
            <text:p>License Fee</text:p>
          </table:table-cell>
          <table:table-cell table:style-name="ce11" table:formula="of:=COM.MICROSOFT.CONCAT(VLOOKUP(LEFT([.D29];1);[.$A$1:.$B$9];2;0);&quot; -- &quot;; [.E29])" office:value-type="string" office:string-value="Daily Living -- License Fee" calcext:value-type="string">
            <text:p>Daily Living -- License Fee</text:p>
          </table:table-cell>
          <table:table-cell table:style-name="ce68" table:formula="of:=[.D29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Annual Fee</text:p>
          </table:table-cell>
          <table:table-cell table:style-name="ce11" table:formula="of:=COM.MICROSOFT.CONCAT(VLOOKUP(LEFT([.D30];1);[.$A$1:.$B$9];2;0);&quot; -- &quot;; [.E30])" office:value-type="string" office:string-value="Daily Living -- Annual Fee" calcext:value-type="string">
            <text:p>Daily Living -- Annual Fee</text:p>
          </table:table-cell>
          <table:table-cell table:style-name="ce68" table:formula="of:=[.D30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Mobile Phone Fee</text:p>
          </table:table-cell>
          <table:table-cell table:style-name="ce11" table:formula="of:=COM.MICROSOFT.CONCAT(VLOOKUP(LEFT([.D31];1);[.$A$1:.$B$9];2;0);&quot; -- &quot;; [.E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D31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32];1);[.$A$1:.$B$9];2;0);&quot; -- &quot;; [.E32])" office:value-type="string" office:string-value="Daily Living -- Other" calcext:value-type="string">
            <text:p>Daily Living -- Other</text:p>
          </table:table-cell>
          <table:table-cell table:style-name="ce68" table:formula="of:=[.D32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1</text:p>
          </table:table-cell>
          <table:table-cell table:style-name="ce11" office:value-type="string" calcext:value-type="string">
            <text:p>Travel/Vacation</text:p>
          </table:table-cell>
          <table:table-cell table:style-name="ce11" table:formula="of:=COM.MICROSOFT.CONCAT(VLOOKUP(LEFT([.D33];1);[.$A$1:.$B$9];2;0);&quot; -- &quot;; [.E33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D33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2</text:p>
          </table:table-cell>
          <table:table-cell table:style-name="ce11" office:value-type="string" calcext:value-type="string">
            <text:p>Movies</text:p>
          </table:table-cell>
          <table:table-cell table:style-name="ce11" table:formula="of:=COM.MICROSOFT.CONCAT(VLOOKUP(LEFT([.D34];1);[.$A$1:.$B$9];2;0);&quot; -- &quot;; [.E34])" office:value-type="string" office:string-value="Entertainment -- Movies" calcext:value-type="string">
            <text:p>Entertainment -- Movies</text:p>
          </table:table-cell>
          <table:table-cell table:style-name="ce68" table:formula="of:=[.D34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3</text:p>
          </table:table-cell>
          <table:table-cell table:style-name="ce11" office:value-type="string" calcext:value-type="string">
            <text:p>Activities</text:p>
          </table:table-cell>
          <table:table-cell table:style-name="ce11" table:formula="of:=COM.MICROSOFT.CONCAT(VLOOKUP(LEFT([.D35];1);[.$A$1:.$B$9];2;0);&quot; -- &quot;; [.E35])" office:value-type="string" office:string-value="Entertainment -- Activities" calcext:value-type="string">
            <text:p>Entertainment -- Activities</text:p>
          </table:table-cell>
          <table:table-cell table:style-name="ce68" table:formula="of:=[.D35]" office:value-type="string" office:string-value="E03" calcext:value-type="string">
            <text:p>E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36];1);[.$A$1:.$B$9];2;0);&quot; -- &quot;; [.E36])" office:value-type="string" office:string-value="Entertainment -- Other" calcext:value-type="string">
            <text:p>Entertainment -- Other</text:p>
          </table:table-cell>
          <table:table-cell table:style-name="ce68" table:formula="of:=[.D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1</text:p>
          </table:table-cell>
          <table:table-cell table:style-name="ce11" office:value-type="string" calcext:value-type="string">
            <text:p>Credit Card ANZ</text:p>
          </table:table-cell>
          <table:table-cell table:style-name="ce11" table:formula="of:=COM.MICROSOFT.CONCAT(VLOOKUP(LEFT([.D37];1);[.$A$1:.$B$9];2;0);&quot; -- &quot;; [.E37])" office:value-type="string" office:string-value="Payment -- Credit Card ANZ" calcext:value-type="string">
            <text:p>Payment -- Credit Card ANZ</text:p>
          </table:table-cell>
          <table:table-cell table:style-name="ce68" table:formula="of:=[.D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2</text:p>
          </table:table-cell>
          <table:table-cell table:style-name="ce11" office:value-type="string" calcext:value-type="string">
            <text:p>Credit Card Cbank</text:p>
          </table:table-cell>
          <table:table-cell table:style-name="ce11" table:formula="of:=COM.MICROSOFT.CONCAT(VLOOKUP(LEFT([.D38];1);[.$A$1:.$B$9];2;0);&quot; -- &quot;; [.E38])" office:value-type="string" office:string-value="Payment -- Credit Card Cbank" calcext:value-type="string">
            <text:p>Payment -- Credit Card Cbank</text:p>
          </table:table-cell>
          <table:table-cell table:style-name="ce68" table:formula="of:=[.D38]" office:value-type="string" office:string-value="F02" calcext:value-type="string">
            <text:p>F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3</text:p>
          </table:table-cell>
          <table:table-cell table:style-name="ce11" office:value-type="string" calcext:value-type="string">
            <text:p>Fund to </text:p>
          </table:table-cell>
          <table:table-cell table:style-name="ce11" table:formula="of:=COM.MICROSOFT.CONCAT(VLOOKUP(LEFT([.D39];1);[.$A$1:.$B$9];2;0);&quot; -- &quot;; [.E39])" office:value-type="string" office:string-value="Payment -- Fund to " calcext:value-type="string">
            <text:p>Payment -- Fund to </text:p>
          </table:table-cell>
          <table:table-cell table:style-name="ce68" table:formula="of:=[.D39]" office:value-type="string" office:string-value="F03" calcext:value-type="string">
            <text:p>F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4</text:p>
          </table:table-cell>
          <table:table-cell table:style-name="ce11" office:value-type="string" calcext:value-type="string">
            <text:p>Withdraw Cash</text:p>
          </table:table-cell>
          <table:table-cell table:style-name="ce11" table:formula="of:=COM.MICROSOFT.CONCAT(VLOOKUP(LEFT([.D40];1);[.$A$1:.$B$9];2;0);&quot; -- &quot;; [.E40])" office:value-type="string" office:string-value="Payment -- Withdraw Cash" calcext:value-type="string">
            <text:p>Payment -- Withdraw Cash</text:p>
          </table:table-cell>
          <table:table-cell table:style-name="ce68" table:formula="of:=[.D40]" office:value-type="string" office:string-value="F04" calcext:value-type="string">
            <text:p>F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41];1);[.$A$1:.$B$9];2;0);&quot; -- &quot;; [.E41])" office:value-type="string" office:string-value="Payment -- Other" calcext:value-type="string">
            <text:p>Payment -- Other</text:p>
          </table:table-cell>
          <table:table-cell table:style-name="ce68" table:formula="of:=[.D41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01</text:p>
          </table:table-cell>
          <table:table-cell table:style-name="ce11" office:value-type="string" calcext:value-type="string">
            <text:p>Income</text:p>
          </table:table-cell>
          <table:table-cell table:style-name="ce11" table:formula="of:=COM.MICROSOFT.CONCAT(VLOOKUP(LEFT([.D42];1);[.$A$1:.$B$9];2;0);&quot; -- &quot;; [.E42])" office:value-type="string" office:string-value="Miscellaneous -- Income" calcext:value-type="string">
            <text:p>Miscellaneous -- Income</text:p>
          </table:table-cell>
          <table:table-cell table:style-name="ce68" table:formula="of:=[.D42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02</text:p>
          </table:table-cell>
          <table:table-cell table:style-name="ce11" office:value-type="string" calcext:value-type="string">
            <text:p>Fund from </text:p>
          </table:table-cell>
          <table:table-cell table:style-name="ce11" table:formula="of:=COM.MICROSOFT.CONCAT(VLOOKUP(LEFT([.D43];1);[.$A$1:.$B$9];2;0);&quot; -- &quot;; [.E43])" office:value-type="string" office:string-value="Miscellaneous -- Fund from " calcext:value-type="string">
            <text:p>Miscellaneous -- Fund from </text:p>
          </table:table-cell>
          <table:table-cell table:style-name="ce68" table:formula="of:=[.D43]" office:value-type="string" office:string-value="G02" calcext:value-type="string">
            <text:p>G02</text:p>
          </table:table-cell>
          <table:table-cell/>
          <table:table-cell table:style-name="ce10" table:content-validation-name="val2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G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44];1);[.$A$1:.$B$9];2;0);&quot; -- &quot;; [.E44])" office:value-type="string" office:string-value="Miscellaneous -- Other" calcext:value-type="string">
            <text:p>Miscellaneous -- Other</text:p>
          </table:table-cell>
          <table:table-cell table:style-name="ce68" table:formula="of:=[.D44]" office:value-type="string" office:string-value="G99" calcext:value-type="string">
            <text:p>G99</text:p>
          </table:table-cell>
          <table:table-cell/>
          <table:table-cell table:style-name="ce10" table:content-validation-name="val2"/>
          <table:table-cell table:number-columns-repeated="1011"/>
        </table:table-row>
        <table:table-row table:style-name="ro1" table:number-rows-repeated="15">
          <table:table-cell table:number-columns-repeated="8"/>
          <table:table-cell table:style-name="ce10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Unique keywards" table:style-name="ta1">
        <office:forms form:automatic-focus="false" form:apply-design-mode="false"/>
        <table:table-column table:style-name="co17" table:default-cell-style-name="Default"/>
        <table:table-column table:style-name="co8" table:default-cell-style-name="Default"/>
        <table:table-row table:style-name="ro1">
          <table:table-cell table:formula="of:=[$Keywords.B2]" office:value-type="string" office:string-value="Daily Living -- Groceries" calcext:value-type="string">
            <text:p>Daily Living -- Groceries</text:p>
          </table:table-cell>
          <table:table-cell table:formula="of:=[$Keywords.C2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3]" office:value-type="string" office:string-value="Daily Living -- Groceries" calcext:value-type="string">
            <text:p>Daily Living -- Groceries</text:p>
          </table:table-cell>
          <table:table-cell table:formula="of:=[$Keywords.C3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]" office:value-type="string" office:string-value="Daily Living -- Groceries" calcext:value-type="string">
            <text:p>Daily Living -- Groceries</text:p>
          </table:table-cell>
          <table:table-cell table:formula="of:=[$Keywords.C4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5]" office:value-type="string" office:string-value="Daily Living -- Groceries" calcext:value-type="string">
            <text:p>Daily Living -- Groceries</text:p>
          </table:table-cell>
          <table:table-cell table:formula="of:=[$Keywords.C5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6]" office:value-type="string" office:string-value="Daily Living -- Groceries" calcext:value-type="string">
            <text:p>Daily Living -- Groceries</text:p>
          </table:table-cell>
          <table:table-cell table:formula="of:=[$Keywords.C6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7]" office:value-type="string" office:string-value="Daily Living -- Groceries" calcext:value-type="string">
            <text:p>Daily Living -- Groceries</text:p>
          </table:table-cell>
          <table:table-cell table:formula="of:=[$Keywords.C7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8]" office:value-type="string" office:string-value="Daily Living -- Groceries" calcext:value-type="string">
            <text:p>Daily Living -- Groceries</text:p>
          </table:table-cell>
          <table:table-cell table:formula="of:=[$Keywords.C8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9]" office:value-type="string" office:string-value="Payment -- Other" calcext:value-type="string">
            <text:p>Payment -- Other</text:p>
          </table:table-cell>
          <table:table-cell table:formula="of:=[$Keywords.C9]" office:value-type="string" office:string-value="F99" calcext:value-type="string">
            <text:p>F99</text:p>
          </table:table-cell>
        </table:table-row>
        <table:table-row table:style-name="ro1">
          <table:table-cell table:formula="of:=[$Keywords.B10]" office:value-type="string" office:string-value="Daily Living -- Dining/Eating Out" calcext:value-type="string">
            <text:p>Daily Living -- Dining/Eating Out</text:p>
          </table:table-cell>
          <table:table-cell table:formula="of:=[$Keywords.C10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11]" office:value-type="string" office:string-value="Daily Living -- Clothing/shoes" calcext:value-type="string">
            <text:p>Daily Living -- Clothing/shoes</text:p>
          </table:table-cell>
          <table:table-cell table:formula="of:=[$Keywords.C11]" office:value-type="string" office:string-value="D03" calcext:value-type="string">
            <text:p>D03</text:p>
          </table:table-cell>
        </table:table-row>
        <table:table-row table:style-name="ro1" table:visibility="filter">
          <table:table-cell table:formula="of:=[$Keywords.B12]" office:value-type="string" office:string-value="Daily Living -- Clothing/shoes" calcext:value-type="string">
            <text:p>Daily Living -- Clothing/shoes</text:p>
          </table:table-cell>
          <table:table-cell table:formula="of:=[$Keywords.C12]" office:value-type="string" office:string-value="D03" calcext:value-type="string">
            <text:p>D03</text:p>
          </table:table-cell>
        </table:table-row>
        <table:table-row table:style-name="ro1">
          <table:table-cell table:formula="of:=[$Keywords.B13]" office:value-type="string" office:string-value="Daily Living -- Education/Lessons" calcext:value-type="string">
            <text:p>Daily Living -- Education/Lessons</text:p>
          </table:table-cell>
          <table:table-cell table:formula="of:=[$Keywords.C13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14]" office:value-type="string" office:string-value="Daily Living -- Groceries" calcext:value-type="string">
            <text:p>Daily Living -- Groceries</text:p>
          </table:table-cell>
          <table:table-cell table:formula="of:=[$Keywords.C14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15]" office:value-type="string" office:string-value="Transportation -- Fines" calcext:value-type="string">
            <text:p>Transportation -- Fines</text:p>
          </table:table-cell>
          <table:table-cell table:formula="of:=[$Keywords.C15]" office:value-type="string" office:string-value="B07" calcext:value-type="string">
            <text:p>B07</text:p>
          </table:table-cell>
        </table:table-row>
        <table:table-row table:style-name="ro1" table:visibility="filter">
          <table:table-cell table:formula="of:=[$Keywords.B16]" office:value-type="string" office:string-value="Daily Living -- Groceries" calcext:value-type="string">
            <text:p>Daily Living -- Groceries</text:p>
          </table:table-cell>
          <table:table-cell table:formula="of:=[$Keywords.C16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17]" office:value-type="string" office:string-value="Daily Living -- Mobile Phone Fee" calcext:value-type="string">
            <text:p>Daily Living -- Mobile Phone Fee</text:p>
          </table:table-cell>
          <table:table-cell table:formula="of:=[$Keywords.C17]" office:value-type="string" office:string-value="D11" calcext:value-type="string">
            <text:p>D11</text:p>
          </table:table-cell>
        </table:table-row>
        <table:table-row table:style-name="ro1">
          <table:table-cell table:formula="of:=[$Keywords.B18]" office:value-type="string" office:string-value="Transportation -- Registration" calcext:value-type="string">
            <text:p>Transportation -- Registration</text:p>
          </table:table-cell>
          <table:table-cell table:formula="of:=[$Keywords.C18]" office:value-type="string" office:string-value="B03" calcext:value-type="string">
            <text:p>B03</text:p>
          </table:table-cell>
        </table:table-row>
        <table:table-row table:style-name="ro1">
          <table:table-cell table:formula="of:=[$Keywords.B19]" office:value-type="string" office:string-value="Daily Living -- Office Supplies" calcext:value-type="string">
            <text:p>Daily Living -- Office Supplies</text:p>
          </table:table-cell>
          <table:table-cell table:formula="of:=[$Keywords.C19]" office:value-type="string" office:string-value="D06" calcext:value-type="string">
            <text:p>D06</text:p>
          </table:table-cell>
        </table:table-row>
        <table:table-row table:style-name="ro1" table:visibility="filter">
          <table:table-cell table:formula="of:=[$Keywords.B20]" office:value-type="string" office:string-value="Daily Living -- Dining/Eating Out" calcext:value-type="string">
            <text:p>Daily Living -- Dining/Eating Out</text:p>
          </table:table-cell>
          <table:table-cell table:formula="of:=[$Keywords.C20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21]" office:value-type="string" office:string-value="Transportation -- Fuel" calcext:value-type="string">
            <text:p>Transportation -- Fuel</text:p>
          </table:table-cell>
          <table:table-cell table:formula="of:=[$Keywords.C21]" office:value-type="string" office:string-value="B01" calcext:value-type="string">
            <text:p>B01</text:p>
          </table:table-cell>
        </table:table-row>
        <table:table-row table:style-name="ro1">
          <table:table-cell table:formula="of:=[$Keywords.B22]" office:value-type="string" office:string-value="Medical/Health -- Medicine/Drugs" calcext:value-type="string">
            <text:p>Medical/Health -- Medicine/Drugs</text:p>
          </table:table-cell>
          <table:table-cell table:formula="of:=[$Keywords.C22]" office:value-type="string" office:string-value="C03" calcext:value-type="string">
            <text:p>C03</text:p>
          </table:table-cell>
        </table:table-row>
        <table:table-row table:style-name="ro1" table:visibility="filter">
          <table:table-cell table:formula="of:=[$Keywords.B23]" office:value-type="string" office:string-value="Transportation -- Fuel" calcext:value-type="string">
            <text:p>Transportation -- Fuel</text:p>
          </table:table-cell>
          <table:table-cell table:formula="of:=[$Keywords.C23]" office:value-type="string" office:string-value="B01" calcext:value-type="string">
            <text:p>B01</text:p>
          </table:table-cell>
        </table:table-row>
        <table:table-row table:style-name="ro1" table:visibility="filter">
          <table:table-cell table:formula="of:=[$Keywords.B24]" office:value-type="string" office:string-value="Daily Living -- Groceries" calcext:value-type="string">
            <text:p>Daily Living -- Groceries</text:p>
          </table:table-cell>
          <table:table-cell table:formula="of:=[$Keywords.C24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25]" office:value-type="string" office:string-value="Daily Living -- Education/Lessons" calcext:value-type="string">
            <text:p>Daily Living -- Education/Lessons</text:p>
          </table:table-cell>
          <table:table-cell table:formula="of:=[$Keywords.C25]" office:value-type="string" office:string-value="D04" calcext:value-type="string">
            <text:p>D04</text:p>
          </table:table-cell>
        </table:table-row>
        <table:table-row table:style-name="ro1">
          <table:table-cell table:formula="of:=[$Keywords.B26]" office:value-type="string" office:string-value="Daily Living -- License Fee" calcext:value-type="string">
            <text:p>Daily Living -- License Fee</text:p>
          </table:table-cell>
          <table:table-cell table:formula="of:=[$Keywords.C26]" office:value-type="string" office:string-value="D09" calcext:value-type="string">
            <text:p>D09</text:p>
          </table:table-cell>
        </table:table-row>
        <table:table-row table:style-name="ro1">
          <table:table-cell table:formula="of:=[$Keywords.B27]" office:value-type="string" office:string-value="Housing Expenses -- Internet/Phone" calcext:value-type="string">
            <text:p>Housing Expenses -- Internet/Phone</text:p>
          </table:table-cell>
          <table:table-cell table:formula="of:=[$Keywords.C27]" office:value-type="string" office:string-value="A04" calcext:value-type="string">
            <text:p>A04</text:p>
          </table:table-cell>
        </table:table-row>
        <table:table-row table:style-name="ro1" table:visibility="filter">
          <table:table-cell table:formula="of:=[$Keywords.B28]" office:value-type="string" office:string-value="Daily Living -- Dining/Eating Out" calcext:value-type="string">
            <text:p>Daily Living -- Dining/Eating Out</text:p>
          </table:table-cell>
          <table:table-cell table:formula="of:=[$Keywords.C28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29]" office:value-type="string" office:string-value="Daily Living -- Other" calcext:value-type="string">
            <text:p>Daily Living -- Other</text:p>
          </table:table-cell>
          <table:table-cell table:formula="of:=[$Keywords.C29]" office:value-type="string" office:string-value="D99" calcext:value-type="string">
            <text:p>D99</text:p>
          </table:table-cell>
        </table:table-row>
        <table:table-row table:style-name="ro1">
          <table:table-cell table:formula="of:=[$Keywords.B30]" office:value-type="string" office:string-value="Medical/Health -- Insurance" calcext:value-type="string">
            <text:p>Medical/Health -- Insurance</text:p>
          </table:table-cell>
          <table:table-cell table:formula="of:=[$Keywords.C30]" office:value-type="string" office:string-value="C01" calcext:value-type="string">
            <text:p>C01</text:p>
          </table:table-cell>
        </table:table-row>
        <table:table-row table:style-name="ro1" table:visibility="filter">
          <table:table-cell table:formula="of:=[$Keywords.B31]" office:value-type="string" office:string-value="Daily Living -- Dining/Eating Out" calcext:value-type="string">
            <text:p>Daily Living -- Dining/Eating Out</text:p>
          </table:table-cell>
          <table:table-cell table:formula="of:=[$Keywords.C31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32]" office:value-type="string" office:string-value="Housing Expenses -- Rent" calcext:value-type="string">
            <text:p>Housing Expenses -- Rent</text:p>
          </table:table-cell>
          <table:table-cell table:formula="of:=[$Keywords.C32]" office:value-type="string" office:string-value="A02" calcext:value-type="string">
            <text:p>A02</text:p>
          </table:table-cell>
        </table:table-row>
        <table:table-row table:style-name="ro1">
          <table:table-cell table:formula="of:=[$Keywords.B33]" office:value-type="string" office:string-value="Entertainment -- Activities" calcext:value-type="string">
            <text:p>Entertainment -- Activities</text:p>
          </table:table-cell>
          <table:table-cell table:formula="of:=[$Keywords.C33]" office:value-type="string" office:string-value="E03" calcext:value-type="string">
            <text:p>E03</text:p>
          </table:table-cell>
        </table:table-row>
        <table:table-row table:style-name="ro1">
          <table:table-cell table:formula="of:=[$Keywords.B34]" office:value-type="string" office:string-value="Medical/Health -- Health Club" calcext:value-type="string">
            <text:p>Medical/Health -- Health Club</text:p>
          </table:table-cell>
          <table:table-cell table:formula="of:=[$Keywords.C34]" office:value-type="string" office:string-value="C04" calcext:value-type="string">
            <text:p>C04</text:p>
          </table:table-cell>
        </table:table-row>
        <table:table-row table:style-name="ro1">
          <table:table-cell table:formula="of:=[$Keywords.B35]" office:value-type="string" office:string-value="Payment -- Credit Card Cbank" calcext:value-type="string">
            <text:p>Payment -- Credit Card Cbank</text:p>
          </table:table-cell>
          <table:table-cell table:formula="of:=[$Keywords.C35]" office:value-type="string" office:string-value="F02" calcext:value-type="string">
            <text:p>F02</text:p>
          </table:table-cell>
        </table:table-row>
        <table:table-row table:style-name="ro1">
          <table:table-cell table:formula="of:=[$Keywords.B36]" office:value-type="string" office:string-value="Payment -- Credit Card ANZ" calcext:value-type="string">
            <text:p>Payment -- Credit Card ANZ</text:p>
          </table:table-cell>
          <table:table-cell table:formula="of:=[$Keywords.C36]" office:value-type="string" office:string-value="F01" calcext:value-type="string">
            <text:p>F01</text:p>
          </table:table-cell>
        </table:table-row>
        <table:table-row table:style-name="ro1" table:visibility="filter">
          <table:table-cell table:formula="of:=[$Keywords.B37]" office:value-type="string" office:string-value="Payment -- Credit Card ANZ" calcext:value-type="string">
            <text:p>Payment -- Credit Card ANZ</text:p>
          </table:table-cell>
          <table:table-cell table:formula="of:=[$Keywords.C37]" office:value-type="string" office:string-value="F01" calcext:value-type="string">
            <text:p>F01</text:p>
          </table:table-cell>
        </table:table-row>
        <table:table-row table:style-name="ro1" table:visibility="filter">
          <table:table-cell table:formula="of:=[$Keywords.B38]" office:value-type="string" office:string-value="Payment -- Credit Card Cbank" calcext:value-type="string">
            <text:p>Payment -- Credit Card Cbank</text:p>
          </table:table-cell>
          <table:table-cell table:formula="of:=[$Keywords.C38]" office:value-type="string" office:string-value="F02" calcext:value-type="string">
            <text:p>F02</text:p>
          </table:table-cell>
        </table:table-row>
        <table:table-row table:style-name="ro1">
          <table:table-cell table:formula="of:=[$Keywords.B39]" office:value-type="string" office:string-value="Daily Living -- Bank Fee" calcext:value-type="string">
            <text:p>Daily Living -- Bank Fee</text:p>
          </table:table-cell>
          <table:table-cell table:formula="of:=[$Keywords.C39]" office:value-type="string" office:string-value="D08" calcext:value-type="string">
            <text:p>D08</text:p>
          </table:table-cell>
        </table:table-row>
        <table:table-row table:style-name="ro1" table:visibility="filter">
          <table:table-cell table:formula="of:=[$Keywords.B40]" office:value-type="string" office:string-value="Daily Living -- Bank Fee" calcext:value-type="string">
            <text:p>Daily Living -- Bank Fee</text:p>
          </table:table-cell>
          <table:table-cell table:formula="of:=[$Keywords.C40]" office:value-type="string" office:string-value="D08" calcext:value-type="string">
            <text:p>D08</text:p>
          </table:table-cell>
        </table:table-row>
        <table:table-row table:style-name="ro1" table:visibility="filter">
          <table:table-cell table:formula="of:=[$Keywords.B41]" office:value-type="string" office:string-value="Daily Living -- Bank Fee" calcext:value-type="string">
            <text:p>Daily Living -- Bank Fee</text:p>
          </table:table-cell>
          <table:table-cell table:formula="of:=[$Keywords.C41]" office:value-type="string" office:string-value="D08" calcext:value-type="string">
            <text:p>D08</text:p>
          </table:table-cell>
        </table:table-row>
        <table:table-row table:style-name="ro1">
          <table:table-cell table:formula="of:=[$Keywords.B42]" office:value-type="string" office:string-value="Payment -- Withdraw Cash" calcext:value-type="string">
            <text:p>Payment -- Withdraw Cash</text:p>
          </table:table-cell>
          <table:table-cell table:formula="of:=[$Keywords.C42]" office:value-type="string" office:string-value="F04" calcext:value-type="string">
            <text:p>F04</text:p>
          </table:table-cell>
        </table:table-row>
        <table:table-row table:style-name="ro1">
          <table:table-cell table:formula="of:=[$Keywords.B43]" office:value-type="string" office:string-value="Miscellaneous -- Income" calcext:value-type="string">
            <text:p>Miscellaneous -- Income</text:p>
          </table:table-cell>
          <table:table-cell table:formula="of:=[$Keywords.C43]" office:value-type="string" office:string-value="G01" calcext:value-type="string">
            <text:p>G01</text:p>
          </table:table-cell>
        </table:table-row>
        <table:table-row table:style-name="ro1" table:visibility="filter">
          <table:table-cell table:formula="of:=[$Keywords.B44]" office:value-type="string" office:string-value="Daily Living -- Other" calcext:value-type="string">
            <text:p>Daily Living -- Other</text:p>
          </table:table-cell>
          <table:table-cell table:formula="of:=[$Keywords.C44]" office:value-type="string" office:string-value="D99" calcext:value-type="string">
            <text:p>D99</text:p>
          </table:table-cell>
        </table:table-row>
        <table:table-row table:style-name="ro1" table:visibility="filter">
          <table:table-cell table:formula="of:=[$Keywords.B45]" office:value-type="string" office:string-value="Daily Living -- Dining/Eating Out" calcext:value-type="string">
            <text:p>Daily Living -- Dining/Eating Out</text:p>
          </table:table-cell>
          <table:table-cell table:formula="of:=[$Keywords.C45]" office:value-type="string" office:string-value="D05" calcext:value-type="string">
            <text:p>D05</text:p>
          </table:table-cell>
        </table:table-row>
        <table:table-row table:style-name="ro1" table:visibility="filter">
          <table:table-cell table:formula="of:=[$Keywords.B46]" office:value-type="string" office:string-value="Daily Living -- Groceries" calcext:value-type="string">
            <text:p>Daily Living -- Groceries</text:p>
          </table:table-cell>
          <table:table-cell table:formula="of:=[$Keywords.C46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7]" office:value-type="string" office:string-value="Daily Living -- Dining/Eating Out" calcext:value-type="string">
            <text:p>Daily Living -- Dining/Eating Out</text:p>
          </table:table-cell>
          <table:table-cell table:formula="of:=[$Keywords.C47]" office:value-type="string" office:string-value="D05" calcext:value-type="string">
            <text:p>D05</text:p>
          </table:table-cell>
        </table:table-row>
        <table:table-row table:style-name="ro1" table:visibility="filter">
          <table:table-cell table:formula="of:=[$Keywords.B48]" office:value-type="string" office:string-value="Daily Living -- Groceries" calcext:value-type="string">
            <text:p>Daily Living -- Groceries</text:p>
          </table:table-cell>
          <table:table-cell table:formula="of:=[$Keywords.C48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9]" office:value-type="string" office:string-value="Daily Living -- Groceries" calcext:value-type="string">
            <text:p>Daily Living -- Groceries</text:p>
          </table:table-cell>
          <table:table-cell table:formula="of:=[$Keywords.C49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50]" office:value-type="string" office:string-value="Housing Expenses -- Electricity" calcext:value-type="string">
            <text:p>Housing Expenses -- Electricity</text:p>
          </table:table-cell>
          <table:table-cell table:formula="of:=[$Keywords.C50]" office:value-type="string" office:string-value="A03" calcext:value-type="string">
            <text:p>A03</text:p>
          </table:table-cell>
        </table:table-row>
        <table:table-row table:style-name="ro1" table:visibility="filter">
          <table:table-cell table:formula="of:=[$Keywords.B51]" office:value-type="string" office:string-value="Daily Living -- Education/Lessons" calcext:value-type="string">
            <text:p>Daily Living -- Education/Lessons</text:p>
          </table:table-cell>
          <table:table-cell table:formula="of:=[$Keywords.C51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52]" office:value-type="string" office:string-value="Daily Living -- Dining/Eating Out" calcext:value-type="string">
            <text:p>Daily Living -- Dining/Eating Out</text:p>
          </table:table-cell>
          <table:table-cell table:formula="of:=[$Keywords.C52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53]" office:value-type="string" office:string-value="Miscellaneous -- Fund from " calcext:value-type="string">
            <text:p>Miscellaneous -- Fund from </text:p>
          </table:table-cell>
          <table:table-cell table:formula="of:=[$Keywords.C53]" office:value-type="string" office:string-value="G02" calcext:value-type="string">
            <text:p>G02</text:p>
          </table:table-cell>
        </table:table-row>
        <table:table-row table:style-name="ro1" table:visibility="filter">
          <table:table-cell table:formula="of:=[$Keywords.B54]" office:value-type="string" office:string-value="Daily Living -- Education/Lessons" calcext:value-type="string">
            <text:p>Daily Living -- Education/Lessons</text:p>
          </table:table-cell>
          <table:table-cell table:formula="of:=[$Keywords.C54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55]" office:value-type="string" office:string-value="Daily Living -- Dining/Eating Out" calcext:value-type="string">
            <text:p>Daily Living -- Dining/Eating Out</text:p>
          </table:table-cell>
          <table:table-cell table:formula="of:=[$Keywords.C55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56]" office:value-type="string" office:string-value="Payment -- Fund to " calcext:value-type="string">
            <text:p>Payment -- Fund to </text:p>
          </table:table-cell>
          <table:table-cell table:formula="of:=[$Keywords.C56]" office:value-type="string" office:string-value="F03" calcext:value-type="string">
            <text:p>F03</text:p>
          </table:table-cell>
        </table:table-row>
        <table:table-row table:style-name="ro1">
          <table:table-cell table:formula="of:=[$Keywords.B57]" office:value-type="string" office:string-value="Housing Expenses -- Household Items/Supplies" calcext:value-type="string">
            <text:p>Housing Expenses -- Household Items/Supplies</text:p>
          </table:table-cell>
          <table:table-cell table:formula="of:=[$Keywords.C57]" office:value-type="string" office:string-value="A05" calcext:value-type="string">
            <text:p>A0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eywords" table:style-name="ta1">
        <office:forms form:automatic-focus="false" form:apply-design-mode="false"/>
        <table:table-column table:style-name="co18" table:default-cell-style-name="ce32"/>
        <table:table-column table:style-name="co19" table:default-cell-style-name="ce32"/>
        <table:table-column table:style-name="co8" table:default-cell-style-name="ce33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0" table:default-cell-style-name="ce32"/>
        <table:table-column table:style-name="co19" table:default-cell-style-name="ce32"/>
        <table:table-column table:style-name="co23" table:default-cell-style-name="ce33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4" table:default-cell-style-name="ce32"/>
        <table:table-column table:style-name="co25" table:default-cell-style-name="ce32"/>
        <table:table-column table:style-name="co8" table:number-columns-repeated="1010" table:default-cell-style-name="ce32"/>
        <table:table-row table:style-name="ro4">
          <table:table-cell table:style-name="ce28" office:value-type="string" calcext:value-type="string">
            <text:p>Keywords</text:p>
          </table:table-cell>
          <table:table-cell table:style-name="ce28" office:value-type="string" calcext:value-type="string">
            <text:p>Categories</text:p>
          </table:table-cell>
          <table:table-cell table:style-name="ce97" office:value-type="string" calcext:value-type="string">
            <text:p>Code</text:p>
          </table:table-cell>
          <table:table-cell table:style-name="ce99"/>
          <table:table-cell table:style-name="ce100" office:value-type="string" calcext:value-type="string">
            <text:p>CHECK UNIQUE TEXT</text:p>
          </table:table-cell>
          <table:table-cell table:style-name="ce102"/>
          <table:table-cell table:style-name="ce45"/>
          <table:table-cell table:style-name="ce10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100" office:value-type="string" calcext:value-type="string">
            <text:p>CHECK UNIQUE CODE</text:p>
          </table:table-cell>
          <table:table-cell table:style-name="ce102"/>
          <table:table-cell table:style-name="ce45" table:number-columns-repeated="1012"/>
        </table:table-row>
        <table:table-row table:style-name="ro5">
          <table:table-cell table:style-name="ce21" office:value-type="string" calcext:value-type="string">
            <text:p>WOOLWORTH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];[$Category.$F$2:$Category.$G$43];2;0)" office:value-type="string" office:string-value="D01" calcext:value-type="string">
            <text:p>D01</text:p>
          </table:table-cell>
          <table:table-cell/>
          <table:table-cell table:style-name="ce37" office:value-type="string" calcext:value-type="string">
            <text:p>HANARO</text:p>
          </table:table-cell>
          <table:table-cell table:style-name="ce103" table:formula="of:=COUNTIF([.A2:.A251];[.E2])" office:value-type="float" office:value="1" calcext:value-type="float">
            <text:p>1</text:p>
          </table:table-cell>
          <table:table-cell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/>
          <table:table-cell table:style-name="ce41" office:value-type="string" calcext:value-type="string">
            <text:p>b01</text:p>
          </table:table-cell>
          <table:table-cell table:style-name="ce103" table:formula="of:=COUNTIF([.I2:.I251];[.K2])" office:value-type="float" office:value="1" calcext:value-type="float">
            <text:p>1</text:p>
          </table:table-cell>
          <table:table-cell/>
          <table:table-cell table:style-name="ce10" table:formula="of:=&quot;INSERT INTO wkeyword (key_name,key_code) VALUES ('&quot;&amp;[.A2]&amp;&quot;','&quot;&amp;[.C2]&amp;&quot;');&quot;" office:value-type="string" office:string-value="INSERT INTO wkeyword (key_name,key_code) VALUES ('WOOLWORTHS','D01');" calcext:value-type="string">
            <text:p>INSERT INTO wkeyword (key_name,key_code) VALUES ('WOOLWORTHS','D01');</text:p>
          </table:table-cell>
          <table:table-cell table:number-columns-repeated="1010"/>
        </table:table-row>
        <table:table-row table:style-name="ro5">
          <table:table-cell table:style-name="ce71" office:value-type="string" calcext:value-type="string">
            <text:p>DIS FRUI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3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Payment -- Other</text:p>
          </table:table-cell>
          <table:table-cell office:value-type="string" calcext:value-type="string">
            <text:p>F99</text:p>
          </table:table-cell>
          <table:table-cell/>
          <table:table-cell table:style-name="ce107"/>
          <table:table-cell table:style-name="ce108"/>
          <table:table-cell/>
          <table:table-cell table:style-name="ce10" table:formula="of:=&quot;INSERT INTO wkeyword (key_name,key_code) VALUES ('&quot;&amp;[.A3]&amp;&quot;','&quot;&amp;[.C3]&amp;&quot;');&quot;" office:value-type="string" office:string-value="INSERT INTO wkeyword (key_name,key_code) VALUES ('DIS FRUIT','D01');" calcext:value-type="string">
            <text:p>INSERT INTO wkeyword (key_name,key_code) VALUES ('DIS FRUIT','D01');</text:p>
          </table:table-cell>
          <table:table-cell table:number-columns-repeated="1010"/>
        </table:table-row>
        <table:table-row table:style-name="ro5">
          <table:table-cell table:style-name="ce71" office:value-type="string" calcext:value-type="string">
            <text:p>ALDI STORE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5</text:p>
          </table:table-cell>
          <table:table-cell table:number-columns-repeated="4"/>
          <table:table-cell table:style-name="ce10" table:formula="of:=&quot;INSERT INTO wkeyword (key_name,key_code) VALUES ('&quot;&amp;[.A4]&amp;&quot;','&quot;&amp;[.C4]&amp;&quot;');&quot;" office:value-type="string" office:string-value="INSERT INTO wkeyword (key_name,key_code) VALUES ('ALDI STORES','D01');" calcext:value-type="string">
            <text:p>INSERT INTO wkeyword (key_name,key_code) VALUES ('ALDI STORES','D01');</text:p>
          </table:table-cell>
          <table:table-cell table:number-columns-repeated="1010"/>
        </table:table-row>
        <table:table-row table:style-name="ro5">
          <table:table-cell table:style-name="ce71" office:value-type="string" calcext:value-type="string">
            <text:p>K TOWN SUPERMARKE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5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Clothing/shoes</text:p>
          </table:table-cell>
          <table:table-cell office:value-type="string" calcext:value-type="string">
            <text:p>D03</text:p>
          </table:table-cell>
          <table:table-cell table:number-columns-repeated="4"/>
          <table:table-cell table:style-name="ce10" table:formula="of:=&quot;INSERT INTO wkeyword (key_name,key_code) VALUES ('&quot;&amp;[.A5]&amp;&quot;','&quot;&amp;[.C5]&amp;&quot;');&quot;" office:value-type="string" office:string-value="INSERT INTO wkeyword (key_name,key_code) VALUES ('K TOWN SUPERMARKET','D01');" calcext:value-type="string">
            <text:p>INSERT INTO wkeyword (key_name,key_code) VALUES ('K TOWN SUPERMARKET','D01');</text:p>
          </table:table-cell>
          <table:table-cell table:number-columns-repeated="1010"/>
        </table:table-row>
        <table:table-row table:style-name="ro5">
          <table:table-cell table:style-name="ce71" office:value-type="string" calcext:value-type="string">
            <text:p>HANARO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6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4</text:p>
          </table:table-cell>
          <table:table-cell table:number-columns-repeated="4"/>
          <table:table-cell table:style-name="ce10" table:formula="of:=&quot;INSERT INTO wkeyword (key_name,key_code) VALUES ('&quot;&amp;[.A6]&amp;&quot;','&quot;&amp;[.C6]&amp;&quot;');&quot;" office:value-type="string" office:string-value="INSERT INTO wkeyword (key_name,key_code) VALUES ('HANARO','D01');" calcext:value-type="string">
            <text:p>INSERT INTO wkeyword (key_name,key_code) VALUES ('HANARO','D01');</text:p>
          </table:table-cell>
          <table:table-cell table:number-columns-repeated="1010"/>
        </table:table-row>
        <table:table-row table:style-name="ro5">
          <table:table-cell table:style-name="ce71" office:value-type="string" calcext:value-type="string">
            <text:p>HAPPY MARKE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7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4"/>
          <table:table-cell table:style-name="ce10" table:formula="of:=&quot;INSERT INTO wkeyword (key_name,key_code) VALUES ('&quot;&amp;[.A7]&amp;&quot;','&quot;&amp;[.C7]&amp;&quot;');&quot;" office:value-type="string" office:string-value="INSERT INTO wkeyword (key_name,key_code) VALUES ('HAPPY MARKET','D01');" calcext:value-type="string">
            <text:p>INSERT INTO wkeyword (key_name,key_code) VALUES ('HAPPY MARKET','D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IGA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8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1</text:p>
          </table:table-cell>
          <table:table-cell table:number-columns-repeated="4"/>
          <table:table-cell table:style-name="ce10" table:formula="of:=&quot;INSERT INTO wkeyword (key_name,key_code) VALUES ('&quot;&amp;[.A8]&amp;&quot;','&quot;&amp;[.C8]&amp;&quot;');&quot;" office:value-type="string" office:string-value="INSERT INTO wkeyword (key_name,key_code) VALUES ('IGA','D01');" calcext:value-type="string">
            <text:p>INSERT INTO wkeyword (key_name,key_code) VALUES ('IGA','D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CLINK DIR DEBIT</text:p>
          </table:table-cell>
          <table:table-cell table:style-name="ce21" table:content-validation-name="val3" office:value-type="string" calcext:value-type="string">
            <text:p>Payment -- Other</text:p>
          </table:table-cell>
          <table:table-cell table:formula="of:=VLOOKUP([.B9];[$Category.$F$2:$Category.$G$43];2;0)" office:value-type="string" office:string-value="F99" calcext:value-type="string">
            <text:p>F99</text:p>
          </table:table-cell>
          <table:table-cell table:number-columns-repeated="4"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4"/>
          <table:table-cell table:style-name="ce10" table:formula="of:=&quot;INSERT INTO wkeyword (key_name,key_code) VALUES ('&quot;&amp;[.A9]&amp;&quot;','&quot;&amp;[.C9]&amp;&quot;');&quot;" office:value-type="string" office:string-value="INSERT INTO wkeyword (key_name,key_code) VALUES ('CLINK DIR DEBIT','F99');" calcext:value-type="string">
            <text:p>INSERT INTO wkeyword (key_name,key_code) VALUES ('CLINK DIR DEBIT','F99');</text:p>
          </table:table-cell>
          <table:table-cell table:number-columns-repeated="1010"/>
        </table:table-row>
        <table:table-row table:style-name="ro5">
          <table:table-cell table:style-name="ce94" office:value-type="string" calcext:value-type="string">
            <text:p>MS CHARCOAL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10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6</text:p>
          </table:table-cell>
          <table:table-cell table:number-columns-repeated="4"/>
          <table:table-cell table:style-name="ce10" table:formula="of:=&quot;INSERT INTO wkeyword (key_name,key_code) VALUES ('&quot;&amp;[.A10]&amp;&quot;','&quot;&amp;[.C10]&amp;&quot;');&quot;" office:value-type="string" office:string-value="INSERT INTO wkeyword (key_name,key_code) VALUES ('MS CHARCOAL','D05');" calcext:value-type="string">
            <text:p>INSERT INTO wkeyword (key_name,key_code) VALUES ('MS CHARCOAL','D05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BETTS BRAND DIRECT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11];[$Category.$F$2:$Category.$G$43];2;0)" office:value-type="string" office:string-value="D03" calcext:value-type="string">
            <text:p>D03</text:p>
          </table:table-cell>
          <table:table-cell table:number-columns-repeated="4"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4"/>
          <table:table-cell table:style-name="ce10" table:formula="of:=&quot;INSERT INTO wkeyword (key_name,key_code) VALUES ('&quot;&amp;[.A11]&amp;&quot;','&quot;&amp;[.C11]&amp;&quot;');&quot;" office:value-type="string" office:string-value="INSERT INTO wkeyword (key_name,key_code) VALUES ('BETTS BRAND DIRECT','D03');" calcext:value-type="string">
            <text:p>INSERT INTO wkeyword (key_name,key_code) VALUES ('BETTS BRAND DIRECT','D03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NIKE HARBOURTOWN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12];[$Category.$F$2:$Category.$G$43];2;0)" office:value-type="string" office:string-value="D03" calcext:value-type="string">
            <text:p>D03</text:p>
          </table:table-cell>
          <table:table-cell table:number-columns-repeated="4"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4"/>
          <table:table-cell table:style-name="ce10" table:formula="of:=&quot;INSERT INTO wkeyword (key_name,key_code) VALUES ('&quot;&amp;[.A12]&amp;&quot;','&quot;&amp;[.C12]&amp;&quot;');&quot;" office:value-type="string" office:string-value="INSERT INTO wkeyword (key_name,key_code) VALUES ('NIKE HARBOURTOWN','D03');" calcext:value-type="string">
            <text:p>INSERT INTO wkeyword (key_name,key_code) VALUES ('NIKE HARBOURTOWN','D03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PACIFIC PINES PRIMARY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13];[$Category.$F$2:$Category.$G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License Fee</text:p>
          </table:table-cell>
          <table:table-cell office:value-type="string" calcext:value-type="string">
            <text:p>D09</text:p>
          </table:table-cell>
          <table:table-cell table:number-columns-repeated="4"/>
          <table:table-cell table:style-name="ce10" table:formula="of:=&quot;INSERT INTO wkeyword (key_name,key_code) VALUES ('&quot;&amp;[.A13]&amp;&quot;','&quot;&amp;[.C13]&amp;&quot;');&quot;" office:value-type="string" office:string-value="INSERT INTO wkeyword (key_name,key_code) VALUES ('PACIFIC PINES PRIMARY','D04');" calcext:value-type="string">
            <text:p>INSERT INTO wkeyword (key_name,key_code) VALUES ('PACIFIC PINES PRIMARY','D04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KMAR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1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 table:number-columns-repeated="4"/>
          <table:table-cell table:style-name="ce10" table:formula="of:=&quot;INSERT INTO wkeyword (key_name,key_code) VALUES ('&quot;&amp;[.A14]&amp;&quot;','&quot;&amp;[.C14]&amp;&quot;');&quot;" office:value-type="string" office:string-value="INSERT INTO wkeyword (key_name,key_code) VALUES ('KMART','D01');" calcext:value-type="string">
            <text:p>INSERT INTO wkeyword (key_name,key_code) VALUES ('KMART','D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JUSTICE SPER</text:p>
          </table:table-cell>
          <table:table-cell table:style-name="ce21" table:content-validation-name="val3" office:value-type="string" calcext:value-type="string">
            <text:p>Transportation -- Fines</text:p>
          </table:table-cell>
          <table:table-cell table:formula="of:=VLOOKUP([.B15];[$Category.$F$2:$Category.$G$43];2;0)" office:value-type="string" office:string-value="B07" calcext:value-type="string">
            <text:p>B07</text:p>
          </table:table-cell>
          <table:table-cell table:number-columns-repeated="4"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4"/>
          <table:table-cell table:style-name="ce10" table:formula="of:=&quot;INSERT INTO wkeyword (key_name,key_code) VALUES ('&quot;&amp;[.A15]&amp;&quot;','&quot;&amp;[.C15]&amp;&quot;');&quot;" office:value-type="string" office:string-value="INSERT INTO wkeyword (key_name,key_code) VALUES ('JUSTICE SPER','B07');" calcext:value-type="string">
            <text:p>INSERT INTO wkeyword (key_name,key_code) VALUES ('JUSTICE SPER','B07');</text:p>
          </table:table-cell>
          <table:table-cell table:number-columns-repeated="1010"/>
        </table:table-row>
        <table:table-row table:style-name="ro5">
          <table:table-cell table:style-name="ce94" office:value-type="string" calcext:value-type="string">
            <text:p>WE BREW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16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4"/>
          <table:table-cell table:style-name="ce10" table:formula="of:=&quot;INSERT INTO wkeyword (key_name,key_code) VALUES ('&quot;&amp;[.A16]&amp;&quot;','&quot;&amp;[.C16]&amp;&quot;');&quot;" office:value-type="string" office:string-value="INSERT INTO wkeyword (key_name,key_code) VALUES ('WE BREW','D01');" calcext:value-type="string">
            <text:p>INSERT INTO wkeyword (key_name,key_code) VALUES ('WE BREW','D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VODAFONE</text:p>
          </table:table-cell>
          <table:table-cell table:style-name="ce21" table:content-validation-name="val3" office:value-type="string" calcext:value-type="string">
            <text:p>Daily Living -- Mobile Phone Fee</text:p>
          </table:table-cell>
          <table:table-cell table:formula="of:=VLOOKUP([.B17];[$Category.$F$2:$Category.$G$43];2;0)" office:value-type="string" office:string-value="D11" calcext:value-type="string">
            <text:p>D11</text:p>
          </table:table-cell>
          <table:table-cell table:number-columns-repeated="4"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 table:number-columns-repeated="4"/>
          <table:table-cell table:style-name="ce10" table:formula="of:=&quot;INSERT INTO wkeyword (key_name,key_code) VALUES ('&quot;&amp;[.A17]&amp;&quot;','&quot;&amp;[.C17]&amp;&quot;');&quot;" office:value-type="string" office:string-value="INSERT INTO wkeyword (key_name,key_code) VALUES ('VODAFONE','D11');" calcext:value-type="string">
            <text:p>INSERT INTO wkeyword (key_name,key_code) VALUES ('VODAFONE','D1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TMR REG RENEW</text:p>
          </table:table-cell>
          <table:table-cell table:style-name="ce21" table:content-validation-name="val3" office:value-type="string" calcext:value-type="string">
            <text:p>Transportation -- Registration</text:p>
          </table:table-cell>
          <table:table-cell table:formula="of:=VLOOKUP([.B18];[$Category.$F$2:$Category.$G$43];2;0)" office:value-type="string" office:string-value="B03" calcext:value-type="string">
            <text:p>B03</text:p>
          </table:table-cell>
          <table:table-cell table:number-columns-repeated="4"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4"/>
          <table:table-cell table:style-name="ce10" table:formula="of:=&quot;INSERT INTO wkeyword (key_name,key_code) VALUES ('&quot;&amp;[.A18]&amp;&quot;','&quot;&amp;[.C18]&amp;&quot;');&quot;" office:value-type="string" office:string-value="INSERT INTO wkeyword (key_name,key_code) VALUES ('TMR REG RENEW','B03');" calcext:value-type="string">
            <text:p>INSERT INTO wkeyword (key_name,key_code) VALUES ('TMR REG RENEW','B03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OFFICEWORKS</text:p>
          </table:table-cell>
          <table:table-cell table:style-name="ce21" table:content-validation-name="val3" office:value-type="string" calcext:value-type="string">
            <text:p>Daily Living -- Office Supplies</text:p>
          </table:table-cell>
          <table:table-cell table:formula="of:=VLOOKUP([.B19];[$Category.$F$2:$Category.$G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4"/>
          <table:table-cell table:style-name="ce10" table:formula="of:=&quot;INSERT INTO wkeyword (key_name,key_code) VALUES ('&quot;&amp;[.A19]&amp;&quot;','&quot;&amp;[.C19]&amp;&quot;');&quot;" office:value-type="string" office:string-value="INSERT INTO wkeyword (key_name,key_code) VALUES ('OFFICEWORKS','D06');" calcext:value-type="string">
            <text:p>INSERT INTO wkeyword (key_name,key_code) VALUES ('OFFICEWORKS','D06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CHIKOR PTY LT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20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Payment -- Credit Card Cbank</text:p>
          </table:table-cell>
          <table:table-cell office:value-type="string" calcext:value-type="string">
            <text:p>F02</text:p>
          </table:table-cell>
          <table:table-cell table:number-columns-repeated="4"/>
          <table:table-cell table:style-name="ce10" table:formula="of:=&quot;INSERT INTO wkeyword (key_name,key_code) VALUES ('&quot;&amp;[.A20]&amp;&quot;','&quot;&amp;[.C20]&amp;&quot;');&quot;" office:value-type="string" office:string-value="INSERT INTO wkeyword (key_name,key_code) VALUES ('CHIKOR PTY LTD','D05');" calcext:value-type="string">
            <text:p>INSERT INTO wkeyword (key_name,key_code) VALUES ('CHIKOR PTY LTD','D05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WW PETROL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21];[$Category.$F$2:$Category.$G$43];2;0)" office:value-type="string" office:string-value="B01" calcext:value-type="string">
            <text:p>B01</text:p>
          </table:table-cell>
          <table:table-cell table:number-columns-repeated="4"/>
          <table:table-cell table:style-name="ce21" table:content-validation-name="val3" office:value-type="string" calcext:value-type="string">
            <text:p>Payment -- Credit Card ANZ</text:p>
          </table:table-cell>
          <table:table-cell office:value-type="string" calcext:value-type="string">
            <text:p>F01</text:p>
          </table:table-cell>
          <table:table-cell table:number-columns-repeated="4"/>
          <table:table-cell table:style-name="ce10" table:formula="of:=&quot;INSERT INTO wkeyword (key_name,key_code) VALUES ('&quot;&amp;[.A21]&amp;&quot;','&quot;&amp;[.C21]&amp;&quot;');&quot;" office:value-type="string" office:string-value="INSERT INTO wkeyword (key_name,key_code) VALUES ('WW PETROL','B01');" calcext:value-type="string">
            <text:p>INSERT INTO wkeyword (key_name,key_code) VALUES ('WW PETROL','B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PACIFIC PINES CHEMM</text:p>
          </table:table-cell>
          <table:table-cell table:style-name="ce21" table:content-validation-name="val3" office:value-type="string" calcext:value-type="string">
            <text:p>Medical/Health -- Medicine/Drugs</text:p>
          </table:table-cell>
          <table:table-cell table:formula="of:=VLOOKUP([.B22];[$Category.$F$2:$Category.$G$43];2;0)" office:value-type="string" office:string-value="C03" calcext:value-type="string">
            <text:p>C03</text:p>
          </table:table-cell>
          <table:table-cell table:number-columns-repeated="4"/>
          <table:table-cell office:value-type="string" calcext:value-type="string">
            <text:p>Daily Living -- Bank Fee</text:p>
          </table:table-cell>
          <table:table-cell office:value-type="string" calcext:value-type="string">
            <text:p>D08</text:p>
          </table:table-cell>
          <table:table-cell table:number-columns-repeated="4"/>
          <table:table-cell table:style-name="ce10" table:formula="of:=&quot;INSERT INTO wkeyword (key_name,key_code) VALUES ('&quot;&amp;[.A22]&amp;&quot;','&quot;&amp;[.C22]&amp;&quot;');&quot;" office:value-type="string" office:string-value="INSERT INTO wkeyword (key_name,key_code) VALUES ('PACIFIC PINES CHEMM','C03');" calcext:value-type="string">
            <text:p>INSERT INTO wkeyword (key_name,key_code) VALUES ('PACIFIC PINES CHEMM','C03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7-ELEVEN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23];[$Category.$F$2:$Category.$G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Payment -- Withdraw Cash</text:p>
          </table:table-cell>
          <table:table-cell office:value-type="string" calcext:value-type="string">
            <text:p>F04</text:p>
          </table:table-cell>
          <table:table-cell table:number-columns-repeated="4"/>
          <table:table-cell table:style-name="ce10" table:formula="of:=&quot;INSERT INTO wkeyword (key_name,key_code) VALUES ('&quot;&amp;[.A23]&amp;&quot;','&quot;&amp;[.C23]&amp;&quot;');&quot;" office:value-type="string" office:string-value="INSERT INTO wkeyword (key_name,key_code) VALUES ('7-ELEVEN','B01');" calcext:value-type="string">
            <text:p>INSERT INTO wkeyword (key_name,key_code) VALUES ('7-ELEVEN','B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COLE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G01</text:p>
          </table:table-cell>
          <table:table-cell table:number-columns-repeated="4"/>
          <table:table-cell table:style-name="ce10" table:formula="of:=&quot;INSERT INTO wkeyword (key_name,key_code) VALUES ('&quot;&amp;[.A24]&amp;&quot;','&quot;&amp;[.C24]&amp;&quot;');&quot;" office:value-type="string" office:string-value="INSERT INTO wkeyword (key_name,key_code) VALUES ('COLES','D01');" calcext:value-type="string">
            <text:p>INSERT INTO wkeyword (key_name,key_code) VALUES ('COLES','D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QAHS GENERAL ACCOUNT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25];[$Category.$F$2:$Category.$G$43];2;0)" office:value-type="string" office:string-value="D04" calcext:value-type="string">
            <text:p>D04</text:p>
          </table:table-cell>
          <table:table-cell table:number-columns-repeated="4"/>
          <table:table-cell table:style-name="ce21" table:content-validation-name="val3" office:value-type="string" calcext:value-type="string">
            <text:p>Housing Expenses -- Electricity</text:p>
          </table:table-cell>
          <table:table-cell office:value-type="string" calcext:value-type="string">
            <text:p>A03</text:p>
          </table:table-cell>
          <table:table-cell table:number-columns-repeated="4"/>
          <table:table-cell table:style-name="ce10" table:formula="of:=&quot;INSERT INTO wkeyword (key_name,key_code) VALUES ('&quot;&amp;[.A25]&amp;&quot;','&quot;&amp;[.C25]&amp;&quot;');&quot;" office:value-type="string" office:string-value="INSERT INTO wkeyword (key_name,key_code) VALUES ('QAHS GENERAL ACCOUNT','D04');" calcext:value-type="string">
            <text:p>INSERT INTO wkeyword (key_name,key_code) VALUES ('QAHS GENERAL ACCOUNT','D04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QNMU MEMBERSHIP</text:p>
          </table:table-cell>
          <table:table-cell table:style-name="ce21" table:content-validation-name="val3" office:value-type="string" calcext:value-type="string">
            <text:p>Daily Living -- License Fee</text:p>
          </table:table-cell>
          <table:table-cell table:formula="of:=VLOOKUP([.B26];[$Category.$F$2:$Category.$G$43];2;0)" office:value-type="string" office:string-value="D09" calcext:value-type="string">
            <text:p>D09</text:p>
          </table:table-cell>
          <table:table-cell table:number-columns-repeated="4"/>
          <table:table-cell office:value-type="string" calcext:value-type="string">
            <text:p>Miscellaneous -- Fund from </text:p>
          </table:table-cell>
          <table:table-cell office:value-type="string" calcext:value-type="string">
            <text:p>G02</text:p>
          </table:table-cell>
          <table:table-cell table:number-columns-repeated="4"/>
          <table:table-cell table:style-name="ce10" table:formula="of:=&quot;INSERT INTO wkeyword (key_name,key_code) VALUES ('&quot;&amp;[.A26]&amp;&quot;','&quot;&amp;[.C26]&amp;&quot;');&quot;" office:value-type="string" office:string-value="INSERT INTO wkeyword (key_name,key_code) VALUES ('QNMU MEMBERSHIP','D09');" calcext:value-type="string">
            <text:p>INSERT INTO wkeyword (key_name,key_code) VALUES ('QNMU MEMBERSHIP','D09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TELSTRA CORP</text:p>
          </table:table-cell>
          <table:table-cell table:style-name="ce21" table:content-validation-name="val3" office:value-type="string" calcext:value-type="string">
            <text:p>Housing Expenses -- Internet/Phone</text:p>
          </table:table-cell>
          <table:table-cell table:formula="of:=VLOOKUP([.B27];[$Category.$F$2:$Category.$G$43];2;0)" office:value-type="string" office:string-value="A04" calcext:value-type="string">
            <text:p>A04</text:p>
          </table:table-cell>
          <table:table-cell table:number-columns-repeated="4"/>
          <table:table-cell table:style-name="ce21" table:content-validation-name="val3" office:value-type="string" calcext:value-type="string">
            <text:p>Payment -- Fund to </text:p>
          </table:table-cell>
          <table:table-cell office:value-type="string" calcext:value-type="string">
            <text:p>F03</text:p>
          </table:table-cell>
          <table:table-cell table:number-columns-repeated="4"/>
          <table:table-cell table:style-name="ce10" table:formula="of:=&quot;INSERT INTO wkeyword (key_name,key_code) VALUES ('&quot;&amp;[.A27]&amp;&quot;','&quot;&amp;[.C27]&amp;&quot;');&quot;" office:value-type="string" office:string-value="INSERT INTO wkeyword (key_name,key_code) VALUES ('TELSTRA CORP','A04');" calcext:value-type="string">
            <text:p>INSERT INTO wkeyword (key_name,key_code) VALUES ('TELSTRA CORP','A04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DOMINO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28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Housing Expenses -- Household Items/Supplies</text:p>
          </table:table-cell>
          <table:table-cell office:value-type="string" calcext:value-type="string">
            <text:p>A05</text:p>
          </table:table-cell>
          <table:table-cell table:number-columns-repeated="4"/>
          <table:table-cell table:style-name="ce10" table:formula="of:=&quot;INSERT INTO wkeyword (key_name,key_code) VALUES ('&quot;&amp;[.A28]&amp;&quot;','&quot;&amp;[.C28]&amp;&quot;');&quot;" office:value-type="string" office:string-value="INSERT INTO wkeyword (key_name,key_code) VALUES ('DOMINO','D05');" calcext:value-type="string">
            <text:p>INSERT INTO wkeyword (key_name,key_code) VALUES ('DOMINO','D05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PAYPAL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29];[$Category.$F$2:$Category.$G$43];2;0)" office:value-type="string" office:string-value="D99" calcext:value-type="string">
            <text:p>D99</text:p>
          </table:table-cell>
          <table:table-cell table:number-columns-repeated="4"/>
          <table:table-cell office:value-type="string" calcext:value-type="string">
            <text:p>Entertainment -- Activities</text:p>
          </table:table-cell>
          <table:table-cell office:value-type="string" calcext:value-type="string">
            <text:p>E03</text:p>
          </table:table-cell>
          <table:table-cell table:number-columns-repeated="4"/>
          <table:table-cell table:style-name="ce10" table:formula="of:=&quot;INSERT INTO wkeyword (key_name,key_code) VALUES ('&quot;&amp;[.A29]&amp;&quot;','&quot;&amp;[.C29]&amp;&quot;');&quot;" office:value-type="string" office:string-value="INSERT INTO wkeyword (key_name,key_code) VALUES ('PAYPAL','D99');" calcext:value-type="string">
            <text:p>INSERT INTO wkeyword (key_name,key_code) VALUES ('PAYPAL','D99');</text:p>
          </table:table-cell>
          <table:table-cell table:number-columns-repeated="1010"/>
        </table:table-row>
        <table:table-row table:style-name="ro5">
          <table:table-cell table:style-name="ce94" office:value-type="string" calcext:value-type="string">
            <text:p>MEDIBANK</text:p>
          </table:table-cell>
          <table:table-cell table:style-name="ce21" table:content-validation-name="val3" office:value-type="string" calcext:value-type="string">
            <text:p>Medical/Health -- Insurance</text:p>
          </table:table-cell>
          <table:table-cell table:formula="of:=VLOOKUP([.B30];[$Category.$F$2:$Category.$G$43];2;0)" office:value-type="string" office:string-value="C01" calcext:value-type="string">
            <text:p>C01</text:p>
          </table:table-cell>
          <table:table-cell table:number-columns-repeated="4"/>
          <table:table-cell office:value-type="string" calcext:value-type="string">
            <text:p>Transportation -- Parking Fee</text:p>
          </table:table-cell>
          <table:table-cell office:value-type="string" calcext:value-type="string">
            <text:p>B06</text:p>
          </table:table-cell>
          <table:table-cell table:number-columns-repeated="4"/>
          <table:table-cell table:style-name="ce10" table:formula="of:=&quot;INSERT INTO wkeyword (key_name,key_code) VALUES ('&quot;&amp;[.A30]&amp;&quot;','&quot;&amp;[.C30]&amp;&quot;');&quot;" office:value-type="string" office:string-value="INSERT INTO wkeyword (key_name,key_code) VALUES ('MEDIBANK','C01');" calcext:value-type="string">
            <text:p>INSERT INTO wkeyword (key_name,key_code) VALUES ('MEDIBANK','C01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MCDONALDS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31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31]&amp;&quot;','&quot;&amp;[.C31]&amp;&quot;');&quot;" office:value-type="string" office:string-value="INSERT INTO wkeyword (key_name,key_code) VALUES ('MCDONALDS','D05');" calcext:value-type="string">
            <text:p>INSERT INTO wkeyword (key_name,key_code) VALUES ('MCDONALDS','D05');</text:p>
          </table:table-cell>
          <table:table-cell table:number-columns-repeated="1010"/>
        </table:table-row>
        <table:table-row table:style-name="ro5">
          <table:table-cell table:style-name="ce93" office:value-type="string" calcext:value-type="string">
            <text:p>DHC <text:s/>INVESTMENT</text:p>
          </table:table-cell>
          <table:table-cell table:style-name="ce21" table:content-validation-name="val3" office:value-type="string" calcext:value-type="string">
            <text:p>Housing Expenses -- Rent</text:p>
          </table:table-cell>
          <table:table-cell table:formula="of:=VLOOKUP([.B32];[$Category.$F$2:$Category.$G$43];2;0)" office:value-type="string" office:string-value="A02" calcext:value-type="string">
            <text:p>A02</text:p>
          </table:table-cell>
          <table:table-cell table:number-columns-repeated="10"/>
          <table:table-cell table:style-name="ce10" table:formula="of:=&quot;INSERT INTO wkeyword (key_name,key_code) VALUES ('&quot;&amp;[.A32]&amp;&quot;','&quot;&amp;[.C32]&amp;&quot;');&quot;" office:value-type="string" office:string-value="INSERT INTO wkeyword (key_name,key_code) VALUES ('DHC  INVESTMENT','A02');" calcext:value-type="string">
            <text:p>INSERT INTO wkeyword (key_name,key_code) VALUES ('DHC <text:s/>INVESTMENT','A02');</text:p>
          </table:table-cell>
          <table:table-cell table:number-columns-repeated="1010"/>
        </table:table-row>
        <table:table-row table:style-name="ro5">
          <table:table-cell table:style-name="ce94" office:value-type="string" calcext:value-type="string">
            <text:p>JUMMPS</text:p>
          </table:table-cell>
          <table:table-cell table:style-name="ce21" table:content-validation-name="val3" office:value-type="string" calcext:value-type="string">
            <text:p>Entertainment -- Activities</text:p>
          </table:table-cell>
          <table:table-cell table:formula="of:=VLOOKUP([.B33];[$Category.$F$2:$Category.$G$43];2;0)" office:value-type="string" office:string-value="E03" calcext:value-type="string">
            <text:p>E03</text:p>
          </table:table-cell>
          <table:table-cell table:number-columns-repeated="10"/>
          <table:table-cell table:style-name="ce10" table:formula="of:=&quot;INSERT INTO wkeyword (key_name,key_code) VALUES ('&quot;&amp;[.A33]&amp;&quot;','&quot;&amp;[.C33]&amp;&quot;');&quot;" office:value-type="string" office:string-value="INSERT INTO wkeyword (key_name,key_code) VALUES ('JUMMPS','E03');" calcext:value-type="string">
            <text:p>INSERT INTO wkeyword (key_name,key_code) VALUES ('JUMMPS','E03');</text:p>
          </table:table-cell>
          <table:table-cell table:number-columns-repeated="1010"/>
        </table:table-row>
        <table:table-row table:style-name="ro5">
          <table:table-cell table:style-name="ce95" office:value-type="string" calcext:value-type="string">
            <text:p>GOODLIFE</text:p>
          </table:table-cell>
          <table:table-cell table:style-name="ce21" table:content-validation-name="val3" office:value-type="string" calcext:value-type="string">
            <text:p>Medical/Health -- Health Club</text:p>
          </table:table-cell>
          <table:table-cell table:formula="of:=VLOOKUP([.B34];[$Category.$F$2:$Category.$G$43];2;0)" office:value-type="string" office:string-value="C04" calcext:value-type="string">
            <text:p>C04</text:p>
          </table:table-cell>
          <table:table-cell table:number-columns-repeated="10"/>
          <table:table-cell table:style-name="ce10" table:formula="of:=&quot;INSERT INTO wkeyword (key_name,key_code) VALUES ('&quot;&amp;[.A34]&amp;&quot;','&quot;&amp;[.C34]&amp;&quot;');&quot;" office:value-type="string" office:string-value="INSERT INTO wkeyword (key_name,key_code) VALUES ('GOODLIFE','C04');" calcext:value-type="string">
            <text:p>INSERT INTO wkeyword (key_name,key_code) VALUES ('GOODLIFE','C04');</text:p>
          </table:table-cell>
          <table:table-cell table:number-columns-repeated="1010"/>
        </table:table-row>
        <table:table-row table:style-name="ro5">
          <table:table-cell table:style-name="ce95" office:value-type="string" calcext:value-type="string">
            <text:p>TO <text:s/>014536587763751</text:p>
          </table:table-cell>
          <table:table-cell table:style-name="ce21" table:content-validation-name="val3" office:value-type="string" calcext:value-type="string">
            <text:p>Payment -- Credit Card Cbank</text:p>
          </table:table-cell>
          <table:table-cell table:formula="of:=VLOOKUP([.B35];[$Category.$F$2:$Category.$G$43];2;0)" office:value-type="string" office:string-value="F02" calcext:value-type="string">
            <text:p>F02</text:p>
          </table:table-cell>
          <table:table-cell table:number-columns-repeated="10"/>
          <table:table-cell table:style-name="ce10" table:formula="of:=&quot;INSERT INTO wkeyword (key_name,key_code) VALUES ('&quot;&amp;[.A35]&amp;&quot;','&quot;&amp;[.C35]&amp;&quot;');&quot;" office:value-type="string" office:string-value="INSERT INTO wkeyword (key_name,key_code) VALUES ('TO  014536587763751','F02');" calcext:value-type="string">
            <text:p>INSERT INTO wkeyword (key_name,key_code) VALUES ('TO <text:s/>014536587763751','F02');</text:p>
          </table:table-cell>
          <table:table-cell table:number-columns-repeated="1010"/>
        </table:table-row>
        <table:table-row table:style-name="ro5">
          <table:table-cell table:style-name="ce96" office:value-type="string" calcext:value-type="string">
            <text:p>TO 5468279041172986</text:p>
          </table:table-cell>
          <table:table-cell table:style-name="ce21" table:content-validation-name="val3" office:value-type="string" calcext:value-type="string">
            <text:p>Payment -- Credit Card ANZ</text:p>
          </table:table-cell>
          <table:table-cell table:formula="of:=VLOOKUP([.B36];[$Category.$F$2:$Category.$G$43];2;0)" office:value-type="string" office:string-value="F01" calcext:value-type="string">
            <text:p>F01</text:p>
          </table:table-cell>
          <table:table-cell table:number-columns-repeated="10"/>
          <table:table-cell table:style-name="ce10" table:formula="of:=&quot;INSERT INTO wkeyword (key_name,key_code) VALUES ('&quot;&amp;[.A36]&amp;&quot;','&quot;&amp;[.C36]&amp;&quot;');&quot;" office:value-type="string" office:string-value="INSERT INTO wkeyword (key_name,key_code) VALUES ('TO 5468279041172986','F01');" calcext:value-type="string">
            <text:p>INSERT INTO wkeyword (key_name,key_code) VALUES ('TO 5468279041172986','F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O 4564627119604502</text:p>
          </table:table-cell>
          <table:table-cell table:style-name="ce21" table:content-validation-name="val3" office:value-type="string" calcext:value-type="string">
            <text:p>Payment -- Credit Card ANZ</text:p>
          </table:table-cell>
          <table:table-cell table:formula="of:=VLOOKUP([.B37];[$Category.$F$2:$Category.$G$43];2;0)" office:value-type="string" office:string-value="F01" calcext:value-type="string">
            <text:p>F01</text:p>
          </table:table-cell>
          <table:table-cell table:number-columns-repeated="10"/>
          <table:table-cell table:style-name="ce10" table:formula="of:=&quot;INSERT INTO wkeyword (key_name,key_code) VALUES ('&quot;&amp;[.A37]&amp;&quot;','&quot;&amp;[.C37]&amp;&quot;');&quot;" office:value-type="string" office:string-value="INSERT INTO wkeyword (key_name,key_code) VALUES ('TO 4564627119604502','F01');" calcext:value-type="string">
            <text:p>INSERT INTO wkeyword (key_name,key_code) VALUES ('TO 4564627119604502','F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OMMONWEALTH CARDS</text:p>
          </table:table-cell>
          <table:table-cell table:style-name="ce21" table:content-validation-name="val3" office:value-type="string" calcext:value-type="string">
            <text:p>Payment -- Credit Card Cbank</text:p>
          </table:table-cell>
          <table:table-cell table:formula="of:=VLOOKUP([.B38];[$Category.$F$2:$Category.$G$43];2;0)" office:value-type="string" office:string-value="F02" calcext:value-type="string">
            <text:p>F02</text:p>
          </table:table-cell>
          <table:table-cell table:number-columns-repeated="10"/>
          <table:table-cell table:style-name="ce10" table:formula="of:=&quot;INSERT INTO wkeyword (key_name,key_code) VALUES ('&quot;&amp;[.A38]&amp;&quot;','&quot;&amp;[.C38]&amp;&quot;');&quot;" office:value-type="string" office:string-value="INSERT INTO wkeyword (key_name,key_code) VALUES ('COMMONWEALTH CARDS','F02');" calcext:value-type="string">
            <text:p>INSERT INTO wkeyword (key_name,key_code) VALUES ('COMMONWEALTH CARDS','F02');</text:p>
          </table:table-cell>
          <table:table-cell table:number-columns-repeated="1010"/>
        </table:table-row>
        <table:table-row table:style-name="ro5">
          <table:table-cell table:style-name="ce94" office:value-type="string" calcext:value-type="string">
            <text:p>DEBIT INTEREST CHARGED</text:p>
          </table:table-cell>
          <table:table-cell table:style-name="ce21" table:content-validation-name="val4" office:value-type="string" calcext:value-type="string">
            <text:p>Daily Living -- Bank Fee</text:p>
          </table:table-cell>
          <table:table-cell table:formula="of:=VLOOKUP([.B39];[$Category.$F$2:$Category.$G$43];2;0)" office:value-type="string" office:string-value="D08" calcext:value-type="string">
            <text:p>D08</text:p>
          </table:table-cell>
          <table:table-cell table:number-columns-repeated="10"/>
          <table:table-cell table:style-name="ce10" table:formula="of:=&quot;INSERT INTO wkeyword (key_name,key_code) VALUES ('&quot;&amp;[.A39]&amp;&quot;','&quot;&amp;[.C39]&amp;&quot;');&quot;" office:value-type="string" office:string-value="INSERT INTO wkeyword (key_name,key_code) VALUES ('DEBIT INTEREST CHARGED','D08');" calcext:value-type="string">
            <text:p>INSERT INTO wkeyword (key_name,key_code) VALUES ('DEBIT INTEREST CHARGED','D08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ACCOUNT SERVICING FEE</text:p>
          </table:table-cell>
          <table:table-cell table:style-name="ce21" table:content-validation-name="val3" office:value-type="string" calcext:value-type="string">
            <text:p>Daily Living -- Bank Fee</text:p>
          </table:table-cell>
          <table:table-cell table:formula="of:=VLOOKUP([.B40];[$Category.$F$2:$Category.$G$43];2;0)" office:value-type="string" office:string-value="D08" calcext:value-type="string">
            <text:p>D08</text:p>
          </table:table-cell>
          <table:table-cell table:number-columns-repeated="10"/>
          <table:table-cell table:style-name="ce10" table:formula="of:=&quot;INSERT INTO wkeyword (key_name,key_code) VALUES ('&quot;&amp;[.A40]&amp;&quot;','&quot;&amp;[.C40]&amp;&quot;');&quot;" office:value-type="string" office:string-value="INSERT INTO wkeyword (key_name,key_code) VALUES ('ACCOUNT SERVICING FEE','D08');" calcext:value-type="string">
            <text:p>INSERT INTO wkeyword (key_name,key_code) VALUES ('ACCOUNT SERVICING FEE','D08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REVERSAL OF ACCOUNT SERVICING FEE</text:p>
          </table:table-cell>
          <table:table-cell table:style-name="ce21" table:content-validation-name="val3" office:value-type="string" calcext:value-type="string">
            <text:p>Daily Living -- Bank Fee</text:p>
          </table:table-cell>
          <table:table-cell table:formula="of:=VLOOKUP([.B41];[$Category.$F$2:$Category.$G$43];2;0)" office:value-type="string" office:string-value="D08" calcext:value-type="string">
            <text:p>D08</text:p>
          </table:table-cell>
          <table:table-cell table:number-columns-repeated="10"/>
          <table:table-cell table:style-name="ce10" table:formula="of:=&quot;INSERT INTO wkeyword (key_name,key_code) VALUES ('&quot;&amp;[.A41]&amp;&quot;','&quot;&amp;[.C41]&amp;&quot;');&quot;" office:value-type="string" office:string-value="INSERT INTO wkeyword (key_name,key_code) VALUES ('REVERSAL OF ACCOUNT SERVICING FEE','D08');" calcext:value-type="string">
            <text:p>INSERT INTO wkeyword (key_name,key_code) VALUES ('REVERSAL OF ACCOUNT SERVICING FEE','D08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ATM</text:p>
          </table:table-cell>
          <table:table-cell table:style-name="ce21" table:content-validation-name="val3" office:value-type="string" calcext:value-type="string">
            <text:p>Payment -- Withdraw Cash</text:p>
          </table:table-cell>
          <table:table-cell table:formula="of:=VLOOKUP([.B42];[$Category.$F$2:$Category.$G$43];2;0)" office:value-type="string" office:string-value="F04" calcext:value-type="string">
            <text:p>F04</text:p>
          </table:table-cell>
          <table:table-cell table:number-columns-repeated="10"/>
          <table:table-cell table:style-name="ce10" table:formula="of:=&quot;INSERT INTO wkeyword (key_name,key_code) VALUES ('&quot;&amp;[.A42]&amp;&quot;','&quot;&amp;[.C42]&amp;&quot;');&quot;" office:value-type="string" office:string-value="INSERT INTO wkeyword (key_name,key_code) VALUES ('ATM','F04');" calcext:value-type="string">
            <text:p>INSERT INTO wkeyword (key_name,key_code) VALUES ('ATM','F04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AY/SALARY</text:p>
          </table:table-cell>
          <table:table-cell table:style-name="ce21" table:content-validation-name="val3" office:value-type="string" calcext:value-type="string">
            <text:p>Miscellaneous -- Income</text:p>
          </table:table-cell>
          <table:table-cell table:formula="of:=VLOOKUP([.B43];[$Category.$F$2:$Category.$G$43];2;0)" office:value-type="string" office:string-value="G01" calcext:value-type="string">
            <text:p>G01</text:p>
          </table:table-cell>
          <table:table-cell table:number-columns-repeated="10"/>
          <table:table-cell table:style-name="ce10" table:formula="of:=&quot;INSERT INTO wkeyword (key_name,key_code) VALUES ('&quot;&amp;[.A43]&amp;&quot;','&quot;&amp;[.C43]&amp;&quot;');&quot;" office:value-type="string" office:string-value="INSERT INTO wkeyword (key_name,key_code) VALUES ('PAY/SALARY','G01');" calcext:value-type="string">
            <text:p>INSERT INTO wkeyword (key_name,key_code) VALUES ('PAY/SALARY','G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LINE PH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44];[$Category.$F$2:$Category.$G$43];2;0)" office:value-type="string" office:string-value="D99" calcext:value-type="string">
            <text:p>D99</text:p>
          </table:table-cell>
          <table:table-cell table:number-columns-repeated="10"/>
          <table:table-cell table:style-name="ce10" table:formula="of:=&quot;INSERT INTO wkeyword (key_name,key_code) VALUES ('&quot;&amp;[.A44]&amp;&quot;','&quot;&amp;[.C44]&amp;&quot;');&quot;" office:value-type="string" office:string-value="INSERT INTO wkeyword (key_name,key_code) VALUES ('PLINE PH','D99');" calcext:value-type="string">
            <text:p>INSERT INTO wkeyword (key_name,key_code) VALUES ('PLINE PH','D99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RUMBYS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45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45]&amp;&quot;','&quot;&amp;[.C45]&amp;&quot;');&quot;" office:value-type="string" office:string-value="INSERT INTO wkeyword (key_name,key_code) VALUES ('BRUMBYS','D05');" calcext:value-type="string">
            <text:p>INSERT INTO wkeyword (key_name,key_code) VALUES ('BRUMBYS','D05');</text:p>
          </table:table-cell>
          <table:table-cell table:number-columns-repeated="1010"/>
        </table:table-row>
        <table:table-row table:style-name="ro5">
          <table:table-cell table:style-name="ce96" office:value-type="string" calcext:value-type="string">
            <text:p>JHY PTY LTD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6];[$Category.$F$2:$Category.$G$43];2;0)" office:value-type="string" office:string-value="D01" calcext:value-type="string">
            <text:p>D01</text:p>
          </table:table-cell>
          <table:table-cell table:number-columns-repeated="10"/>
          <table:table-cell table:style-name="ce10" table:formula="of:=&quot;INSERT INTO wkeyword (key_name,key_code) VALUES ('&quot;&amp;[.A46]&amp;&quot;','&quot;&amp;[.C46]&amp;&quot;');&quot;" office:value-type="string" office:string-value="INSERT INTO wkeyword (key_name,key_code) VALUES ('JHY PTY LTD','D01');" calcext:value-type="string">
            <text:p>INSERT INTO wkeyword (key_name,key_code) VALUES ('JHY PTY LTD','D01');</text:p>
          </table:table-cell>
          <table:table-cell table:number-columns-repeated="1010"/>
        </table:table-row>
        <table:table-row table:style-name="ro5">
          <table:table-cell table:style-name="ce96" office:value-type="string" calcext:value-type="string">
            <text:p>BREADTOP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47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47]&amp;&quot;','&quot;&amp;[.C47]&amp;&quot;');&quot;" office:value-type="string" office:string-value="INSERT INTO wkeyword (key_name,key_code) VALUES ('BREADTOP','D05');" calcext:value-type="string">
            <text:p>INSERT INTO wkeyword (key_name,key_code) VALUES ('BREADTOP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GREEN VALLEY BUTCHE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8];[$Category.$F$2:$Category.$G$43];2;0)" office:value-type="string" office:string-value="D01" calcext:value-type="string">
            <text:p>D01</text:p>
          </table:table-cell>
          <table:table-cell table:number-columns-repeated="10"/>
          <table:table-cell table:style-name="ce10" table:formula="of:=&quot;INSERT INTO wkeyword (key_name,key_code) VALUES ('&quot;&amp;[.A48]&amp;&quot;','&quot;&amp;[.C48]&amp;&quot;');&quot;" office:value-type="string" office:string-value="INSERT INTO wkeyword (key_name,key_code) VALUES ('GREEN VALLEY BUTCHE','D01');" calcext:value-type="string">
            <text:p>INSERT INTO wkeyword (key_name,key_code) VALUES ('GREEN VALLEY BUTCHE','D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ACHIBANA PTY LTD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9];[$Category.$F$2:$Category.$G$43];2;0)" office:value-type="string" office:string-value="D01" calcext:value-type="string">
            <text:p>D01</text:p>
          </table:table-cell>
          <table:table-cell table:number-columns-repeated="10"/>
          <table:table-cell table:style-name="ce10" table:formula="of:=&quot;INSERT INTO wkeyword (key_name,key_code) VALUES ('&quot;&amp;[.A49]&amp;&quot;','&quot;&amp;[.C49]&amp;&quot;');&quot;" office:value-type="string" office:string-value="INSERT INTO wkeyword (key_name,key_code) VALUES ('TACHIBANA PTY LTD','D01');" calcext:value-type="string">
            <text:p>INSERT INTO wkeyword (key_name,key_code) VALUES ('TACHIBANA PTY LTD','D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ORIGIN ENERGY</text:p>
          </table:table-cell>
          <table:table-cell table:style-name="ce21" table:content-validation-name="val3" office:value-type="string" calcext:value-type="string">
            <text:p>Housing Expenses -- Electricity</text:p>
          </table:table-cell>
          <table:table-cell table:formula="of:=VLOOKUP([.B50];[$Category.$F$2:$Category.$G$43];2;0)" office:value-type="string" office:string-value="A03" calcext:value-type="string">
            <text:p>A03</text:p>
          </table:table-cell>
          <table:table-cell table:number-columns-repeated="10"/>
          <table:table-cell table:style-name="ce10" table:formula="of:=&quot;INSERT INTO wkeyword (key_name,key_code) VALUES ('&quot;&amp;[.A50]&amp;&quot;','&quot;&amp;[.C50]&amp;&quot;');&quot;" office:value-type="string" office:string-value="INSERT INTO wkeyword (key_name,key_code) VALUES ('ORIGIN ENERGY','A03');" calcext:value-type="string">
            <text:p>INSERT INTO wkeyword (key_name,key_code) VALUES ('ORIGIN ENERGY','A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LOVE THAT BOOK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51];[$Category.$F$2:$Category.$G$43];2;0)" office:value-type="string" office:string-value="D04" calcext:value-type="string">
            <text:p>D04</text:p>
          </table:table-cell>
          <table:table-cell table:number-columns-repeated="10"/>
          <table:table-cell table:style-name="ce10" table:formula="of:=&quot;INSERT INTO wkeyword (key_name,key_code) VALUES ('&quot;&amp;[.A51]&amp;&quot;','&quot;&amp;[.C51]&amp;&quot;');&quot;" office:value-type="string" office:string-value="INSERT INTO wkeyword (key_name,key_code) VALUES ('LOVE THAT BOOK','D04');" calcext:value-type="string">
            <text:p>INSERT INTO wkeyword (key_name,key_code) VALUES ('LOVE THAT BOOK','D04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ZARRAFFAS COFFEE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52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52]&amp;&quot;','&quot;&amp;[.C52]&amp;&quot;');&quot;" office:value-type="string" office:string-value="INSERT INTO wkeyword (key_name,key_code) VALUES ('ZARRAFFAS COFFEE','D05');" calcext:value-type="string">
            <text:p>INSERT INTO wkeyword (key_name,key_code) VALUES ('ZARRAFFAS COFFEE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FROM <text:s text:c="6"/>587763751</text:p>
          </table:table-cell>
          <table:table-cell table:style-name="ce21" table:content-validation-name="val3" office:value-type="string" calcext:value-type="string">
            <text:p>Miscellaneous -- Fund from </text:p>
          </table:table-cell>
          <table:table-cell table:formula="of:=VLOOKUP([.B53];[$Category.$F$2:$Category.$G$43];2;0)" office:value-type="string" office:string-value="G02" calcext:value-type="string">
            <text:p>G02</text:p>
          </table:table-cell>
          <table:table-cell table:number-columns-repeated="10"/>
          <table:table-cell table:style-name="ce10" table:formula="of:=&quot;INSERT INTO wkeyword (key_name,key_code) VALUES ('&quot;&amp;[.A53]&amp;&quot;','&quot;&amp;[.C53]&amp;&quot;');&quot;" office:value-type="string" office:string-value="INSERT INTO wkeyword (key_name,key_code) VALUES ('FROM       587763751','G02');" calcext:value-type="string">
            <text:p>INSERT INTO wkeyword (key_name,key_code) VALUES ('FROM <text:s text:c="6"/>587763751','G02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ACIFIC PINES PRIMAR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54];[$Category.$F$2:$Category.$G$43];2;0)" office:value-type="string" office:string-value="D04" calcext:value-type="string">
            <text:p>D04</text:p>
          </table:table-cell>
          <table:table-cell table:number-columns-repeated="10"/>
          <table:table-cell table:style-name="ce10" table:formula="of:=&quot;INSERT INTO wkeyword (key_name,key_code) VALUES ('&quot;&amp;[.A54]&amp;&quot;','&quot;&amp;[.C54]&amp;&quot;');&quot;" office:value-type="string" office:string-value="INSERT INTO wkeyword (key_name,key_code) VALUES ('PACIFIC PINES PRIMAR','D04');" calcext:value-type="string">
            <text:p>INSERT INTO wkeyword (key_name,key_code) VALUES ('PACIFIC PINES PRIMAR','D04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URGER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55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55]&amp;&quot;','&quot;&amp;[.C55]&amp;&quot;');&quot;" office:value-type="string" office:string-value="INSERT INTO wkeyword (key_name,key_code) VALUES ('BURGERD','D05');" calcext:value-type="string">
            <text:p>INSERT INTO wkeyword (key_name,key_code) VALUES ('BURGERD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AYMENT TRANSFER</text:p>
          </table:table-cell>
          <table:table-cell table:style-name="ce21" table:content-validation-name="val3" office:value-type="string" calcext:value-type="string">
            <text:p>Payment -- Fund to </text:p>
          </table:table-cell>
          <table:table-cell table:formula="of:=VLOOKUP([.B56];[$Category.$F$2:$Category.$G$43];2;0)" office:value-type="string" office:string-value="F03" calcext:value-type="string">
            <text:p>F03</text:p>
          </table:table-cell>
          <table:table-cell table:number-columns-repeated="10"/>
          <table:table-cell table:style-name="ce10" table:formula="of:=&quot;INSERT INTO wkeyword (key_name,key_code) VALUES ('&quot;&amp;[.A56]&amp;&quot;','&quot;&amp;[.C56]&amp;&quot;');&quot;" office:value-type="string" office:string-value="INSERT INTO wkeyword (key_name,key_code) VALUES ('PAYMENT TRANSFER','F03');" calcext:value-type="string">
            <text:p>INSERT INTO wkeyword (key_name,key_code) VALUES ('PAYMENT TRANSFER','F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UNNINGS</text:p>
          </table:table-cell>
          <table:table-cell table:style-name="ce21" table:content-validation-name="val3" office:value-type="string" calcext:value-type="string">
            <text:p>Housing Expenses -- Household Items/Supplies</text:p>
          </table:table-cell>
          <table:table-cell table:formula="of:=VLOOKUP([.B57];[$Category.$F$2:$Category.$G$43];2;0)" office:value-type="string" office:string-value="A05" calcext:value-type="string">
            <text:p>A05</text:p>
          </table:table-cell>
          <table:table-cell table:number-columns-repeated="10"/>
          <table:table-cell table:style-name="ce10" table:formula="of:=&quot;INSERT INTO wkeyword (key_name,key_code) VALUES ('&quot;&amp;[.A57]&amp;&quot;','&quot;&amp;[.C57]&amp;&quot;');&quot;" office:value-type="string" office:string-value="INSERT INTO wkeyword (key_name,key_code) VALUES ('BUNNINGS','A05');" calcext:value-type="string">
            <text:p>INSERT INTO wkeyword (key_name,key_code) VALUES ('BUNNINGS','A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EG FUELCO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58];[$Category.$F$2:$Category.$G$43];2;0)" office:value-type="string" office:string-value="B01" calcext:value-type="string">
            <text:p>B01</text:p>
          </table:table-cell>
          <table:table-cell table:number-columns-repeated="10"/>
          <table:table-cell table:style-name="ce10" table:formula="of:=&quot;INSERT INTO wkeyword (key_name,key_code) VALUES ('&quot;&amp;[.A58]&amp;&quot;','&quot;&amp;[.C58]&amp;&quot;');&quot;" office:value-type="string" office:string-value="INSERT INTO wkeyword (key_name,key_code) VALUES ('EG FUELCO','B01');" calcext:value-type="string">
            <text:p>INSERT INTO wkeyword (key_name,key_code) VALUES ('EG FUELCO','B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ADIDAS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59];[$Category.$F$2:$Category.$G$43];2;0)" office:value-type="string" office:string-value="D03" calcext:value-type="string">
            <text:p>D03</text:p>
          </table:table-cell>
          <table:table-cell table:number-columns-repeated="10"/>
          <table:table-cell table:style-name="ce10" table:formula="of:=&quot;INSERT INTO wkeyword (key_name,key_code) VALUES ('&quot;&amp;[.A59]&amp;&quot;','&quot;&amp;[.C59]&amp;&quot;');&quot;" office:value-type="string" office:string-value="INSERT INTO wkeyword (key_name,key_code) VALUES ('ADIDAS','D03');" calcext:value-type="string">
            <text:p>INSERT INTO wkeyword (key_name,key_code) VALUES ('ADIDAS','D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KFC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0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60]&amp;&quot;','&quot;&amp;[.C60]&amp;&quot;');&quot;" office:value-type="string" office:string-value="INSERT INTO wkeyword (key_name,key_code) VALUES ('KFC','D05');" calcext:value-type="string">
            <text:p>INSERT INTO wkeyword (key_name,key_code) VALUES ('KFC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REASURE TRAIN PT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1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61]&amp;&quot;','&quot;&amp;[.C61]&amp;&quot;');&quot;" office:value-type="string" office:string-value="INSERT INTO wkeyword (key_name,key_code) VALUES ('TREASURE TRAIN PTY','D05');" calcext:value-type="string">
            <text:p>INSERT INTO wkeyword (key_name,key_code) VALUES ('TREASURE TRAIN PTY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ARKWOOD INTERNATION</text:p>
          </table:table-cell>
          <table:table-cell table:style-name="ce21" table:content-validation-name="val3" office:value-type="string" calcext:value-type="string">
            <text:p>Entertainment -- Activities</text:p>
          </table:table-cell>
          <table:table-cell table:formula="of:=VLOOKUP([.B62];[$Category.$F$2:$Category.$G$43];2;0)" office:value-type="string" office:string-value="E03" calcext:value-type="string">
            <text:p>E03</text:p>
          </table:table-cell>
          <table:table-cell table:number-columns-repeated="10"/>
          <table:table-cell table:style-name="ce10" table:formula="of:=&quot;INSERT INTO wkeyword (key_name,key_code) VALUES ('&quot;&amp;[.A62]&amp;&quot;','&quot;&amp;[.C62]&amp;&quot;');&quot;" office:value-type="string" office:string-value="INSERT INTO wkeyword (key_name,key_code) VALUES ('PARKWOOD INTERNATION','E03');" calcext:value-type="string">
            <text:p>INSERT INTO wkeyword (key_name,key_code) VALUES ('PARKWOOD INTERNATION','E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TRIKE AUSTRALIA PTY</text:p>
          </table:table-cell>
          <table:table-cell table:style-name="ce21" table:content-validation-name="val3" office:value-type="string" calcext:value-type="string">
            <text:p>Entertainment -- Activities</text:p>
          </table:table-cell>
          <table:table-cell table:formula="of:=VLOOKUP([.B63];[$Category.$F$2:$Category.$G$43];2;0)" office:value-type="string" office:string-value="E03" calcext:value-type="string">
            <text:p>E03</text:p>
          </table:table-cell>
          <table:table-cell table:number-columns-repeated="10"/>
          <table:table-cell table:style-name="ce10" table:formula="of:=&quot;INSERT INTO wkeyword (key_name,key_code) VALUES ('&quot;&amp;[.A63]&amp;&quot;','&quot;&amp;[.C63]&amp;&quot;');&quot;" office:value-type="string" office:string-value="INSERT INTO wkeyword (key_name,key_code) VALUES ('STRIKE AUSTRALIA PTY','E03');" calcext:value-type="string">
            <text:p>INSERT INTO wkeyword (key_name,key_code) VALUES ('STRIKE AUSTRALIA PTY','E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FRESH FRUI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64];[$Category.$F$2:$Category.$G$43];2;0)" office:value-type="string" office:string-value="D01" calcext:value-type="string">
            <text:p>D01</text:p>
          </table:table-cell>
          <table:table-cell table:number-columns-repeated="10"/>
          <table:table-cell table:style-name="ce10" table:formula="of:=&quot;INSERT INTO wkeyword (key_name,key_code) VALUES ('&quot;&amp;[.A64]&amp;&quot;','&quot;&amp;[.C64]&amp;&quot;');&quot;" office:value-type="string" office:string-value="INSERT INTO wkeyword (key_name,key_code) VALUES ('FRESH FRUIT','D01');" calcext:value-type="string">
            <text:p>INSERT INTO wkeyword (key_name,key_code) VALUES ('FRESH FRUIT','D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GOLD COAST CITY</text:p>
          </table:table-cell>
          <table:table-cell table:style-name="ce21" table:content-validation-name="val3" office:value-type="string" calcext:value-type="string">
            <text:p>Transportation -- Parking Fee</text:p>
          </table:table-cell>
          <table:table-cell table:formula="of:=VLOOKUP([.B65];[$Category.$F$2:$Category.$G$43];2;0)" office:value-type="string" office:string-value="B06" calcext:value-type="string">
            <text:p>B06</text:p>
          </table:table-cell>
          <table:table-cell table:number-columns-repeated="10"/>
          <table:table-cell table:style-name="ce10" table:formula="of:=&quot;INSERT INTO wkeyword (key_name,key_code) VALUES ('&quot;&amp;[.A65]&amp;&quot;','&quot;&amp;[.C65]&amp;&quot;');&quot;" office:value-type="string" office:string-value="INSERT INTO wkeyword (key_name,key_code) VALUES ('GOLD COAST CITY','B06');" calcext:value-type="string">
            <text:p>INSERT INTO wkeyword (key_name,key_code) VALUES ('GOLD COAST CITY','B06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LEE HARBOUR TOWN CC4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66];[$Category.$F$2:$Category.$G$43];2;0)" office:value-type="string" office:string-value="D03" calcext:value-type="string">
            <text:p>D03</text:p>
          </table:table-cell>
          <table:table-cell table:number-columns-repeated="10"/>
          <table:table-cell table:style-name="ce10" table:formula="of:=&quot;INSERT INTO wkeyword (key_name,key_code) VALUES ('&quot;&amp;[.A66]&amp;&quot;','&quot;&amp;[.C66]&amp;&quot;');&quot;" office:value-type="string" office:string-value="INSERT INTO wkeyword (key_name,key_code) VALUES ('LEE HARBOUR TOWN CC4','D03');" calcext:value-type="string">
            <text:p>INSERT INTO wkeyword (key_name,key_code) VALUES ('LEE HARBOUR TOWN CC4','D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HARBOR TWN GOLD CO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67];[$Category.$F$2:$Category.$G$43];2;0)" office:value-type="string" office:string-value="D03" calcext:value-type="string">
            <text:p>D03</text:p>
          </table:table-cell>
          <table:table-cell table:number-columns-repeated="10"/>
          <table:table-cell table:style-name="ce10" table:formula="of:=&quot;INSERT INTO wkeyword (key_name,key_code) VALUES ('&quot;&amp;[.A67]&amp;&quot;','&quot;&amp;[.C67]&amp;&quot;');&quot;" office:value-type="string" office:string-value="INSERT INTO wkeyword (key_name,key_code) VALUES ('HARBOR TWN GOLD CO','D03');" calcext:value-type="string">
            <text:p>INSERT INTO wkeyword (key_name,key_code) VALUES ('HARBOR TWN GOLD CO','D03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EMERALD LAKES GOLF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68];[$Category.$F$2:$Category.$G$43];2;0)" office:value-type="string" office:string-value="D99" calcext:value-type="string">
            <text:p>D99</text:p>
          </table:table-cell>
          <table:table-cell table:number-columns-repeated="10"/>
          <table:table-cell table:style-name="ce10" table:formula="of:=&quot;INSERT INTO wkeyword (key_name,key_code) VALUES ('&quot;&amp;[.A68]&amp;&quot;','&quot;&amp;[.C68]&amp;&quot;');&quot;" office:value-type="string" office:string-value="INSERT INTO wkeyword (key_name,key_code) VALUES ('EMERALD LAKES GOLF','D99');" calcext:value-type="string">
            <text:p>INSERT INTO wkeyword (key_name,key_code) VALUES ('EMERALD LAKES GOLF','D99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MOS BURGER AUSTRALIA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9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69]&amp;&quot;','&quot;&amp;[.C69]&amp;&quot;');&quot;" office:value-type="string" office:string-value="INSERT INTO wkeyword (key_name,key_code) VALUES ('MOS BURGER AUSTRALIA','D05');" calcext:value-type="string">
            <text:p>INSERT INTO wkeyword (key_name,key_code) VALUES ('MOS BURGER AUSTRALIA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GONG CHA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0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0]&amp;&quot;','&quot;&amp;[.C70]&amp;&quot;');&quot;" office:value-type="string" office:string-value="INSERT INTO wkeyword (key_name,key_code) VALUES ('GONG CHA','D05');" calcext:value-type="string">
            <text:p>INSERT INTO wkeyword (key_name,key_code) VALUES ('GONG CHA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UMART</text:p>
          </table:table-cell>
          <table:table-cell table:style-name="ce21" table:content-validation-name="val3" office:value-type="string" calcext:value-type="string">
            <text:p>Daily Living -- Office Supplies</text:p>
          </table:table-cell>
          <table:table-cell table:formula="of:=VLOOKUP([.B71];[$Category.$F$2:$Category.$G$43];2;0)" office:value-type="string" office:string-value="D06" calcext:value-type="string">
            <text:p>D06</text:p>
          </table:table-cell>
          <table:table-cell table:number-columns-repeated="10"/>
          <table:table-cell table:style-name="ce10" table:formula="of:=&quot;INSERT INTO wkeyword (key_name,key_code) VALUES ('&quot;&amp;[.A71]&amp;&quot;','&quot;&amp;[.C71]&amp;&quot;');&quot;" office:value-type="string" office:string-value="INSERT INTO wkeyword (key_name,key_code) VALUES ('UMART','D06');" calcext:value-type="string">
            <text:p>INSERT INTO wkeyword (key_name,key_code) VALUES ('UMART','D06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UBWA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2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2]&amp;&quot;','&quot;&amp;[.C72]&amp;&quot;');&quot;" office:value-type="string" office:string-value="INSERT INTO wkeyword (key_name,key_code) VALUES ('SUBWAY','D05');" calcext:value-type="string">
            <text:p>INSERT INTO wkeyword (key_name,key_code) VALUES ('SUBWAY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GUZMAN Y GOMEZ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3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3]&amp;&quot;','&quot;&amp;[.C73]&amp;&quot;');&quot;" office:value-type="string" office:string-value="INSERT INTO wkeyword (key_name,key_code) VALUES ('GUZMAN Y GOMEZ','D05');" calcext:value-type="string">
            <text:p>INSERT INTO wkeyword (key_name,key_code) VALUES ('GUZMAN Y GOMEZ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HARBOURTOWN CHOCOLAT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4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4]&amp;&quot;','&quot;&amp;[.C74]&amp;&quot;');&quot;" office:value-type="string" office:string-value="INSERT INTO wkeyword (key_name,key_code) VALUES ('HARBOURTOWN CHOCOLAT','D05');" calcext:value-type="string">
            <text:p>INSERT INTO wkeyword (key_name,key_code) VALUES ('HARBOURTOWN CHOCOLAT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HARBOURTOWN DIS FRUI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75];[$Category.$F$2:$Category.$G$43];2;0)" office:value-type="string" office:string-value="D01" calcext:value-type="string">
            <text:p>D01</text:p>
          </table:table-cell>
          <table:table-cell table:number-columns-repeated="10"/>
          <table:table-cell table:style-name="ce10" table:formula="of:=&quot;INSERT INTO wkeyword (key_name,key_code) VALUES ('&quot;&amp;[.A75]&amp;&quot;','&quot;&amp;[.C75]&amp;&quot;');&quot;" office:value-type="string" office:string-value="INSERT INTO wkeyword (key_name,key_code) VALUES ('HARBOURTOWN DIS FRUI','D01');" calcext:value-type="string">
            <text:p>INSERT INTO wkeyword (key_name,key_code) VALUES ('HARBOURTOWN DIS FRUI','D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READ 4U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6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6]&amp;&quot;','&quot;&amp;[.C76]&amp;&quot;');&quot;" office:value-type="string" office:string-value="INSERT INTO wkeyword (key_name,key_code) VALUES ('BREAD 4U','D05');" calcext:value-type="string">
            <text:p>INSERT INTO wkeyword (key_name,key_code) VALUES ('BREAD 4U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OCO CREMA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7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7]&amp;&quot;','&quot;&amp;[.C77]&amp;&quot;');&quot;" office:value-type="string" office:string-value="INSERT INTO wkeyword (key_name,key_code) VALUES ('COCO CREMA','D05');" calcext:value-type="string">
            <text:p>INSERT INTO wkeyword (key_name,key_code) VALUES ('COCO CREMA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OX &amp; BARREL HOMEWAR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78];[$Category.$F$2:$Category.$G$43];2;0)" office:value-type="string" office:string-value="D99" calcext:value-type="string">
            <text:p>D99</text:p>
          </table:table-cell>
          <table:table-cell table:number-columns-repeated="10"/>
          <table:table-cell table:style-name="ce10" table:formula="of:=&quot;INSERT INTO wkeyword (key_name,key_code) VALUES ('&quot;&amp;[.A78]&amp;&quot;','&quot;&amp;[.C78]&amp;&quot;');&quot;" office:value-type="string" office:string-value="INSERT INTO wkeyword (key_name,key_code) VALUES ('BOX &amp; BARREL HOMEWAR','D99');" calcext:value-type="string">
            <text:p>INSERT INTO wkeyword (key_name,key_code) VALUES ('BOX &amp; BARREL HOMEWAR','D99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HEROSUSHI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9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79]&amp;&quot;','&quot;&amp;[.C79]&amp;&quot;');&quot;" office:value-type="string" office:string-value="INSERT INTO wkeyword (key_name,key_code) VALUES ('HEROSUSHI','D05');" calcext:value-type="string">
            <text:p>INSERT INTO wkeyword (key_name,key_code) VALUES ('HEROSUSHI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FOSTER AND BLACK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0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80]&amp;&quot;','&quot;&amp;[.C80]&amp;&quot;');&quot;" office:value-type="string" office:string-value="INSERT INTO wkeyword (key_name,key_code) VALUES ('FOSTER AND BLACK','D05');" calcext:value-type="string">
            <text:p>INSERT INTO wkeyword (key_name,key_code) VALUES ('FOSTER AND BLACK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IRONBOWL FOO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1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81]&amp;&quot;','&quot;&amp;[.C81]&amp;&quot;');&quot;" office:value-type="string" office:string-value="INSERT INTO wkeyword (key_name,key_code) VALUES ('IRONBOWL FOOD','D05');" calcext:value-type="string">
            <text:p>INSERT INTO wkeyword (key_name,key_code) VALUES ('IRONBOWL FOOD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ALTEX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82];[$Category.$F$2:$Category.$G$43];2;0)" office:value-type="string" office:string-value="B01" calcext:value-type="string">
            <text:p>B01</text:p>
          </table:table-cell>
          <table:table-cell table:number-columns-repeated="10"/>
          <table:table-cell table:style-name="ce10" table:formula="of:=&quot;INSERT INTO wkeyword (key_name,key_code) VALUES ('&quot;&amp;[.A82]&amp;&quot;','&quot;&amp;[.C82]&amp;&quot;');&quot;" office:value-type="string" office:string-value="INSERT INTO wkeyword (key_name,key_code) VALUES ('CALTEX','B01');" calcext:value-type="string">
            <text:p>INSERT INTO wkeyword (key_name,key_code) VALUES ('CALTEX','B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P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83];[$Category.$F$2:$Category.$G$43];2;0)" office:value-type="string" office:string-value="B01" calcext:value-type="string">
            <text:p>B01</text:p>
          </table:table-cell>
          <table:table-cell table:number-columns-repeated="10"/>
          <table:table-cell table:style-name="ce10" table:formula="of:=&quot;INSERT INTO wkeyword (key_name,key_code) VALUES ('&quot;&amp;[.A83]&amp;&quot;','&quot;&amp;[.C83]&amp;&quot;');&quot;" office:value-type="string" office:string-value="INSERT INTO wkeyword (key_name,key_code) VALUES ('BP','B01');" calcext:value-type="string">
            <text:p>INSERT INTO wkeyword (key_name,key_code) VALUES ('BP','B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MC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4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84]&amp;&quot;','&quot;&amp;[.C84]&amp;&quot;');&quot;" office:value-type="string" office:string-value="INSERT INTO wkeyword (key_name,key_code) VALUES ('MCD','D05');" calcext:value-type="string">
            <text:p>INSERT INTO wkeyword (key_name,key_code) VALUES ('MCD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HE ROCKS GROUP PTY SYDNE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5];[$Category.$F$2:$Category.$G$43];2;0)" office:value-type="string" office:string-value="D05" calcext:value-type="string">
            <text:p>D05</text:p>
          </table:table-cell>
          <table:table-cell table:number-columns-repeated="10"/>
          <table:table-cell table:style-name="ce10" table:formula="of:=&quot;INSERT INTO wkeyword (key_name,key_code) VALUES ('&quot;&amp;[.A85]&amp;&quot;','&quot;&amp;[.C85]&amp;&quot;');&quot;" office:value-type="string" office:string-value="INSERT INTO wkeyword (key_name,key_code) VALUES ('THE ROCKS GROUP PTY SYDNEY','D05');" calcext:value-type="string">
            <text:p>INSERT INTO wkeyword (key_name,key_code) VALUES ('THE ROCKS GROUP PTY SYDNEY','D05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-MAR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86];[$Category.$F$2:$Category.$G$43];2;0)" office:value-type="string" office:string-value="D01" calcext:value-type="string">
            <text:p>D01</text:p>
          </table:table-cell>
          <table:table-cell table:number-columns-repeated="10"/>
          <table:table-cell table:style-name="ce10" table:formula="of:=&quot;INSERT INTO wkeyword (key_name,key_code) VALUES ('&quot;&amp;[.A86]&amp;&quot;','&quot;&amp;[.C86]&amp;&quot;');&quot;" office:value-type="string" office:string-value="INSERT INTO wkeyword (key_name,key_code) VALUES ('S-MART','D01');" calcext:value-type="string">
            <text:p>INSERT INTO wkeyword (key_name,key_code) VALUES ('S-MART','D01');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ODAM PTY LTD</text:p>
          </table:table-cell>
          <table:table-cell table:style-name="ce21" table:content-validation-name="val3" office:value-type="string" calcext:value-type="string">
            <text:p>Medical/Health -- Medicine/Drugs</text:p>
          </table:table-cell>
          <table:table-cell table:formula="of:=VLOOKUP([.B87];[$Category.$F$2:$Category.$G$43];2;0)" office:value-type="string" office:string-value="C03" calcext:value-type="string">
            <text:p>C03</text:p>
          </table:table-cell>
          <table:table-cell table:number-columns-repeated="10"/>
          <table:table-cell table:style-name="ce10" table:formula="of:=&quot;INSERT INTO wkeyword (key_name,key_code) VALUES ('&quot;&amp;[.A87]&amp;&quot;','&quot;&amp;[.C87]&amp;&quot;');&quot;" office:value-type="string" office:string-value="INSERT INTO wkeyword (key_name,key_code) VALUES ('SODAM PTY LTD','C03');" calcext:value-type="string">
            <text:p>INSERT INTO wkeyword (key_name,key_code) VALUES ('SODAM PTY LTD','C03');</text:p>
          </table:table-cell>
          <table:table-cell table:number-columns-repeated="1010"/>
        </table:table-row>
        <table:table-row table:style-name="ro5" table:number-rows-repeated="2">
          <table:table-cell table:number-columns-repeated="13"/>
          <table:table-cell table:style-name="ce10"/>
          <table:table-cell table:number-columns-repeated="1010"/>
        </table:table-row>
        <table:table-row table:style-name="ro5" table:number-rows-repeated="40">
          <table:table-cell table:number-columns-repeated="1024"/>
        </table:table-row>
        <table:table-row table:style-name="ro6" table:number-rows-repeated="10484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9_04" table:style-name="ta1">
        <table:table-column table:style-name="co26" table:default-cell-style-name="ce5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8" table:number-columns-repeated="1010" table:default-cell-style-name="ce32"/>
        <table:table-column table:style-name="co8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Eftpos Pacific Pines Primar <text:s text:c="4"/>Pacific Pinesau</text:p>
          </table:table-cell>
          <table:table-cell table:formula="of:=VLOOKUP([.E4];unique_categories;2;0)" office:value-type="string" office:string-value="D04" calcext:value-type="string">
            <text:p>D04</text:p>
          </table:table-cell>
          <table:table-cell table:formula="of:=INDEX(catagories;MATCH(1;ISNUMBER(SEARCH(keys;[.C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17.9" calcext:value-type="float">
            <text:p>-17.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22.3" calcext:value-type="float">
            <text:p>-22.3</text:p>
          </table:table-cell>
          <table:table-cell office:value-type="string" calcext:value-type="string">
            <text:p>Visa Debit Purchase Card 7079 Burgerd Hq Pty Ltd Pacific Pines</text:p>
          </table:table-cell>
          <table:table-cell table:formula="of:=VLOOKUP([.E7];unique_categories;2;0)" office:value-type="string" office:string-value="D05" calcext:value-type="string">
            <text:p>D05</text:p>
          </table:table-cell>
          <table:table-cell table:formula="of:=INDEX(catagories;MATCH(1;ISNUMBER(SEARCH(keys;[.C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93.13" calcext:value-type="float">
            <text:p>-93.13</text:p>
          </table:table-cell>
          <table:table-cell office:value-type="string" calcext:value-type="string">
            <text:p>Payment To Paypal Australia 1005503673636</text:p>
          </table:table-cell>
          <table:table-cell table:formula="of:=VLOOKUP([.E8];unique_categories;2;0)" office:value-type="string" office:string-value="D99" calcext:value-type="string">
            <text:p>D99</text:p>
          </table:table-cell>
          <table:table-cell table:formula="of:=INDEX(catagories;MATCH(1;ISNUMBER(SEARCH(keys;[.C8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M-Banking Payment Transfer 692545 To Kevin Lee</text:p>
          </table:table-cell>
          <table:table-cell table:formula="of:=VLOOKUP([.E9];unique_categories;2;0)" office:value-type="string" office:string-value="F03" calcext:value-type="string">
            <text:p>F03</text:p>
          </table:table-cell>
          <table:table-cell table:formula="of:=INDEX(catagories;MATCH(1;ISNUMBER(SEARCH(keys;[.C9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];unique_categories;2;0)" office:value-type="string" office:string-value="D01" calcext:value-type="string">
            <text:p>D01</text:p>
          </table:table-cell>
          <table:table-cell table:formula="of:=INDEX(catagories;MATCH(1;ISNUMBER(SEARCH(keys;[.C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8.21" calcext:value-type="float">
            <text:p>-58.2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1.12" calcext:value-type="float">
            <text:p>-51.12</text:p>
          </table:table-cell>
          <table:table-cell office:value-type="string" calcext:value-type="string">
            <text:p>Eftpos Eg Fuelco <text:s text:c="6"/>2296\Robina Qld <text:s text:c="6"/>Au</text:p>
          </table:table-cell>
          <table:table-cell table:formula="of:=VLOOKUP([.E12];unique_categories;2;0)" office:value-type="string" office:string-value="B01" calcext:value-type="string">
            <text:p>B01</text:p>
          </table:table-cell>
          <table:table-cell table:formula="of:=INDEX(catagories;MATCH(1;ISNUMBER(SEARCH(keys;[.C1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0.28" calcext:value-type="float">
            <text:p>-50.28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7.3" calcext:value-type="float">
            <text:p>-17.3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5" calcext:value-type="string">
            <text:p>D05</text:p>
          </table:table-cell>
          <table:table-cell table:formula="of:=INDEX(catagories;MATCH(1;ISNUMBER(SEARCH(keys;[.C1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Eftpos Lee Harbour Town Cc4 <text:s text:c="4"/>Biggera Waterql</text:p>
          </table:table-cell>
          <table:table-cell table:formula="of:=VLOOKUP([.E17];unique_categories;2;0)" office:value-type="string" office:string-value="D03" calcext:value-type="string">
            <text:p>D03</text:p>
          </table:table-cell>
          <table:table-cell table:formula="of:=INDEX(catagories;MATCH(1;ISNUMBER(SEARCH(keys;[.C17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Eftpos Adidas Australia Pty <text:s text:c="4"/>Biggera Waterau</text:p>
          </table:table-cell>
          <table:table-cell table:formula="of:=VLOOKUP([.E19];unique_categories;2;0)" office:value-type="string" office:string-value="D03" calcext:value-type="string">
            <text:p>D03</text:p>
          </table:table-cell>
          <table:table-cell table:formula="of:=INDEX(catagories;MATCH(1;ISNUMBER(SEARCH(keys;[.C1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4.95" calcext:value-type="float">
            <text:p>-14.95</text:p>
          </table:table-cell>
          <table:table-cell office:value-type="string" calcext:value-type="string">
            <text:p>Eftpos Kfc Helensvale F/C <text:s text:c="6"/>Helensvale <text:s text:c="2"/>Ql</text:p>
          </table:table-cell>
          <table:table-cell table:formula="of:=VLOOKUP([.E20];unique_categories;2;0)" office:value-type="string" office:string-value="D05" calcext:value-type="string">
            <text:p>D05</text:p>
          </table:table-cell>
          <table:table-cell table:formula="of:=INDEX(catagories;MATCH(1;ISNUMBER(SEARCH(keys;[.C20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4.1" calcext:value-type="float">
            <text:p>-14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1];unique_categories;2;0)" office:value-type="string" office:string-value="D01" calcext:value-type="string">
            <text:p>D01</text:p>
          </table:table-cell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8.9" calcext:value-type="float">
            <text:p>-8.9</text:p>
          </table:table-cell>
          <table:table-cell office:value-type="string" calcext:value-type="string">
            <text:p>Visa Debit Purchase Card 7079 Burgerd Hq Pty Ltd Pacific Pines</text:p>
          </table:table-cell>
          <table:table-cell table:formula="of:=VLOOKUP([.E22];unique_categories;2;0)" office:value-type="string" office:string-value="D05" calcext:value-type="string">
            <text:p>D05</text:p>
          </table:table-cell>
          <table:table-cell table:formula="of:=INDEX(catagories;MATCH(1;ISNUMBER(SEARCH(keys;[.C2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116420729143v</text:p>
          </table:table-cell>
          <table:table-cell table:formula="of:=VLOOKUP([.E23];unique_categories;2;0)" office:value-type="string" office:string-value="F99" calcext:value-type="string">
            <text:p>F99</text:p>
          </table:table-cell>
          <table:table-cell table:formula="of:=INDEX(catagories;MATCH(1;ISNUMBER(SEARCH(keys;[.C23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mlne2zuz</text:p>
          </table:table-cell>
          <table:table-cell table:formula="of:=VLOOKUP([.E24];unique_categories;2;0)" office:value-type="string" office:string-value="C04" calcext:value-type="string">
            <text:p>C04</text:p>
          </table:table-cell>
          <table:table-cell table:formula="of:=INDEX(catagories;MATCH(1;ISNUMBER(SEARCH(keys;[.C2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116420729145k</text:p>
          </table:table-cell>
          <table:table-cell table:formula="of:=VLOOKUP([.E25];unique_categories;2;0)" office:value-type="string" office:string-value="F99" calcext:value-type="string">
            <text:p>F99</text:p>
          </table:table-cell>
          <table:table-cell table:formula="of:=INDEX(catagories;MATCH(1;ISNUMBER(SEARCH(keys;[.C2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6];unique_categories;2;0)" office:value-type="string" office:string-value="D01" calcext:value-type="string">
            <text:p>D01</text:p>
          </table:table-cell>
          <table:table-cell table:formula="of:=INDEX(catagories;MATCH(1;ISNUMBER(SEARCH(keys;[.C2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Eftpos Mcdonalds Helnsvle Wf Helensvale <text:s text:c="2"/>Qldau</text:p>
          </table:table-cell>
          <table:table-cell table:formula="of:=VLOOKUP([.E27];unique_categories;2;0)" office:value-type="string" office:string-value="D05" calcext:value-type="string">
            <text:p>D05</text:p>
          </table:table-cell>
          <table:table-cell table:formula="of:=INDEX(catagories;MATCH(1;ISNUMBER(SEARCH(keys;[.C2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7.09" calcext:value-type="float">
            <text:p>-107.09</text:p>
          </table:table-cell>
          <table:table-cell office:value-type="string" calcext:value-type="string">
            <text:p>Anz M-Banking Funds Tfer Transfer 444030 <text:s/>To 4564627119604502</text:p>
          </table:table-cell>
          <table:table-cell table:formula="of:=VLOOKUP([.E28];unique_categories;2;0)" office:value-type="string" office:string-value="F01" calcext:value-type="string">
            <text:p>F01</text:p>
          </table:table-cell>
          <table:table-cell table:formula="of:=INDEX(catagories;MATCH(1;ISNUMBER(SEARCH(keys;[.C28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539164}</text:p>
          </table:table-cell>
          <table:table-cell table:formula="of:=VLOOKUP([.E29];unique_categories;2;0)" office:value-type="string" office:string-value="F02" calcext:value-type="string">
            <text:p>F02</text:p>
          </table:table-cell>
          <table:table-cell table:formula="of:=INDEX(catagories;MATCH(1;ISNUMBER(SEARCH(keys;[.C29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Visa Debit Purchase Card 7079 Harbor Twn Gold Co Biggera Water</text:p>
          </table:table-cell>
          <table:table-cell table:formula="of:=VLOOKUP([.E30];unique_categories;2;0)" office:value-type="string" office:string-value="D03" calcext:value-type="string">
            <text:p>D03</text:p>
          </table:table-cell>
          <table:table-cell table:formula="of:=INDEX(catagories;MATCH(1;ISNUMBER(SEARCH(keys;[.C30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1];unique_categories;2;0)" office:value-type="string" office:string-value="F04" calcext:value-type="string">
            <text:p>F04</text:p>
          </table:table-cell>
          <table:table-cell table:formula="of:=INDEX(catagories;MATCH(1;ISNUMBER(SEARCH(keys;[.C3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Eftpos Pacific Pines Primary <text:s text:c="3"/>Pacific Pinesau</text:p>
          </table:table-cell>
          <table:table-cell table:formula="of:=VLOOKUP([.E32];unique_categories;2;0)" office:value-type="string" office:string-value="D04" calcext:value-type="string">
            <text:p>D04</text:p>
          </table:table-cell>
          <table:table-cell table:formula="of:=INDEX(catagories;MATCH(1;ISNUMBER(SEARCH(keys;[.C32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3];unique_categories;2;0)" office:value-type="string" office:string-value="F04" calcext:value-type="string">
            <text:p>F04</text:p>
          </table:table-cell>
          <table:table-cell table:formula="of:=INDEX(catagories;MATCH(1;ISNUMBER(SEARCH(keys;[.C33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3.35" calcext:value-type="float">
            <text:p>-3.3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855.89" calcext:value-type="float">
            <text:p>855.89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6];unique_categories;2;0)" office:value-type="string" office:string-value="G01" calcext:value-type="string">
            <text:p>G01</text:p>
          </table:table-cell>
          <table:table-cell table:formula="of:=INDEX(catagories;MATCH(1;ISNUMBER(SEARCH(keys;[.C36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0.95" calcext:value-type="float">
            <text:p>-80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62.63" calcext:value-type="float">
            <text:p>-62.63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97.35" calcext:value-type="float">
            <text:p>-97.35</text:p>
          </table:table-cell>
          <table:table-cell office:value-type="string" calcext:value-type="string">
            <text:p>Visa Debit Purchase Card 7079 Treasure Train Pty L Biggera Water</text:p>
          </table:table-cell>
          <table:table-cell table:formula="of:=VLOOKUP([.E39];unique_categories;2;0)" office:value-type="string" office:string-value="D05" calcext:value-type="string">
            <text:p>D05</text:p>
          </table:table-cell>
          <table:table-cell table:formula="of:=INDEX(catagories;MATCH(1;ISNUMBER(SEARCH(keys;[.C3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15.95" calcext:value-type="float">
            <text:p>-15.9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6.56" calcext:value-type="float">
            <text:p>-86.56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41];unique_categories;2;0)" office:value-type="string" office:string-value="D06" calcext:value-type="string">
            <text:p>D06</text:p>
          </table:table-cell>
          <table:table-cell table:formula="of:=INDEX(catagories;MATCH(1;ISNUMBER(SEARCH(keys;[.C41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63.84" calcext:value-type="float">
            <text:p>-63.84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42];unique_categories;2;0)" office:value-type="string" office:string-value="B01" calcext:value-type="string">
            <text:p>B01</text:p>
          </table:table-cell>
          <table:table-cell table:formula="of:=INDEX(catagories;MATCH(1;ISNUMBER(SEARCH(keys;[.C4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3];unique_categories;2;0)" office:value-type="string" office:string-value="D01" calcext:value-type="string">
            <text:p>D01</text:p>
          </table:table-cell>
          <table:table-cell table:formula="of:=INDEX(catagories;MATCH(1;ISNUMBER(SEARCH(keys;[.C4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55122 To Dhc <text:s/>Investment</text:p>
          </table:table-cell>
          <table:table-cell table:formula="of:=VLOOKUP([.E44];unique_categories;2;0)" office:value-type="string" office:string-value="A02" calcext:value-type="string">
            <text:p>A02</text:p>
          </table:table-cell>
          <table:table-cell table:formula="of:=INDEX(catagories;MATCH(1;ISNUMBER(SEARCH(keys;[.C44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M-Banking Funds Tfer Transfer 578710 <text:s/>To <text:s/>014536587763751</text:p>
          </table:table-cell>
          <table:table-cell table:formula="of:=VLOOKUP([.E45];unique_categories;2;0)" office:value-type="string" office:string-value="F02" calcext:value-type="string">
            <text:p>F02</text:p>
          </table:table-cell>
          <table:table-cell table:formula="of:=INDEX(catagories;MATCH(1;ISNUMBER(SEARCH(keys;[.C4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579072}</text:p>
          </table:table-cell>
          <table:table-cell table:formula="of:=VLOOKUP([.E46];unique_categories;2;0)" office:value-type="string" office:string-value="F02" calcext:value-type="string">
            <text:p>F02</text:p>
          </table:table-cell>
          <table:table-cell table:formula="of:=INDEX(catagories;MATCH(1;ISNUMBER(SEARCH(keys;[.C46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79.55" calcext:value-type="float">
            <text:p>-79.55</text:p>
          </table:table-cell>
          <table:table-cell office:value-type="string" calcext:value-type="string">
            <text:p>Payment To Medibank Private 006615426515</text:p>
          </table:table-cell>
          <table:table-cell table:formula="of:=VLOOKUP([.E47];unique_categories;2;0)" office:value-type="string" office:string-value="C01" calcext:value-type="string">
            <text:p>C01</text:p>
          </table:table-cell>
          <table:table-cell table:formula="of:=INDEX(catagories;MATCH(1;ISNUMBER(SEARCH(keys;[.C47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63.76" calcext:value-type="float">
            <text:p>-63.7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578384 <text:s/>To 4564627119604502</text:p>
          </table:table-cell>
          <table:table-cell table:formula="of:=VLOOKUP([.E49];unique_categories;2;0)" office:value-type="string" office:string-value="F01" calcext:value-type="string">
            <text:p>F01</text:p>
          </table:table-cell>
          <table:table-cell table:formula="of:=INDEX(catagories;MATCH(1;ISNUMBER(SEARCH(keys;[.C49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34.68" calcext:value-type="float">
            <text:p>-34.68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50];unique_categories;2;0)" office:value-type="string" office:string-value="B01" calcext:value-type="string">
            <text:p>B01</text:p>
          </table:table-cell>
          <table:table-cell table:formula="of:=INDEX(catagories;MATCH(1;ISNUMBER(SEARCH(keys;[.C5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114" calcext:value-type="float">
            <text:p>-114</text:p>
          </table:table-cell>
          <table:table-cell office:value-type="string" calcext:value-type="string">
            <text:p>Anz M-Banking Payment Transfer 750042 To Grace Choi</text:p>
          </table:table-cell>
          <table:table-cell table:formula="of:=VLOOKUP([.E51];unique_categories;2;0)" office:value-type="string" office:string-value="F03" calcext:value-type="string">
            <text:p>F03</text:p>
          </table:table-cell>
          <table:table-cell table:formula="of:=INDEX(catagories;MATCH(1;ISNUMBER(SEARCH(keys;[.C51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94804 <text:s/>To <text:s/>014536587763751</text:p>
          </table:table-cell>
          <table:table-cell table:formula="of:=VLOOKUP([.E52];unique_categories;2;0)" office:value-type="string" office:string-value="F02" calcext:value-type="string">
            <text:p>F02</text:p>
          </table:table-cell>
          <table:table-cell table:formula="of:=INDEX(catagories;MATCH(1;ISNUMBER(SEARCH(keys;[.C52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1783.05" calcext:value-type="float">
            <text:p>1783.0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53];unique_categories;2;0)" office:value-type="string" office:string-value="G01" calcext:value-type="string">
            <text:p>G01</text:p>
          </table:table-cell>
          <table:table-cell table:formula="of:=INDEX(catagories;MATCH(1;ISNUMBER(SEARCH(keys;[.C5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965.84" calcext:value-type="float">
            <text:p>965.84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4];unique_categories;2;0)" office:value-type="string" office:string-value="G01" calcext:value-type="string">
            <text:p>G01</text:p>
          </table:table-cell>
          <table:table-cell table:formula="of:=INDEX(catagories;MATCH(1;ISNUMBER(SEARCH(keys;[.C5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43.44" calcext:value-type="float">
            <text:p>-43.44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55];unique_categories;2;0)" office:value-type="string" office:string-value="D01" calcext:value-type="string">
            <text:p>D01</text:p>
          </table:table-cell>
          <table:table-cell table:formula="of:=INDEX(catagories;MATCH(1;ISNUMBER(SEARCH(keys;[.C5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Visa Debit Purchase Card 7079 Mcdonalds Pacific Pin Pacific Pines</text:p>
          </table:table-cell>
          <table:table-cell table:formula="of:=VLOOKUP([.E56];unique_categories;2;0)" office:value-type="string" office:string-value="D05" calcext:value-type="string">
            <text:p>D05</text:p>
          </table:table-cell>
          <table:table-cell table:formula="of:=INDEX(catagories;MATCH(1;ISNUMBER(SEARCH(keys;[.C5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-23.8" calcext:value-type="float">
            <text:p>-23.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z M-Banking Funds Tfer Transfer 901352 <text:s/>From <text:s text:c="6"/>587763751</text:p>
          </table:table-cell>
          <table:table-cell table:formula="of:=VLOOKUP([.E58];unique_categories;2;0)" office:value-type="string" office:string-value="G02" calcext:value-type="string">
            <text:p>G02</text:p>
          </table:table-cell>
          <table:table-cell table:formula="of:=INDEX(catagories;MATCH(1;ISNUMBER(SEARCH(keys;[.C58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Visa Debit Purchase Card 7079 Parkwood Internation Parkwood</text:p>
          </table:table-cell>
          <table:table-cell table:formula="of:=VLOOKUP([.E59];unique_categories;2;0)" office:value-type="string" office:string-value="E03" calcext:value-type="string">
            <text:p>E03</text:p>
          </table:table-cell>
          <table:table-cell table:formula="of:=INDEX(catagories;MATCH(1;ISNUMBER(SEARCH(keys;[.C59]));0))" office:value-type="string" office:string-value="Entertainment -- Activities" calcext:value-type="string">
            <text:p>Entertainment -- Activities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60];unique_categories;2;0)" office:value-type="string" office:string-value="D09" calcext:value-type="string">
            <text:p>D09</text:p>
          </table:table-cell>
          <table:table-cell table:formula="of:=INDEX(catagories;MATCH(1;ISNUMBER(SEARCH(keys;[.C60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14.83" calcext:value-type="float">
            <text:p>-14.8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Visa Debit Purchase Card 7079 Kfc Helensvale F/C Helensvale</text:p>
          </table:table-cell>
          <table:table-cell table:formula="of:=VLOOKUP([.E62];unique_categories;2;0)" office:value-type="string" office:string-value="D05" calcext:value-type="string">
            <text:p>D05</text:p>
          </table:table-cell>
          <table:table-cell table:formula="of:=INDEX(catagories;MATCH(1;ISNUMBER(SEARCH(keys;[.C6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17.22" calcext:value-type="float">
            <text:p>-17.2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Anz M-Banking Funds Tfer Transfer 652989 <text:s/>To <text:s/>014536587763751</text:p>
          </table:table-cell>
          <table:table-cell table:formula="of:=VLOOKUP([.E64];unique_categories;2;0)" office:value-type="string" office:string-value="F02" calcext:value-type="string">
            <text:p>F02</text:p>
          </table:table-cell>
          <table:table-cell table:formula="of:=INDEX(catagories;MATCH(1;ISNUMBER(SEARCH(keys;[.C6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52436}</text:p>
          </table:table-cell>
          <table:table-cell table:formula="of:=VLOOKUP([.E65];unique_categories;2;0)" office:value-type="string" office:string-value="F02" calcext:value-type="string">
            <text:p>F02</text:p>
          </table:table-cell>
          <table:table-cell table:formula="of:=INDEX(catagories;MATCH(1;ISNUMBER(SEARCH(keys;[.C6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102420729143v</text:p>
          </table:table-cell>
          <table:table-cell table:formula="of:=VLOOKUP([.E66];unique_categories;2;0)" office:value-type="string" office:string-value="F99" calcext:value-type="string">
            <text:p>F99</text:p>
          </table:table-cell>
          <table:table-cell table:formula="of:=INDEX(catagories;MATCH(1;ISNUMBER(SEARCH(keys;[.C6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653277}</text:p>
          </table:table-cell>
          <table:table-cell table:formula="of:=VLOOKUP([.E67];unique_categories;2;0)" office:value-type="string" office:string-value="A04" calcext:value-type="string">
            <text:p>A04</text:p>
          </table:table-cell>
          <table:table-cell table:formula="of:=INDEX(catagories;MATCH(1;ISNUMBER(SEARCH(keys;[.C67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652164 <text:s/>To 4564627119604502</text:p>
          </table:table-cell>
          <table:table-cell table:formula="of:=VLOOKUP([.E68];unique_categories;2;0)" office:value-type="string" office:string-value="F01" calcext:value-type="string">
            <text:p>F01</text:p>
          </table:table-cell>
          <table:table-cell table:formula="of:=INDEX(catagories;MATCH(1;ISNUMBER(SEARCH(keys;[.C68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l7y117da</text:p>
          </table:table-cell>
          <table:table-cell table:formula="of:=VLOOKUP([.E69];unique_categories;2;0)" office:value-type="string" office:string-value="C04" calcext:value-type="string">
            <text:p>C04</text:p>
          </table:table-cell>
          <table:table-cell table:formula="of:=INDEX(catagories;MATCH(1;ISNUMBER(SEARCH(keys;[.C69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102420729145k</text:p>
          </table:table-cell>
          <table:table-cell table:formula="of:=VLOOKUP([.E70];unique_categories;2;0)" office:value-type="string" office:string-value="F99" calcext:value-type="string">
            <text:p>F99</text:p>
          </table:table-cell>
          <table:table-cell table:formula="of:=INDEX(catagories;MATCH(1;ISNUMBER(SEARCH(keys;[.C7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-6.47" calcext:value-type="float">
            <text:p>-6.4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971.03" calcext:value-type="float">
            <text:p>971.0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3];unique_categories;2;0)" office:value-type="string" office:string-value="G01" calcext:value-type="string">
            <text:p>G01</text:p>
          </table:table-cell>
          <table:table-cell table:formula="of:=INDEX(catagories;MATCH(1;ISNUMBER(SEARCH(keys;[.C7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39.99" calcext:value-type="float">
            <text:p>-39.99</text:p>
          </table:table-cell>
          <table:table-cell office:value-type="string" calcext:value-type="string">
            <text:p>Visa Debit Purchase Card 7079 Bunnings 635000 Southport</text:p>
          </table:table-cell>
          <table:table-cell table:formula="of:=VLOOKUP([.E74];unique_categories;2;0)" office:value-type="string" office:string-value="A05" calcext:value-type="string">
            <text:p>A05</text:p>
          </table:table-cell>
          <table:table-cell table:formula="of:=INDEX(catagories;MATCH(1;ISNUMBER(SEARCH(keys;[.C74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37.65" calcext:value-type="float">
            <text:p>-37.65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76];unique_categories;2;0)" office:value-type="string" office:string-value="D01" calcext:value-type="string">
            <text:p>D01</text:p>
          </table:table-cell>
          <table:table-cell table:formula="of:=INDEX(catagories;MATCH(1;ISNUMBER(SEARCH(keys;[.C7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11.8" calcext:value-type="float">
            <text:p>-11.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7];unique_categories;2;0)" office:value-type="string" office:string-value="D01" calcext:value-type="string">
            <text:p>D01</text:p>
          </table:table-cell>
          <table:table-cell table:formula="of:=INDEX(catagories;MATCH(1;ISNUMBER(SEARCH(keys;[.C7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Visa Debit Purchase Card 7079 Gold Coast City 3350 Surfers Parad</text:p>
          </table:table-cell>
          <table:table-cell table:formula="of:=VLOOKUP([.E78];unique_categories;2;0)" office:value-type="string" office:string-value="B06" calcext:value-type="string">
            <text:p>B06</text:p>
          </table:table-cell>
          <table:table-cell table:formula="of:=INDEX(catagories;MATCH(1;ISNUMBER(SEARCH(keys;[.C78]));0))" office:value-type="string" office:string-value="Transportation -- Parking Fee" calcext:value-type="string">
            <text:p>Transportation -- Parking Fee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19.2" calcext:value-type="float">
            <text:p>-19.2</text:p>
          </table:table-cell>
          <table:table-cell office:value-type="string" calcext:value-type="string">
            <text:p>Visa Debit Purchase Card 7079 Bunnings 397000 Arundel</text:p>
          </table:table-cell>
          <table:table-cell table:formula="of:=VLOOKUP([.E79];unique_categories;2;0)" office:value-type="string" office:string-value="A05" calcext:value-type="string">
            <text:p>A05</text:p>
          </table:table-cell>
          <table:table-cell table:formula="of:=INDEX(catagories;MATCH(1;ISNUMBER(SEARCH(keys;[.C79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33.96" calcext:value-type="float">
            <text:p>-33.96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80];unique_categories;2;0)" office:value-type="string" office:string-value="B01" calcext:value-type="string">
            <text:p>B01</text:p>
          </table:table-cell>
          <table:table-cell table:formula="of:=INDEX(catagories;MATCH(1;ISNUMBER(SEARCH(keys;[.C8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isa Debit Purchase Card 7079 Strike Australia Pty Surfers Parad</text:p>
          </table:table-cell>
          <table:table-cell table:formula="of:=VLOOKUP([.E81];unique_categories;2;0)" office:value-type="string" office:string-value="E03" calcext:value-type="string">
            <text:p>E03</text:p>
          </table:table-cell>
          <table:table-cell table:formula="of:=INDEX(catagories;MATCH(1;ISNUMBER(SEARCH(keys;[.C81]));0))" office:value-type="string" office:string-value="Entertainment -- Activities" calcext:value-type="string">
            <text:p>Entertainment -- Activit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79.33" calcext:value-type="float">
            <text:p>-79.3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Payment Transfer 134937 To Kevin Lee</text:p>
          </table:table-cell>
          <table:table-cell table:formula="of:=VLOOKUP([.E83];unique_categories;2;0)" office:value-type="string" office:string-value="F03" calcext:value-type="string">
            <text:p>F03</text:p>
          </table:table-cell>
          <table:table-cell table:formula="of:=INDEX(catagories;MATCH(1;ISNUMBER(SEARCH(keys;[.C83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16.85" calcext:value-type="float">
            <text:p>-16.85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16.25" calcext:value-type="float">
            <text:p>-16.2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5];unique_categories;2;0)" office:value-type="string" office:string-value="D01" calcext:value-type="string">
            <text:p>D01</text:p>
          </table:table-cell>
          <table:table-cell table:formula="of:=INDEX(catagories;MATCH(1;ISNUMBER(SEARCH(keys;[.C8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25717 To Dhc <text:s/>Investment</text:p>
          </table:table-cell>
          <table:table-cell table:formula="of:=VLOOKUP([.E86];unique_categories;2;0)" office:value-type="string" office:string-value="A02" calcext:value-type="string">
            <text:p>A02</text:p>
          </table:table-cell>
          <table:table-cell table:formula="of:=INDEX(catagories;MATCH(1;ISNUMBER(SEARCH(keys;[.C86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Anz M-Banking Funds Tfer Transfer 224821 <text:s/>To <text:s/>014536587763751</text:p>
          </table:table-cell>
          <table:table-cell table:formula="of:=VLOOKUP([.E87];unique_categories;2;0)" office:value-type="string" office:string-value="F02" calcext:value-type="string">
            <text:p>F02</text:p>
          </table:table-cell>
          <table:table-cell table:formula="of:=INDEX(catagories;MATCH(1;ISNUMBER(SEARCH(keys;[.C87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226640}</text:p>
          </table:table-cell>
          <table:table-cell table:formula="of:=VLOOKUP([.E88];unique_categories;2;0)" office:value-type="string" office:string-value="F02" calcext:value-type="string">
            <text:p>F02</text:p>
          </table:table-cell>
          <table:table-cell table:formula="of:=INDEX(catagories;MATCH(1;ISNUMBER(SEARCH(keys;[.C88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25023 <text:s/>To 4564627119604502</text:p>
          </table:table-cell>
          <table:table-cell table:formula="of:=VLOOKUP([.E89];unique_categories;2;0)" office:value-type="string" office:string-value="F01" calcext:value-type="string">
            <text:p>F01</text:p>
          </table:table-cell>
          <table:table-cell table:formula="of:=INDEX(catagories;MATCH(1;ISNUMBER(SEARCH(keys;[.C89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22.01" calcext:value-type="float">
            <text:p>-22.0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0];unique_categories;2;0)" office:value-type="string" office:string-value="D01" calcext:value-type="string">
            <text:p>D01</text:p>
          </table:table-cell>
          <table:table-cell table:formula="of:=INDEX(catagories;MATCH(1;ISNUMBER(SEARCH(keys;[.C9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Anz M-Banking Payment Transfer 460577 To Qahs General Account</text:p>
          </table:table-cell>
          <table:table-cell table:formula="of:=VLOOKUP([.E91];unique_categories;2;0)" office:value-type="string" office:string-value="D04" calcext:value-type="string">
            <text:p>D04</text:p>
          </table:table-cell>
          <table:table-cell table:formula="of:=INDEX(catagories;MATCH(1;ISNUMBER(SEARCH(keys;[.C91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99.99" calcext:value-type="float">
            <text:p>-99.99</text:p>
          </table:table-cell>
          <table:table-cell office:value-type="string" calcext:value-type="string">
            <text:p>Payment To Vodafone <text:s text:c="8"/>T3 137aa0 15</text:p>
          </table:table-cell>
          <table:table-cell table:formula="of:=VLOOKUP([.E92];unique_categories;2;0)" office:value-type="string" office:string-value="D11" calcext:value-type="string">
            <text:p>D11</text:p>
          </table:table-cell>
          <table:table-cell table:formula="of:=INDEX(catagories;MATCH(1;ISNUMBER(SEARCH(keys;[.C92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1.65" calcext:value-type="float">
            <text:p>-11.6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94];unique_categories;2;0)" office:value-type="string" office:string-value="D05" calcext:value-type="string">
            <text:p>D05</text:p>
          </table:table-cell>
          <table:table-cell table:formula="of:=INDEX(catagories;MATCH(1;ISNUMBER(SEARCH(keys;[.C9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911.15" calcext:value-type="float">
            <text:p>911.1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95];unique_categories;2;0)" office:value-type="string" office:string-value="G01" calcext:value-type="string">
            <text:p>G01</text:p>
          </table:table-cell>
          <table:table-cell table:formula="of:=INDEX(catagories;MATCH(1;ISNUMBER(SEARCH(keys;[.C95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50.87" calcext:value-type="float">
            <text:p>-50.87</text:p>
          </table:table-cell>
          <table:table-cell office:value-type="string" calcext:value-type="string">
            <text:p>Eftpos Eg Fuelco <text:s text:c="6"/>2229\Helensvale Qld <text:s text:c="2"/>Au</text:p>
          </table:table-cell>
          <table:table-cell table:formula="of:=VLOOKUP([.E96];unique_categories;2;0)" office:value-type="string" office:string-value="B01" calcext:value-type="string">
            <text:p>B01</text:p>
          </table:table-cell>
          <table:table-cell table:formula="of:=INDEX(catagories;MATCH(1;ISNUMBER(SEARCH(keys;[.C9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nz Phone Banking Bpay Justice Sper <text:s text:c="17"/>{925490}</text:p>
          </table:table-cell>
          <table:table-cell table:formula="of:=VLOOKUP([.E97];unique_categories;2;0)" office:value-type="string" office:string-value="B07" calcext:value-type="string">
            <text:p>B07</text:p>
          </table:table-cell>
          <table:table-cell table:formula="of:=INDEX(catagories;MATCH(1;ISNUMBER(SEARCH(keys;[.C9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8];unique_categories;2;0)" office:value-type="string" office:string-value="D01" calcext:value-type="string">
            <text:p>D01</text:p>
          </table:table-cell>
          <table:table-cell table:formula="of:=INDEX(catagories;MATCH(1;ISNUMBER(SEARCH(keys;[.C9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1200.62" calcext:value-type="float">
            <text:p>1200.62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9];unique_categories;2;0)" office:value-type="string" office:string-value="G01" calcext:value-type="string">
            <text:p>G01</text:p>
          </table:table-cell>
          <table:table-cell table:formula="of:=INDEX(catagories;MATCH(1;ISNUMBER(SEARCH(keys;[.C9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6.38" calcext:value-type="float">
            <text:p>-6.38</text:p>
          </table:table-cell>
          <table:table-cell office:value-type="string" calcext:value-type="string">
            <text:p>Visa Debit Purchase Card 7079 Supa Iga Crestwood Pl Ashmore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01];unique_categories;2;0)" office:value-type="string" office:string-value="F04" calcext:value-type="string">
            <text:p>F04</text:p>
          </table:table-cell>
          <table:table-cell table:formula="of:=INDEX(catagories;MATCH(1;ISNUMBER(SEARCH(keys;[.C10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13.3" calcext:value-type="float">
            <text:p>-13.3</text:p>
          </table:table-cell>
          <table:table-cell office:value-type="string" calcext:value-type="string">
            <text:p>Eftpos Woolworths <text:s text:c="5"/>2620\Southport Pk Qld Au</text:p>
          </table:table-cell>
          <table:table-cell table:formula="of:=VLOOKUP([.E102];unique_categories;2;0)" office:value-type="string" office:string-value="D01" calcext:value-type="string">
            <text:p>D01</text:p>
          </table:table-cell>
          <table:table-cell table:formula="of:=INDEX(catagories;MATCH(1;ISNUMBER(SEARCH(keys;[.C10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98.49" calcext:value-type="float">
            <text:p>-98.49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82.29" calcext:value-type="float">
            <text:p>-82.29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1.82" calcext:value-type="float">
            <text:p>-11.82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1.04" calcext:value-type="float">
            <text:p>-11.04</text:p>
          </table:table-cell>
          <table:table-cell office:value-type="string" calcext:value-type="string">
            <text:p>Eftpos Pacific Fresh Fruit\Broadbeach Qld <text:s text:c="3"/>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98.49" calcext:value-type="float">
            <text:p>98.49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09];unique_categories;2;0)" office:value-type="string" office:string-value="F04" calcext:value-type="string">
            <text:p>F04</text:p>
          </table:table-cell>
          <table:table-cell table:formula="of:=INDEX(catagories;MATCH(1;ISNUMBER(SEARCH(keys;[.C109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39.77" calcext:value-type="float">
            <text:p>-39.77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0];unique_categories;2;0)" office:value-type="string" office:string-value="B01" calcext:value-type="string">
            <text:p>B01</text:p>
          </table:table-cell>
          <table:table-cell table:formula="of:=INDEX(catagories;MATCH(1;ISNUMBER(SEARCH(keys;[.C11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ftpos Kfc Helensvale F/C <text:s text:c="6"/>Helensvale <text:s text:c="2"/>Ql</text:p>
          </table:table-cell>
          <table:table-cell table:formula="of:=VLOOKUP([.E111];unique_categories;2;0)" office:value-type="string" office:string-value="D05" calcext:value-type="string">
            <text:p>D05</text:p>
          </table:table-cell>
          <table:table-cell table:formula="of:=INDEX(catagories;MATCH(1;ISNUMBER(SEARCH(keys;[.C111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2];unique_categories;2;0)" office:value-type="string" office:string-value="D01" calcext:value-type="string">
            <text:p>D01</text:p>
          </table:table-cell>
          <table:table-cell table:formula="of:=INDEX(catagories;MATCH(1;ISNUMBER(SEARCH(keys;[.C1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3];unique_categories;2;0)" office:value-type="string" office:string-value="D01" calcext:value-type="string">
            <text:p>D01</text:p>
          </table:table-cell>
          <table:table-cell table:formula="of:=INDEX(catagories;MATCH(1;ISNUMBER(SEARCH(keys;[.C1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4];unique_categories;2;0)" office:value-type="string" office:string-value="D01" calcext:value-type="string">
            <text:p>D01</text:p>
          </table:table-cell>
          <table:table-cell table:formula="of:=INDEX(catagories;MATCH(1;ISNUMBER(SEARCH(keys;[.C1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115];unique_categories;2;0)" office:value-type="string" office:string-value="B01" calcext:value-type="string">
            <text:p>B01</text:p>
          </table:table-cell>
          <table:table-cell table:formula="of:=INDEX(catagories;MATCH(1;ISNUMBER(SEARCH(keys;[.C115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3.85" calcext:value-type="float">
            <text:p>-3.85</text:p>
          </table:table-cell>
          <table:table-cell office:value-type="string" calcext:value-type="string">
            <text:p>Visa Debit Purchase Card 7079 Bunnings 397000 Arundel</text:p>
          </table:table-cell>
          <table:table-cell table:formula="of:=VLOOKUP([.E116];unique_categories;2;0)" office:value-type="string" office:string-value="A05" calcext:value-type="string">
            <text:p>A05</text:p>
          </table:table-cell>
          <table:table-cell table:formula="of:=INDEX(catagories;MATCH(1;ISNUMBER(SEARCH(keys;[.C116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 table:number-rows-repeated="1048459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_03" table:style-name="ta1">
        <table:table-column table:style-name="co26" table:default-cell-style-name="ce5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8" table:number-columns-repeated="1010" table:default-cell-style-name="ce32"/>
        <table:table-column table:style-name="co8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VLOOKUP([.E4];unique_categories;2;0)" office:value-type="string" office:string-value="F02" calcext:value-type="string">
            <text:p>F02</text:p>
          </table:table-cell>
          <table:table-cell table:formula="of:=INDEX(catagories;MATCH(1;ISNUMBER(SEARCH(keys;[.C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VLOOKUP([.E5];unique_categories;2;0)" office:value-type="string" office:string-value="F02" calcext:value-type="string">
            <text:p>F02</text:p>
          </table:table-cell>
          <table:table-cell table:formula="of:=INDEX(catagories;MATCH(1;ISNUMBER(SEARCH(keys;[.C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VLOOKUP([.E6];unique_categories;2;0)" office:value-type="string" office:string-value="F99" calcext:value-type="string">
            <text:p>F99</text:p>
          </table:table-cell>
          <table:table-cell table:formula="of:=INDEX(catagories;MATCH(1;ISNUMBER(SEARCH(keys;[.C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VLOOKUP([.E7];unique_categories;2;0)" office:value-type="string" office:string-value="F01" calcext:value-type="string">
            <text:p>F01</text:p>
          </table:table-cell>
          <table:table-cell table:formula="of:=INDEX(catagories;MATCH(1;ISNUMBER(SEARCH(keys;[.C7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VLOOKUP([.E8];unique_categories;2;0)" office:value-type="string" office:string-value="C04" calcext:value-type="string">
            <text:p>C04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];unique_categories;2;0)" office:value-type="string" office:string-value="D01" calcext:value-type="string">
            <text:p>D01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VLOOKUP([.E10];unique_categories;2;0)" office:value-type="string" office:string-value="F99" calcext:value-type="string">
            <text:p>F99</text:p>
          </table:table-cell>
          <table:table-cell table:formula="of:=INDEX(catagories;MATCH(1;ISNUMBER(SEARCH(keys;[.C1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];unique_categories;2;0)" office:value-type="string" office:string-value="B01" calcext:value-type="string">
            <text:p>B01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2];unique_categories;2;0)" office:value-type="string" office:string-value="D01" calcext:value-type="string">
            <text:p>D01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14];unique_categories;2;0)" office:value-type="string" office:string-value="G01" calcext:value-type="string">
            <text:p>G01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VLOOKUP([.E15];unique_categories;2;0)" office:value-type="string" office:string-value="G02" calcext:value-type="string">
            <text:p>G02</text:p>
          </table:table-cell>
          <table:table-cell table:formula="of:=INDEX(catagories;MATCH(1;ISNUMBER(SEARCH(keys;[.C15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16];unique_categories;2;0)" office:value-type="string" office:string-value="D04" calcext:value-type="string">
            <text:p>D04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8];unique_categories;2;0)" office:value-type="string" office:string-value="F04" calcext:value-type="string">
            <text:p>F04</text:p>
          </table:table-cell>
          <table:table-cell table:formula="of:=INDEX(catagories;MATCH(1;ISNUMBER(SEARCH(keys;[.C1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9];unique_categories;2;0)" office:value-type="string" office:string-value="D01" calcext:value-type="string">
            <text:p>D01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1];unique_categories;2;0)" office:value-type="string" office:string-value="F04" calcext:value-type="string">
            <text:p>F04</text:p>
          </table:table-cell>
          <table:table-cell table:formula="of:=INDEX(catagories;MATCH(1;ISNUMBER(SEARCH(keys;[.C2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23];unique_categories;2;0)" office:value-type="string" office:string-value="D01" calcext:value-type="string">
            <text:p>D01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4];unique_categories;2;0)" office:value-type="string" office:string-value="F04" calcext:value-type="string">
            <text:p>F04</text:p>
          </table:table-cell>
          <table:table-cell table:formula="of:=INDEX(catagories;MATCH(1;ISNUMBER(SEARCH(keys;[.C24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26];unique_categories;2;0)" office:value-type="string" office:string-value="B01" calcext:value-type="string">
            <text:p>B01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VLOOKUP([.E27];unique_categories;2;0)" office:value-type="string" office:string-value="E03" calcext:value-type="string">
            <text:p>E03</text:p>
          </table:table-cell>
          <table:table-cell table:formula="of:=INDEX(catagories;MATCH(1;ISNUMBER(SEARCH(keys;[.C27]));0))" office:value-type="string" office:string-value="Entertainment -- Activities" calcext:value-type="string">
            <text:p>Entertainment -- Activit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8];unique_categories;2;0)" office:value-type="string" office:string-value="D01" calcext:value-type="string">
            <text:p>D01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VLOOKUP([.E29];unique_categories;2;0)" office:value-type="string" office:string-value="A02" calcext:value-type="string">
            <text:p>A02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VLOOKUP([.E30];unique_categories;2;0)" office:value-type="string" office:string-value="F02" calcext:value-type="string">
            <text:p>F02</text:p>
          </table:table-cell>
          <table:table-cell table:formula="of:=INDEX(catagories;MATCH(1;ISNUMBER(SEARCH(keys;[.C30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VLOOKUP([.E31];unique_categories;2;0)" office:value-type="string" office:string-value="F01" calcext:value-type="string">
            <text:p>F01</text:p>
          </table:table-cell>
          <table:table-cell table:formula="of:=INDEX(catagories;MATCH(1;ISNUMBER(SEARCH(keys;[.C31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32];unique_categories;2;0)" office:value-type="string" office:string-value="D05" calcext:value-type="string">
            <text:p>D05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7];unique_categories;2;0)" office:value-type="string" office:string-value="G01" calcext:value-type="string">
            <text:p>G01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38];unique_categories;2;0)" office:value-type="string" office:string-value="D08" calcext:value-type="string">
            <text:p>D08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9];unique_categories;2;0)" office:value-type="string" office:string-value="F04" calcext:value-type="string">
            <text:p>F04</text:p>
          </table:table-cell>
          <table:table-cell table:formula="of:=INDEX(catagories;MATCH(1;ISNUMBER(SEARCH(keys;[.C39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41];unique_categories;2;0)" office:value-type="string" office:string-value="G01" calcext:value-type="string">
            <text:p>G01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2];unique_categories;2;0)" office:value-type="string" office:string-value="D01" calcext:value-type="string">
            <text:p>D01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VLOOKUP([.E43];unique_categories;2;0)" office:value-type="string" office:string-value="G02" calcext:value-type="string">
            <text:p>G02</text:p>
          </table:table-cell>
          <table:table-cell table:formula="of:=INDEX(catagories;MATCH(1;ISNUMBER(SEARCH(keys;[.C43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VLOOKUP([.E45];unique_categories;2;0)" office:value-type="string" office:string-value="D99" calcext:value-type="string">
            <text:p>D99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46];unique_categories;2;0)" office:value-type="string" office:string-value="D05" calcext:value-type="string">
            <text:p>D05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VLOOKUP([.E47];unique_categories;2;0)" office:value-type="string" office:string-value="D05" calcext:value-type="string">
            <text:p>D05</text:p>
          </table:table-cell>
          <table:table-cell table:formula="of:=INDEX(catagories;MATCH(1;ISNUMBER(SEARCH(keys;[.C4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VLOOKUP([.E51];unique_categories;2;0)" office:value-type="string" office:string-value="F99" calcext:value-type="string">
            <text:p>F99</text:p>
          </table:table-cell>
          <table:table-cell table:formula="of:=INDEX(catagories;MATCH(1;ISNUMBER(SEARCH(keys;[.C51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VLOOKUP([.E52];unique_categories;2;0)" office:value-type="string" office:string-value="A04" calcext:value-type="string">
            <text:p>A04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3];unique_categories;2;0)" office:value-type="string" office:string-value="D09" calcext:value-type="string">
            <text:p>D09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VLOOKUP([.E54];unique_categories;2;0)" office:value-type="string" office:string-value="D04" calcext:value-type="string">
            <text:p>D04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VLOOKUP([.E55];unique_categories;2;0)" office:value-type="string" office:string-value="F02" calcext:value-type="string">
            <text:p>F02</text:p>
          </table:table-cell>
          <table:table-cell table:formula="of:=INDEX(catagories;MATCH(1;ISNUMBER(SEARCH(keys;[.C5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VLOOKUP([.E56];unique_categories;2;0)" office:value-type="string" office:string-value="F01" calcext:value-type="string">
            <text:p>F01</text:p>
          </table:table-cell>
          <table:table-cell table:formula="of:=INDEX(catagories;MATCH(1;ISNUMBER(SEARCH(keys;[.C56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57];unique_categories;2;0)" office:value-type="string" office:string-value="B01" calcext:value-type="string">
            <text:p>B01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VLOOKUP([.E58];unique_categories;2;0)" office:value-type="string" office:string-value="C04" calcext:value-type="string">
            <text:p>C04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VLOOKUP([.E59];unique_categories;2;0)" office:value-type="string" office:string-value="F99" calcext:value-type="string">
            <text:p>F99</text:p>
          </table:table-cell>
          <table:table-cell table:formula="of:=INDEX(catagories;MATCH(1;ISNUMBER(SEARCH(keys;[.C59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4];unique_categories;2;0)" office:value-type="string" office:string-value="G01" calcext:value-type="string">
            <text:p>G01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5];unique_categories;2;0)" office:value-type="string" office:string-value="D01" calcext:value-type="string">
            <text:p>D01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66];unique_categories;2;0)" office:value-type="string" office:string-value="B01" calcext:value-type="string">
            <text:p>B01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68];unique_categories;2;0)" office:value-type="string" office:string-value="F04" calcext:value-type="string">
            <text:p>F04</text:p>
          </table:table-cell>
          <table:table-cell table:formula="of:=INDEX(catagories;MATCH(1;ISNUMBER(SEARCH(keys;[.C6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VLOOKUP([.E69];unique_categories;2;0)" office:value-type="string" office:string-value="C03" calcext:value-type="string">
            <text:p>C03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0];unique_categories;2;0)" office:value-type="string" office:string-value="B01" calcext:value-type="string">
            <text:p>B01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VLOOKUP([.E76];unique_categories;2;0)" office:value-type="string" office:string-value="B01" calcext:value-type="string">
            <text:p>B01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VLOOKUP([.E77];unique_categories;2;0)" office:value-type="string" office:string-value="D05" calcext:value-type="string">
            <text:p>D05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79];unique_categories;2;0)" office:value-type="string" office:string-value="D06" calcext:value-type="string">
            <text:p>D06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VLOOKUP([.E81];unique_categories;2;0)" office:value-type="string" office:string-value="A02" calcext:value-type="string">
            <text:p>A02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VLOOKUP([.E82];unique_categories;2;0)" office:value-type="string" office:string-value="F02" calcext:value-type="string">
            <text:p>F02</text:p>
          </table:table-cell>
          <table:table-cell table:formula="of:=INDEX(catagories;MATCH(1;ISNUMBER(SEARCH(keys;[.C82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VLOOKUP([.E83];unique_categories;2;0)" office:value-type="string" office:string-value="F01" calcext:value-type="string">
            <text:p>F01</text:p>
          </table:table-cell>
          <table:table-cell table:formula="of:=INDEX(catagories;MATCH(1;ISNUMBER(SEARCH(keys;[.C8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VLOOKUP([.E85];unique_categories;2;0)" office:value-type="string" office:string-value="B03" calcext:value-type="string">
            <text:p>B03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VLOOKUP([.E86];unique_categories;2;0)" office:value-type="string" office:string-value="D11" calcext:value-type="string">
            <text:p>D11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VLOOKUP([.E87];unique_categories;2;0)" office:value-type="string" office:string-value="B07" calcext:value-type="string">
            <text:p>B07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89];unique_categories;2;0)" office:value-type="string" office:string-value="G01" calcext:value-type="string">
            <text:p>G01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VLOOKUP([.E90];unique_categories;2;0)" office:value-type="string" office:string-value="F02" calcext:value-type="string">
            <text:p>F02</text:p>
          </table:table-cell>
          <table:table-cell table:formula="of:=INDEX(catagories;MATCH(1;ISNUMBER(SEARCH(keys;[.C90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2];unique_categories;2;0)" office:value-type="string" office:string-value="F04" calcext:value-type="string">
            <text:p>F04</text:p>
          </table:table-cell>
          <table:table-cell table:formula="of:=INDEX(catagories;MATCH(1;ISNUMBER(SEARCH(keys;[.C92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93];unique_categories;2;0)" office:value-type="string" office:string-value="D99" calcext:value-type="string">
            <text:p>D99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4];unique_categories;2;0)" office:value-type="string" office:string-value="F04" calcext:value-type="string">
            <text:p>F04</text:p>
          </table:table-cell>
          <table:table-cell table:formula="of:=INDEX(catagories;MATCH(1;ISNUMBER(SEARCH(keys;[.C94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98];unique_categories;2;0)" office:value-type="string" office:string-value="D04" calcext:value-type="string">
            <text:p>D04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VLOOKUP([.E99];unique_categories;2;0)" office:value-type="string" office:string-value="D03" calcext:value-type="string">
            <text:p>D03</text:p>
          </table:table-cell>
          <table:table-cell table:formula="of:=INDEX(catagories;MATCH(1;ISNUMBER(SEARCH(keys;[.C9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VLOOKUP([.E101];unique_categories;2;0)" office:value-type="string" office:string-value="D03" calcext:value-type="string">
            <text:p>D03</text:p>
          </table:table-cell>
          <table:table-cell table:formula="of:=INDEX(catagories;MATCH(1;ISNUMBER(SEARCH(keys;[.C101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102];unique_categories;2;0)" office:value-type="string" office:string-value="D05" calcext:value-type="string">
            <text:p>D05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VLOOKUP([.E109];unique_categories;2;0)" office:value-type="string" office:string-value="D01" calcext:value-type="string">
            <text:p>D01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10];unique_categories;2;0)" office:value-type="string" office:string-value="D01" calcext:value-type="string">
            <text:p>D01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VLOOKUP([.E111];unique_categories;2;0)" office:value-type="string" office:string-value="F02" calcext:value-type="string">
            <text:p>F02</text:p>
          </table:table-cell>
          <table:table-cell table:formula="of:=INDEX(catagories;MATCH(1;ISNUMBER(SEARCH(keys;[.C11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VLOOKUP([.E112];unique_categories;2;0)" office:value-type="string" office:string-value="F99" calcext:value-type="string">
            <text:p>F99</text:p>
          </table:table-cell>
          <table:table-cell table:formula="of:=INDEX(catagories;MATCH(1;ISNUMBER(SEARCH(keys;[.C11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VLOOKUP([.E113];unique_categories;2;0)" office:value-type="string" office:string-value="F01" calcext:value-type="string">
            <text:p>F01</text:p>
          </table:table-cell>
          <table:table-cell table:formula="of:=INDEX(catagories;MATCH(1;ISNUMBER(SEARCH(keys;[.C11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VLOOKUP([.E114];unique_categories;2;0)" office:value-type="string" office:string-value="C04" calcext:value-type="string">
            <text:p>C04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VLOOKUP([.E115];unique_categories;2;0)" office:value-type="string" office:string-value="F99" calcext:value-type="string">
            <text:p>F99</text:p>
          </table:table-cell>
          <table:table-cell table:formula="of:=INDEX(catagories;MATCH(1;ISNUMBER(SEARCH(keys;[.C11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 table:number-rows-repeated="1048460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-02" table:style-name="ta1">
        <table:table-column table:style-name="co26" table:default-cell-style-name="ce5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8" table:number-columns-repeated="1018" table:default-cell-style-name="ce32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4"/>
          <table:table-cell table:number-columns-repeated="4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871.73" calcext:value-type="float">
            <text:p>871.7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4];unique_categories;2;0)" office:value-type="string" office:string-value="G01" calcext:value-type="string">
            <text:p>G01</text:p>
          </table:table-cell>
          <table:table-cell table:formula="of:=INDEX(catagories;MATCH(1;ISNUMBER(SEARCH(keys;[.C4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7" calcext:value-type="date">
            <text:p>2019-02-27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34.96" calcext:value-type="float">
            <text:p>-34.96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Brumbys Pacific Pin\Pacific Pines <text:s text:c="4"/>Au</text:p>
          </table:table-cell>
          <table:table-cell table:formula="of:=VLOOKUP([.E7];unique_categories;2;0)" office:value-type="string" office:string-value="D05" calcext:value-type="string">
            <text:p>D05</text:p>
          </table:table-cell>
          <table:table-cell table:formula="of:=INDEX(catagories;MATCH(1;ISNUMBER(SEARCH(keys;[.C7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56.42" calcext:value-type="float">
            <text:p>-56.42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];unique_categories;2;0)" office:value-type="string" office:string-value="D01" calcext:value-type="string">
            <text:p>D01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9];unique_categories;2;0)" office:value-type="string" office:string-value="B01" calcext:value-type="string">
            <text:p>B01</text:p>
          </table:table-cell>
          <table:table-cell table:formula="of:=INDEX(catagories;MATCH(1;ISNUMBER(SEARCH(keys;[.C9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.99" calcext:value-type="float">
            <text:p>-8.99</text:p>
          </table:table-cell>
          <table:table-cell office:value-type="string" calcext:value-type="string">
            <text:p>Payment To Paypal Australia 1005024281115</text:p>
          </table:table-cell>
          <table:table-cell table:formula="of:=VLOOKUP([.E10];unique_categories;2;0)" office:value-type="string" office:string-value="D99" calcext:value-type="string">
            <text:p>D99</text:p>
          </table:table-cell>
          <table:table-cell table:formula="of:=INDEX(catagories;MATCH(1;ISNUMBER(SEARCH(keys;[.C10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3.05" calcext:value-type="float">
            <text:p>-103.0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2];unique_categories;2;0)" office:value-type="string" office:string-value="F04" calcext:value-type="string">
            <text:p>F04</text:p>
          </table:table-cell>
          <table:table-cell table:formula="of:=INDEX(catagories;MATCH(1;ISNUMBER(SEARCH(keys;[.C12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3];unique_categories;2;0)" office:value-type="string" office:string-value="F04" calcext:value-type="string">
            <text:p>F04</text:p>
          </table:table-cell>
          <table:table-cell table:formula="of:=INDEX(catagories;MATCH(1;ISNUMBER(SEARCH(keys;[.C13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4.2" calcext:value-type="float">
            <text:p>-24.2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1.3" calcext:value-type="float">
            <text:p>-21.3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5" calcext:value-type="string">
            <text:p>D05</text:p>
          </table:table-cell>
          <table:table-cell table:formula="of:=INDEX(catagories;MATCH(1;ISNUMBER(SEARCH(keys;[.C1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Eftpos Green Valley Butche\Southport <text:s text:c="8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Eftpos Tachibana Pty Ltd <text:s text:c="7"/>Southport <text:s text:c="3"/>Ql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Eftpos Officeworks 0401 <text:s text:c="8"/>Southport <text:s text:c="3"/>Au</text:p>
          </table:table-cell>
          <table:table-cell table:formula="of:=VLOOKUP([.E19];unique_categories;2;0)" office:value-type="string" office:string-value="D06" calcext:value-type="string">
            <text:p>D06</text:p>
          </table:table-cell>
          <table:table-cell table:formula="of:=INDEX(catagories;MATCH(1;ISNUMBER(SEARCH(keys;[.C19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6.55" calcext:value-type="float">
            <text:p>-6.5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400710 To Dhc <text:s/>Investment</text:p>
          </table:table-cell>
          <table:table-cell table:formula="of:=VLOOKUP([.E21];unique_categories;2;0)" office:value-type="string" office:string-value="A02" calcext:value-type="string">
            <text:p>A02</text:p>
          </table:table-cell>
          <table:table-cell table:formula="of:=INDEX(catagories;MATCH(1;ISNUMBER(SEARCH(keys;[.C21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99972 <text:s/>To <text:s/>014536587763751</text:p>
          </table:table-cell>
          <table:table-cell table:formula="of:=VLOOKUP([.E22];unique_categories;2;0)" office:value-type="string" office:string-value="F02" calcext:value-type="string">
            <text:p>F02</text:p>
          </table:table-cell>
          <table:table-cell table:formula="of:=INDEX(catagories;MATCH(1;ISNUMBER(SEARCH(keys;[.C22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400163 <text:s/>To 5468279041172986</text:p>
          </table:table-cell>
          <table:table-cell table:formula="of:=VLOOKUP([.E23];unique_categories;2;0)" office:value-type="string" office:string-value="F01" calcext:value-type="string">
            <text:p>F01</text:p>
          </table:table-cell>
          <table:table-cell table:formula="of:=INDEX(catagories;MATCH(1;ISNUMBER(SEARCH(keys;[.C23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24];unique_categories;2;0)" office:value-type="string" office:string-value="D05" calcext:value-type="string">
            <text:p>D05</text:p>
          </table:table-cell>
          <table:table-cell table:formula="of:=INDEX(catagories;MATCH(1;ISNUMBER(SEARCH(keys;[.C2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6];unique_categories;2;0)" office:value-type="string" office:string-value="F04" calcext:value-type="string">
            <text:p>F04</text:p>
          </table:table-cell>
          <table:table-cell table:formula="of:=INDEX(catagories;MATCH(1;ISNUMBER(SEARCH(keys;[.C26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89.16" calcext:value-type="float">
            <text:p>-89.1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894.23" calcext:value-type="float">
            <text:p>894.2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28];unique_categories;2;0)" office:value-type="string" office:string-value="G01" calcext:value-type="string">
            <text:p>G01</text:p>
          </table:table-cell>
          <table:table-cell table:formula="of:=INDEX(catagories;MATCH(1;ISNUMBER(SEARCH(keys;[.C28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29];unique_categories;2;0)" office:value-type="string" office:string-value="D08" calcext:value-type="string">
            <text:p>D08</text:p>
          </table:table-cell>
          <table:table-cell table:formula="of:=INDEX(catagories;MATCH(1;ISNUMBER(SEARCH(keys;[.C29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554.86" calcext:value-type="float">
            <text:p>-554.86</text:p>
          </table:table-cell>
          <table:table-cell office:value-type="string" calcext:value-type="string">
            <text:p>Anz Phone Banking Bpay Origin Energy <text:s text:c="16"/>{658417}</text:p>
          </table:table-cell>
          <table:table-cell table:formula="of:=VLOOKUP([.E30];unique_categories;2;0)" office:value-type="string" office:string-value="A03" calcext:value-type="string">
            <text:p>A03</text:p>
          </table:table-cell>
          <table:table-cell table:formula="of:=INDEX(catagories;MATCH(1;ISNUMBER(SEARCH(keys;[.C30]));0))" office:value-type="string" office:string-value="Housing Expenses -- Electricity" calcext:value-type="string">
            <text:p>Housing Expenses -- Electricity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15.98" calcext:value-type="float">
            <text:p>-15.9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31];unique_categories;2;0)" office:value-type="string" office:string-value="D99" calcext:value-type="string">
            <text:p>D99</text:p>
          </table:table-cell>
          <table:table-cell table:formula="of:=INDEX(catagories;MATCH(1;ISNUMBER(SEARCH(keys;[.C31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1885.67" calcext:value-type="float">
            <text:p>1885.67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2];unique_categories;2;0)" office:value-type="string" office:string-value="G01" calcext:value-type="string">
            <text:p>G01</text:p>
          </table:table-cell>
          <table:table-cell table:formula="of:=INDEX(catagories;MATCH(1;ISNUMBER(SEARCH(keys;[.C3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19.99" calcext:value-type="float">
            <text:p>-19.99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34];unique_categories;2;0)" office:value-type="string" office:string-value="C03" calcext:value-type="string">
            <text:p>C03</text:p>
          </table:table-cell>
          <table:table-cell table:formula="of:=INDEX(catagories;MATCH(1;ISNUMBER(SEARCH(keys;[.C34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513980549</text:p>
          </table:table-cell>
          <table:table-cell table:formula="of:=VLOOKUP([.E35];unique_categories;2;0)" office:value-type="string" office:string-value="C01" calcext:value-type="string">
            <text:p>C01</text:p>
          </table:table-cell>
          <table:table-cell table:formula="of:=INDEX(catagories;MATCH(1;ISNUMBER(SEARCH(keys;[.C35]));0))" office:value-type="string" office:string-value="Medical/Health -- Insurance" calcext:value-type="string">
            <text:p>Medical/Health -- Insurance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36];unique_categories;2;0)" office:value-type="string" office:string-value="D04" calcext:value-type="string">
            <text:p>D04</text:p>
          </table:table-cell>
          <table:table-cell table:formula="of:=INDEX(catagories;MATCH(1;ISNUMBER(SEARCH(keys;[.C36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ftpos Kmart 1179 <text:s text:c="14"/>Helensvale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89.02" calcext:value-type="float">
            <text:p>-89.02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3.16" calcext:value-type="float">
            <text:p>-13.1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9];unique_categories;2;0)" office:value-type="string" office:string-value="D01" calcext:value-type="string">
            <text:p>D01</text:p>
          </table:table-cell>
          <table:table-cell table:formula="of:=INDEX(catagories;MATCH(1;ISNUMBER(SEARCH(keys;[.C3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60.49" calcext:value-type="float">
            <text:p>-60.4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1];unique_categories;2;0)" office:value-type="string" office:string-value="D01" calcext:value-type="string">
            <text:p>D01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131523 <text:s/>To <text:s/>014536587763751</text:p>
          </table:table-cell>
          <table:table-cell table:formula="of:=VLOOKUP([.E42];unique_categories;2;0)" office:value-type="string" office:string-value="F02" calcext:value-type="string">
            <text:p>F02</text:p>
          </table:table-cell>
          <table:table-cell table:formula="of:=INDEX(catagories;MATCH(1;ISNUMBER(SEARCH(keys;[.C42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46420729143v</text:p>
          </table:table-cell>
          <table:table-cell table:formula="of:=VLOOKUP([.E43];unique_categories;2;0)" office:value-type="string" office:string-value="F99" calcext:value-type="string">
            <text:p>F99</text:p>
          </table:table-cell>
          <table:table-cell table:formula="of:=INDEX(catagories;MATCH(1;ISNUMBER(SEARCH(keys;[.C43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131168}</text:p>
          </table:table-cell>
          <table:table-cell table:formula="of:=VLOOKUP([.E44];unique_categories;2;0)" office:value-type="string" office:string-value="A04" calcext:value-type="string">
            <text:p>A04</text:p>
          </table:table-cell>
          <table:table-cell table:formula="of:=INDEX(catagories;MATCH(1;ISNUMBER(SEARCH(keys;[.C44]));0))" office:value-type="string" office:string-value="Housing Expenses -- Internet/Phone" calcext:value-type="string">
            <text:p>Housing Expenses -- Internet/Phon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45];unique_categories;2;0)" office:value-type="string" office:string-value="D09" calcext:value-type="string">
            <text:p>D09</text:p>
          </table:table-cell>
          <table:table-cell table:formula="of:=INDEX(catagories;MATCH(1;ISNUMBER(SEARCH(keys;[.C45]));0))" office:value-type="string" office:string-value="Daily Living -- License Fee" calcext:value-type="string">
            <text:p>Daily Living -- License Fe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131825 <text:s/>To 5468279041172986</text:p>
          </table:table-cell>
          <table:table-cell table:formula="of:=VLOOKUP([.E46];unique_categories;2;0)" office:value-type="string" office:string-value="F01" calcext:value-type="string">
            <text:p>F01</text:p>
          </table:table-cell>
          <table:table-cell table:formula="of:=INDEX(catagories;MATCH(1;ISNUMBER(SEARCH(keys;[.C46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axft0lnh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2.19" calcext:value-type="float">
            <text:p>-32.19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8];unique_categories;2;0)" office:value-type="string" office:string-value="B01" calcext:value-type="string">
            <text:p>B01</text:p>
          </table:table-cell>
          <table:table-cell table:formula="of:=INDEX(catagories;MATCH(1;ISNUMBER(SEARCH(keys;[.C48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46420729145k</text:p>
          </table:table-cell>
          <table:table-cell table:formula="of:=VLOOKUP([.E49];unique_categories;2;0)" office:value-type="string" office:string-value="F99" calcext:value-type="string">
            <text:p>F99</text:p>
          </table:table-cell>
          <table:table-cell table:formula="of:=INDEX(catagories;MATCH(1;ISNUMBER(SEARCH(keys;[.C49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9.91" calcext:value-type="float">
            <text:p>-19.9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7.55" calcext:value-type="float">
            <text:p>-17.5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1];unique_categories;2;0)" office:value-type="string" office:string-value="D01" calcext:value-type="string">
            <text:p>D01</text:p>
          </table:table-cell>
          <table:table-cell table:formula="of:=INDEX(catagories;MATCH(1;ISNUMBER(SEARCH(keys;[.C5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899.85" calcext:value-type="float">
            <text:p>899.8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2];unique_categories;2;0)" office:value-type="string" office:string-value="G01" calcext:value-type="string">
            <text:p>G01</text:p>
          </table:table-cell>
          <table:table-cell table:formula="of:=INDEX(catagories;MATCH(1;ISNUMBER(SEARCH(keys;[.C5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-14.94" calcext:value-type="float">
            <text:p>-14.94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53];unique_categories;2;0)" office:value-type="string" office:string-value="C03" calcext:value-type="string">
            <text:p>C03</text:p>
          </table:table-cell>
          <table:table-cell table:formula="of:=INDEX(catagories;MATCH(1;ISNUMBER(SEARCH(keys;[.C53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54];unique_categories;2;0)" office:value-type="string" office:string-value="F04" calcext:value-type="string">
            <text:p>F04</text:p>
          </table:table-cell>
          <table:table-cell table:formula="of:=INDEX(catagories;MATCH(1;ISNUMBER(SEARCH(keys;[.C54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47.56" calcext:value-type="float">
            <text:p>-47.5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55];unique_categories;2;0)" office:value-type="string" office:string-value="B01" calcext:value-type="string">
            <text:p>B01</text:p>
          </table:table-cell>
          <table:table-cell table:formula="of:=INDEX(catagories;MATCH(1;ISNUMBER(SEARCH(keys;[.C55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6];unique_categories;2;0)" office:value-type="string" office:string-value="D01" calcext:value-type="string">
            <text:p>D01</text:p>
          </table:table-cell>
          <table:table-cell table:formula="of:=INDEX(catagories;MATCH(1;ISNUMBER(SEARCH(keys;[.C5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58];unique_categories;2;0)" office:value-type="string" office:string-value="D05" calcext:value-type="string">
            <text:p>D05</text:p>
          </table:table-cell>
          <table:table-cell table:formula="of:=INDEX(catagories;MATCH(1;ISNUMBER(SEARCH(keys;[.C58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59];unique_categories;2;0)" office:value-type="string" office:string-value="D04" calcext:value-type="string">
            <text:p>D04</text:p>
          </table:table-cell>
          <table:table-cell table:formula="of:=INDEX(catagories;MATCH(1;ISNUMBER(SEARCH(keys;[.C59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28.21" calcext:value-type="float">
            <text:p>-28.2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Eftpos Coles 8732 <text:s text:c="14"/>Helensvale <text:s text:c="2"/>Au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6.48" calcext:value-type="float">
            <text:p>-26.4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63];unique_categories;2;0)" office:value-type="string" office:string-value="D99" calcext:value-type="string">
            <text:p>D99</text:p>
          </table:table-cell>
          <table:table-cell table:formula="of:=INDEX(catagories;MATCH(1;ISNUMBER(SEARCH(keys;[.C63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1.35" calcext:value-type="float">
            <text:p>-21.3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4];unique_categories;2;0)" office:value-type="string" office:string-value="D05" calcext:value-type="string">
            <text:p>D05</text:p>
          </table:table-cell>
          <table:table-cell table:formula="of:=INDEX(catagories;MATCH(1;ISNUMBER(SEARCH(keys;[.C6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65" calcext:value-type="float">
            <text:p>-18.6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5];unique_categories;2;0)" office:value-type="string" office:string-value="D05" calcext:value-type="string">
            <text:p>D05</text:p>
          </table:table-cell>
          <table:table-cell table:formula="of:=INDEX(catagories;MATCH(1;ISNUMBER(SEARCH(keys;[.C6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4.69" calcext:value-type="float">
            <text:p>-24.69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65.8" calcext:value-type="float">
            <text:p>-65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0.27" calcext:value-type="float">
            <text:p>-10.27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9];unique_categories;2;0)" office:value-type="string" office:string-value="D01" calcext:value-type="string">
            <text:p>D01</text:p>
          </table:table-cell>
          <table:table-cell table:formula="of:=INDEX(catagories;MATCH(1;ISNUMBER(SEARCH(keys;[.C6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727611 To Dhc <text:s/>Investment</text:p>
          </table:table-cell>
          <table:table-cell table:formula="of:=VLOOKUP([.E70];unique_categories;2;0)" office:value-type="string" office:string-value="A02" calcext:value-type="string">
            <text:p>A02</text:p>
          </table:table-cell>
          <table:table-cell table:formula="of:=INDEX(catagories;MATCH(1;ISNUMBER(SEARCH(keys;[.C70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726772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726974 <text:s/>To 5468279041172986</text:p>
          </table:table-cell>
          <table:table-cell table:formula="of:=VLOOKUP([.E72];unique_categories;2;0)" office:value-type="string" office:string-value="F01" calcext:value-type="string">
            <text:p>F01</text:p>
          </table:table-cell>
          <table:table-cell table:formula="of:=INDEX(catagories;MATCH(1;ISNUMBER(SEARCH(keys;[.C72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583119}</text:p>
          </table:table-cell>
          <table:table-cell table:formula="of:=VLOOKUP([.E73];unique_categories;2;0)" office:value-type="string" office:string-value="B07" calcext:value-type="string">
            <text:p>B07</text:p>
          </table:table-cell>
          <table:table-cell table:formula="of:=INDEX(catagories;MATCH(1;ISNUMBER(SEARCH(keys;[.C73]));0))" office:value-type="string" office:string-value="Transportation -- Fines" calcext:value-type="string">
            <text:p>Transportation -- Fin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6];unique_categories;2;0)" office:value-type="string" office:string-value="F04" calcext:value-type="string">
            <text:p>F04</text:p>
          </table:table-cell>
          <table:table-cell table:formula="of:=INDEX(catagories;MATCH(1;ISNUMBER(SEARCH(keys;[.C76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26.84" calcext:value-type="float">
            <text:p>-26.8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7];unique_categories;2;0)" office:value-type="string" office:string-value="B01" calcext:value-type="string">
            <text:p>B01</text:p>
          </table:table-cell>
          <table:table-cell table:formula="of:=INDEX(catagories;MATCH(1;ISNUMBER(SEARCH(keys;[.C7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4.99" calcext:value-type="float">
            <text:p>-4.99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78];unique_categories;2;0)" office:value-type="string" office:string-value="D06" calcext:value-type="string">
            <text:p>D06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9];unique_categories;2;0)" office:value-type="string" office:string-value="G01" calcext:value-type="string">
            <text:p>G01</text:p>
          </table:table-cell>
          <table:table-cell table:formula="of:=INDEX(catagories;MATCH(1;ISNUMBER(SEARCH(keys;[.C79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689.25" calcext:value-type="float">
            <text:p>-689.25</text:p>
          </table:table-cell>
          <table:table-cell office:value-type="string" calcext:value-type="string">
            <text:p>Anz M-Banking Payment Transfer 244085 To Qahs General Account</text:p>
          </table:table-cell>
          <table:table-cell table:formula="of:=VLOOKUP([.E80];unique_categories;2;0)" office:value-type="string" office:string-value="D04" calcext:value-type="string">
            <text:p>D04</text:p>
          </table:table-cell>
          <table:table-cell table:formula="of:=INDEX(catagories;MATCH(1;ISNUMBER(SEARCH(keys;[.C80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42.97" calcext:value-type="float">
            <text:p>-42.97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81];unique_categories;2;0)" office:value-type="string" office:string-value="D04" calcext:value-type="string">
            <text:p>D04</text:p>
          </table:table-cell>
          <table:table-cell table:formula="of:=INDEX(catagories;MATCH(1;ISNUMBER(SEARCH(keys;[.C81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7.99" calcext:value-type="float">
            <text:p>-7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1627.24" calcext:value-type="float">
            <text:p>1627.24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85];unique_categories;2;0)" office:value-type="string" office:string-value="G01" calcext:value-type="string">
            <text:p>G01</text:p>
          </table:table-cell>
          <table:table-cell table:formula="of:=INDEX(catagories;MATCH(1;ISNUMBER(SEARCH(keys;[.C85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109.99" calcext:value-type="float">
            <text:p>-109.99</text:p>
          </table:table-cell>
          <table:table-cell office:value-type="string" calcext:value-type="string">
            <text:p>Payment To Vodafone <text:s text:c="8"/>T3 12b775 1b</text:p>
          </table:table-cell>
          <table:table-cell table:formula="of:=VLOOKUP([.E86];unique_categories;2;0)" office:value-type="string" office:string-value="D11" calcext:value-type="string">
            <text:p>D11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87];unique_categories;2;0)" office:value-type="string" office:string-value="B01" calcext:value-type="string">
            <text:p>B01</text:p>
          </table:table-cell>
          <table:table-cell table:formula="of:=INDEX(catagories;MATCH(1;ISNUMBER(SEARCH(keys;[.C8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49.43" calcext:value-type="float">
            <text:p>-49.4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89];unique_categories;2;0)" office:value-type="string" office:string-value="D05" calcext:value-type="string">
            <text:p>D05</text:p>
          </table:table-cell>
          <table:table-cell table:formula="of:=INDEX(catagories;MATCH(1;ISNUMBER(SEARCH(keys;[.C89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ftpos Mcdonalds Harbourtown Biggera Waterqldau</text:p>
          </table:table-cell>
          <table:table-cell table:formula="of:=VLOOKUP([.E90];unique_categories;2;0)" office:value-type="string" office:string-value="D05" calcext:value-type="string">
            <text:p>D05</text:p>
          </table:table-cell>
          <table:table-cell table:formula="of:=INDEX(catagories;MATCH(1;ISNUMBER(SEARCH(keys;[.C90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5.64" calcext:value-type="float">
            <text:p>-25.64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94.17" calcext:value-type="float">
            <text:p>-94.1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94];unique_categories;2;0)" office:value-type="string" office:string-value="D06" calcext:value-type="string">
            <text:p>D06</text:p>
          </table:table-cell>
          <table:table-cell table:formula="of:=INDEX(catagories;MATCH(1;ISNUMBER(SEARCH(keys;[.C94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3.61" calcext:value-type="float">
            <text:p>-33.61</text:p>
          </table:table-cell>
          <table:table-cell office:value-type="string" calcext:value-type="string">
            <text:p>Visa Debit Purchase Card 7079 Dominos Pizza Pac Pi Pacific Pines</text:p>
          </table:table-cell>
          <table:table-cell table:formula="of:=VLOOKUP([.E96];unique_categories;2;0)" office:value-type="string" office:string-value="D05" calcext:value-type="string">
            <text:p>D05</text:p>
          </table:table-cell>
          <table:table-cell table:formula="of:=INDEX(catagories;MATCH(1;ISNUMBER(SEARCH(keys;[.C96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30227 <text:s/>To <text:s/>014536587763751</text:p>
          </table:table-cell>
          <table:table-cell table:formula="of:=VLOOKUP([.E97];unique_categories;2;0)" office:value-type="string" office:string-value="F02" calcext:value-type="string">
            <text:p>F02</text:p>
          </table:table-cell>
          <table:table-cell table:formula="of:=INDEX(catagories;MATCH(1;ISNUMBER(SEARCH(keys;[.C97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32420729143v</text:p>
          </table:table-cell>
          <table:table-cell table:formula="of:=VLOOKUP([.E98];unique_categories;2;0)" office:value-type="string" office:string-value="F99" calcext:value-type="string">
            <text:p>F99</text:p>
          </table:table-cell>
          <table:table-cell table:formula="of:=INDEX(catagories;MATCH(1;ISNUMBER(SEARCH(keys;[.C98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430525 <text:s/>To 5468279041172986</text:p>
          </table:table-cell>
          <table:table-cell table:formula="of:=VLOOKUP([.E99];unique_categories;2;0)" office:value-type="string" office:string-value="F01" calcext:value-type="string">
            <text:p>F01</text:p>
          </table:table-cell>
          <table:table-cell table:formula="of:=INDEX(catagories;MATCH(1;ISNUMBER(SEARCH(keys;[.C99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49.58" calcext:value-type="float">
            <text:p>-49.5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96r90l1t</text:p>
          </table:table-cell>
          <table:table-cell table:formula="of:=VLOOKUP([.E101];unique_categories;2;0)" office:value-type="string" office:string-value="C04" calcext:value-type="string">
            <text:p>C04</text:p>
          </table:table-cell>
          <table:table-cell table:formula="of:=INDEX(catagories;MATCH(1;ISNUMBER(SEARCH(keys;[.C101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32420729145k</text:p>
          </table:table-cell>
          <table:table-cell table:formula="of:=VLOOKUP([.E102];unique_categories;2;0)" office:value-type="string" office:string-value="F99" calcext:value-type="string">
            <text:p>F99</text:p>
          </table:table-cell>
          <table:table-cell table:formula="of:=INDEX(catagories;MATCH(1;ISNUMBER(SEARCH(keys;[.C102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8.83" calcext:value-type="float">
            <text:p>-8.83</text:p>
          </table:table-cell>
          <table:table-cell office:value-type="string" calcext:value-type="string">
            <text:p>Visa Debit Purchase Card 7079 Aldi Stores - Underwoo Underwood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 table:number-rows-repeated="104847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2019_01" table:style-name="ta1">
        <office:forms form:automatic-focus="false" form:apply-design-mode="false"/>
        <table:table-column table:style-name="co26" table:default-cell-style-name="ce5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8" table:number-columns-repeated="1010" table:default-cell-style-name="ce32"/>
        <table:table-column table:style-name="co8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];unique_categories;2;0)" office:value-type="string" office:string-value="D01" calcext:value-type="string">
            <text:p>D01</text:p>
          </table:table-cell>
          <table:table-cell table:formula="of:=INDEX(catagories;MATCH(1;ISNUMBER(SEARCH(keys;[.C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833.65" calcext:value-type="float">
            <text:p>83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];unique_categories;2;0)" office:value-type="string" office:string-value="G01" calcext:value-type="string">
            <text:p>G01</text:p>
          </table:table-cell>
          <table:table-cell table:formula="of:=INDEX(catagories;MATCH(1;ISNUMBER(SEARCH(keys;[.C5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ISA DEBIT PURCHASE CARD 7079 MCDONALDS PACIFIC PIN PACIFIC PINES</text:p>
          </table:table-cell>
          <table:table-cell table:formula="of:=VLOOKUP([.E6];unique_categories;2;0)" office:value-type="string" office:string-value="D05" calcext:value-type="string">
            <text:p>D05</text:p>
          </table:table-cell>
          <table:table-cell table:formula="of:=INDEX(catagories;MATCH(1;ISNUMBER(SEARCH(keys;[.C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];unique_categories;2;0)" office:value-type="string" office:string-value="D01" calcext:value-type="string">
            <text:p>D01</text:p>
          </table:table-cell>
          <table:table-cell table:formula="of:=INDEX(catagories;MATCH(1;ISNUMBER(SEARCH(keys;[.C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27.92" calcext:value-type="float">
            <text:p>-27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8];unique_categories;2;0)" office:value-type="string" office:string-value="B01" calcext:value-type="string">
            <text:p>B01</text:p>
          </table:table-cell>
          <table:table-cell table:formula="of:=INDEX(catagories;MATCH(1;ISNUMBER(SEARCH(keys;[.C8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9];unique_categories;2;0)" office:value-type="string" office:string-value="D05" calcext:value-type="string">
            <text:p>D05</text:p>
          </table:table-cell>
          <table:table-cell table:formula="of:=INDEX(catagories;MATCH(1;ISNUMBER(SEARCH(keys;[.C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7.8" calcext:value-type="float">
            <text:p>-7.8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10];unique_categories;2;0)" office:value-type="string" office:string-value="D05" calcext:value-type="string">
            <text:p>D05</text:p>
          </table:table-cell>
          <table:table-cell table:formula="of:=INDEX(catagories;MATCH(1;ISNUMBER(SEARCH(keys;[.C10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FTPOS EMERALD LAKES GOLF <text:s text:c="3"/>CARRARA <text:s text:c="5"/>QLDAU</text:p>
          </table:table-cell>
          <table:table-cell table:formula="of:=VLOOKUP([.E11];unique_categories;2;0)" office:value-type="string" office:string-value="D99" calcext:value-type="string">
            <text:p>D99</text:p>
          </table:table-cell>
          <table:table-cell table:formula="of:=INDEX(catagories;MATCH(1;ISNUMBER(SEARCH(keys;[.C11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52.02" calcext:value-type="float">
            <text:p>-52.0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2];unique_categories;2;0)" office:value-type="string" office:string-value="B01" calcext:value-type="string">
            <text:p>B01</text:p>
          </table:table-cell>
          <table:table-cell table:formula="of:=INDEX(catagories;MATCH(1;ISNUMBER(SEARCH(keys;[.C1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8.29" calcext:value-type="float">
            <text:p>-28.29</text:p>
          </table:table-cell>
          <table:table-cell office:value-type="string" calcext:value-type="string">
            <text:p>EFTPOS HANARO BIG MARKET <text:s/>\UNDERWOOD <text:s text:c="8"/>AU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2.2" calcext:value-type="float">
            <text:p>-22.2</text:p>
          </table:table-cell>
          <table:table-cell office:value-type="string" calcext:value-type="string">
            <text:p>EFTPOS HAPPY MARKET RUNCORN\RUNCORN QLD <text:s text:c="5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76.08" calcext:value-type="float">
            <text:p>-76.08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15];unique_categories;2;0)" office:value-type="string" office:string-value="D01" calcext:value-type="string">
            <text:p>D01</text:p>
          </table:table-cell>
          <table:table-cell table:formula="of:=INDEX(catagories;MATCH(1;ISNUMBER(SEARCH(keys;[.C1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6.17" calcext:value-type="float">
            <text:p>-26.17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37.5" calcext:value-type="float">
            <text:p>-37.5</text:p>
          </table:table-cell>
          <table:table-cell office:value-type="string" calcext:value-type="string">
            <text:p>EFTPOS MOS BURGER AUSTRALIA <text:s text:c="4"/>SURFERS PARADQL</text:p>
          </table:table-cell>
          <table:table-cell table:formula="of:=VLOOKUP([.E17];unique_categories;2;0)" office:value-type="string" office:string-value="D05" calcext:value-type="string">
            <text:p>D05</text:p>
          </table:table-cell>
          <table:table-cell table:formula="of:=INDEX(catagories;MATCH(1;ISNUMBER(SEARCH(keys;[.C1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5.5" calcext:value-type="float">
            <text:p>-25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EFTPOS GONG CHA SURFERS PARAD <text:s text:c="2"/>SURFERS PARADAU</text:p>
          </table:table-cell>
          <table:table-cell table:formula="of:=VLOOKUP([.E19];unique_categories;2;0)" office:value-type="string" office:string-value="D05" calcext:value-type="string">
            <text:p>D05</text:p>
          </table:table-cell>
          <table:table-cell table:formula="of:=INDEX(catagories;MATCH(1;ISNUMBER(SEARCH(keys;[.C1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58.7" calcext:value-type="float">
            <text:p>-58.7</text:p>
          </table:table-cell>
          <table:table-cell office:value-type="string" calcext:value-type="string">
            <text:p>EFTPOS K TOWN SUPERMARKET\SOUTHPORT QLD <text:s text:c="5"/>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36.1" calcext:value-type="float">
            <text:p>-36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1];unique_categories;2;0)" office:value-type="string" office:string-value="D01" calcext:value-type="string">
            <text:p>D01</text:p>
          </table:table-cell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14.74" calcext:value-type="float">
            <text:p>-14.7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67182 TO DHC <text:s/>INVESTMENT</text:p>
          </table:table-cell>
          <table:table-cell table:formula="of:=VLOOKUP([.E23];unique_categories;2;0)" office:value-type="string" office:string-value="A02" calcext:value-type="string">
            <text:p>A02</text:p>
          </table:table-cell>
          <table:table-cell table:formula="of:=INDEX(catagories;MATCH(1;ISNUMBER(SEARCH(keys;[.C23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66157 <text:s/>TO <text:s/>014536587763751</text:p>
          </table:table-cell>
          <table:table-cell table:formula="of:=VLOOKUP([.E24];unique_categories;2;0)" office:value-type="string" office:string-value="F02" calcext:value-type="string">
            <text:p>F02</text:p>
          </table:table-cell>
          <table:table-cell table:formula="of:=INDEX(catagories;MATCH(1;ISNUMBER(SEARCH(keys;[.C2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66364 <text:s/>TO 5468279041172986</text:p>
          </table:table-cell>
          <table:table-cell table:formula="of:=VLOOKUP([.E25];unique_categories;2;0)" office:value-type="string" office:string-value="F01" calcext:value-type="string">
            <text:p>F01</text:p>
          </table:table-cell>
          <table:table-cell table:formula="of:=INDEX(catagories;MATCH(1;ISNUMBER(SEARCH(keys;[.C25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47.63" calcext:value-type="float">
            <text:p>-47.6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6];unique_categories;2;0)" office:value-type="string" office:string-value="D01" calcext:value-type="string">
            <text:p>D01</text:p>
          </table:table-cell>
          <table:table-cell table:formula="of:=INDEX(catagories;MATCH(1;ISNUMBER(SEARCH(keys;[.C2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35.79" calcext:value-type="float">
            <text:p>-35.7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4" calcext:value-type="date">
            <text:p>2019-01-24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8];unique_categories;2;0)" office:value-type="string" office:string-value="F04" calcext:value-type="string">
            <text:p>F04</text:p>
          </table:table-cell>
          <table:table-cell table:formula="of:=INDEX(catagories;MATCH(1;ISNUMBER(SEARCH(keys;[.C2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24" calcext:value-type="date">
            <text:p>2019-01-24</text:p>
          </table:table-cell>
          <table:table-cell office:value-type="float" office:value="-51.6" calcext:value-type="float">
            <text:p>-51.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29];unique_categories;2;0)" office:value-type="string" office:string-value="B01" calcext:value-type="string">
            <text:p>B01</text:p>
          </table:table-cell>
          <table:table-cell table:formula="of:=INDEX(catagories;MATCH(1;ISNUMBER(SEARCH(keys;[.C29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24" calcext:value-type="date">
            <text:p>2019-01-24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0];unique_categories;2;0)" office:value-type="string" office:string-value="G01" calcext:value-type="string">
            <text:p>G01</text:p>
          </table:table-cell>
          <table:table-cell table:formula="of:=INDEX(catagories;MATCH(1;ISNUMBER(SEARCH(keys;[.C30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23" calcext:value-type="date">
            <text:p>2019-01-23</text:p>
          </table:table-cell>
          <table:table-cell office:value-type="float" office:value="-199" calcext:value-type="float">
            <text:p>-199</text:p>
          </table:table-cell>
          <table:table-cell office:value-type="string" calcext:value-type="string">
            <text:p>EFTPOS UMART ONLINE <text:s text:c="12"/>SOUTHPORT <text:s text:c="3"/>AU</text:p>
          </table:table-cell>
          <table:table-cell table:formula="of:=VLOOKUP([.E31];unique_categories;2;0)" office:value-type="string" office:string-value="D06" calcext:value-type="string">
            <text:p>D06</text:p>
          </table:table-cell>
          <table:table-cell table:formula="of:=INDEX(catagories;MATCH(1;ISNUMBER(SEARCH(keys;[.C31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1-23" calcext:value-type="date">
            <text:p>2019-01-23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EFTPOS PACIFIC PINES PRIMAR <text:s text:c="4"/>PACIFIC PINESAU</text:p>
          </table:table-cell>
          <table:table-cell table:formula="of:=VLOOKUP([.E32];unique_categories;2;0)" office:value-type="string" office:string-value="D04" calcext:value-type="string">
            <text:p>D04</text:p>
          </table:table-cell>
          <table:table-cell table:formula="of:=INDEX(catagories;MATCH(1;ISNUMBER(SEARCH(keys;[.C32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1-23" calcext:value-type="date">
            <text:p>2019-01-23</text:p>
          </table:table-cell>
          <table:table-cell office:value-type="float" office:value="2047.01" calcext:value-type="float">
            <text:p>2047.01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3];unique_categories;2;0)" office:value-type="string" office:string-value="G01" calcext:value-type="string">
            <text:p>G01</text:p>
          </table:table-cell>
          <table:table-cell table:formula="of:=INDEX(catagories;MATCH(1;ISNUMBER(SEARCH(keys;[.C3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22" calcext:value-type="date">
            <text:p>2019-01-22</text:p>
          </table:table-cell>
          <table:table-cell office:value-type="float" office:value="-103.61" calcext:value-type="float">
            <text:p>-103.61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35.46" calcext:value-type="float">
            <text:p>-35.4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25.19" calcext:value-type="float">
            <text:p>-25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8];unique_categories;2;0)" office:value-type="string" office:string-value="F04" calcext:value-type="string">
            <text:p>F04</text:p>
          </table:table-cell>
          <table:table-cell table:formula="of:=INDEX(catagories;MATCH(1;ISNUMBER(SEARCH(keys;[.C3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19.2" calcext:value-type="float">
            <text:p>-19.2</text:p>
          </table:table-cell>
          <table:table-cell office:value-type="string" calcext:value-type="string">
            <text:p>VISA DEBIT PURCHASE CARD 7079 GONG CHA SURFERS PARAD SURFERS PARAD</text:p>
          </table:table-cell>
          <table:table-cell table:formula="of:=VLOOKUP([.E39];unique_categories;2;0)" office:value-type="string" office:string-value="D05" calcext:value-type="string">
            <text:p>D05</text:p>
          </table:table-cell>
          <table:table-cell table:formula="of:=INDEX(catagories;MATCH(1;ISNUMBER(SEARCH(keys;[.C3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250651 <text:s/>TO <text:s/>014536587763751</text:p>
          </table:table-cell>
          <table:table-cell table:formula="of:=VLOOKUP([.E41];unique_categories;2;0)" office:value-type="string" office:string-value="F02" calcext:value-type="string">
            <text:p>F02</text:p>
          </table:table-cell>
          <table:table-cell table:formula="of:=INDEX(catagories;MATCH(1;ISNUMBER(SEARCH(keys;[.C4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18420729143V</text:p>
          </table:table-cell>
          <table:table-cell table:formula="of:=VLOOKUP([.E42];unique_categories;2;0)" office:value-type="string" office:string-value="F99" calcext:value-type="string">
            <text:p>F99</text:p>
          </table:table-cell>
          <table:table-cell table:formula="of:=INDEX(catagories;MATCH(1;ISNUMBER(SEARCH(keys;[.C4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43];unique_categories;2;0)" office:value-type="string" office:string-value="F04" calcext:value-type="string">
            <text:p>F04</text:p>
          </table:table-cell>
          <table:table-cell table:formula="of:=INDEX(catagories;MATCH(1;ISNUMBER(SEARCH(keys;[.C43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464227528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67.22" calcext:value-type="float">
            <text:p>-67.22</text:p>
          </table:table-cell>
          <table:table-cell office:value-type="string" calcext:value-type="string">
            <text:p>ANZ M-BANKING FUNDS TFER TRANSFER 251002 <text:s/>TO 5468279041172986</text:p>
          </table:table-cell>
          <table:table-cell table:formula="of:=VLOOKUP([.E45];unique_categories;2;0)" office:value-type="string" office:string-value="F01" calcext:value-type="string">
            <text:p>F01</text:p>
          </table:table-cell>
          <table:table-cell table:formula="of:=INDEX(catagories;MATCH(1;ISNUMBER(SEARCH(keys;[.C45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6];unique_categories;2;0)" office:value-type="string" office:string-value="D01" calcext:value-type="string">
            <text:p>D01</text:p>
          </table:table-cell>
          <table:table-cell table:formula="of:=INDEX(catagories;MATCH(1;ISNUMBER(SEARCH(keys;[.C4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75MW0KLQ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18420729145K</text:p>
          </table:table-cell>
          <table:table-cell table:formula="of:=VLOOKUP([.E48];unique_categories;2;0)" office:value-type="string" office:string-value="F99" calcext:value-type="string">
            <text:p>F99</text:p>
          </table:table-cell>
          <table:table-cell table:formula="of:=INDEX(catagories;MATCH(1;ISNUMBER(SEARCH(keys;[.C48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17" calcext:value-type="date">
            <text:p>2019-01-17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7" calcext:value-type="date">
            <text:p>2019-01-1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0];unique_categories;2;0)" office:value-type="string" office:string-value="G01" calcext:value-type="string">
            <text:p>G01</text:p>
          </table:table-cell>
          <table:table-cell table:formula="of:=INDEX(catagories;MATCH(1;ISNUMBER(SEARCH(keys;[.C50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17" calcext:value-type="date">
            <text:p>2019-01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Z M-BANKING FUNDS TFER TRANSFER 688787 <text:s/>FROM <text:s text:c="6"/>587763751</text:p>
          </table:table-cell>
          <table:table-cell table:formula="of:=VLOOKUP([.E51];unique_categories;2;0)" office:value-type="string" office:string-value="G02" calcext:value-type="string">
            <text:p>G02</text:p>
          </table:table-cell>
          <table:table-cell table:formula="of:=INDEX(catagories;MATCH(1;ISNUMBER(SEARCH(keys;[.C51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2];unique_categories;2;0)" office:value-type="string" office:string-value="D09" calcext:value-type="string">
            <text:p>D09</text:p>
          </table:table-cell>
          <table:table-cell table:formula="of:=INDEX(catagories;MATCH(1;ISNUMBER(SEARCH(keys;[.C52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53];unique_categories;2;0)" office:value-type="string" office:string-value="B01" calcext:value-type="string">
            <text:p>B01</text:p>
          </table:table-cell>
          <table:table-cell table:formula="of:=INDEX(catagories;MATCH(1;ISNUMBER(SEARCH(keys;[.C53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24.55" calcext:value-type="float">
            <text:p>-24.55</text:p>
          </table:table-cell>
          <table:table-cell office:value-type="string" calcext:value-type="string">
            <text:p>EFTPOS SUBWAY PACIFIC PINES <text:s text:c="4"/>PACIFIC PINESQL</text:p>
          </table:table-cell>
          <table:table-cell table:formula="of:=VLOOKUP([.E54];unique_categories;2;0)" office:value-type="string" office:string-value="D05" calcext:value-type="string">
            <text:p>D05</text:p>
          </table:table-cell>
          <table:table-cell table:formula="of:=INDEX(catagories;MATCH(1;ISNUMBER(SEARCH(keys;[.C5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16.35" calcext:value-type="float">
            <text:p>-16.3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55];unique_categories;2;0)" office:value-type="string" office:string-value="D01" calcext:value-type="string">
            <text:p>D01</text:p>
          </table:table-cell>
          <table:table-cell table:formula="of:=INDEX(catagories;MATCH(1;ISNUMBER(SEARCH(keys;[.C5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Z ATM HELENSVALE BRANCH #1 <text:s text:c="4"/>HELENSVALE <text:s text:c="2"/>QL</text:p>
          </table:table-cell>
          <table:table-cell table:formula="of:=VLOOKUP([.E56];unique_categories;2;0)" office:value-type="string" office:string-value="F04" calcext:value-type="string">
            <text:p>F04</text:p>
          </table:table-cell>
          <table:table-cell table:formula="of:=INDEX(catagories;MATCH(1;ISNUMBER(SEARCH(keys;[.C56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419049}</text:p>
          </table:table-cell>
          <table:table-cell table:formula="of:=VLOOKUP([.E57];unique_categories;2;0)" office:value-type="string" office:string-value="B07" calcext:value-type="string">
            <text:p>B07</text:p>
          </table:table-cell>
          <table:table-cell table:formula="of:=INDEX(catagories;MATCH(1;ISNUMBER(SEARCH(keys;[.C5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50.55" calcext:value-type="float">
            <text:p>-50.5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58];unique_categories;2;0)" office:value-type="string" office:string-value="B01" calcext:value-type="string">
            <text:p>B01</text:p>
          </table:table-cell>
          <table:table-cell table:formula="of:=INDEX(catagories;MATCH(1;ISNUMBER(SEARCH(keys;[.C58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42.64" calcext:value-type="float">
            <text:p>-42.6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9];unique_categories;2;0)" office:value-type="string" office:string-value="D01" calcext:value-type="string">
            <text:p>D01</text:p>
          </table:table-cell>
          <table:table-cell table:formula="of:=INDEX(catagories;MATCH(1;ISNUMBER(SEARCH(keys;[.C5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40.1" calcext:value-type="float">
            <text:p>-40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36.87" calcext:value-type="float">
            <text:p>-36.8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063638 TO DHC <text:s/>INVESTMENT</text:p>
          </table:table-cell>
          <table:table-cell table:formula="of:=VLOOKUP([.E62];unique_categories;2;0)" office:value-type="string" office:string-value="A02" calcext:value-type="string">
            <text:p>A02</text:p>
          </table:table-cell>
          <table:table-cell table:formula="of:=INDEX(catagories;MATCH(1;ISNUMBER(SEARCH(keys;[.C62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062861 <text:s/>TO <text:s/>014536587763751</text:p>
          </table:table-cell>
          <table:table-cell table:formula="of:=VLOOKUP([.E63];unique_categories;2;0)" office:value-type="string" office:string-value="F02" calcext:value-type="string">
            <text:p>F02</text:p>
          </table:table-cell>
          <table:table-cell table:formula="of:=INDEX(catagories;MATCH(1;ISNUMBER(SEARCH(keys;[.C63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064052}</text:p>
          </table:table-cell>
          <table:table-cell table:formula="of:=VLOOKUP([.E64];unique_categories;2;0)" office:value-type="string" office:string-value="A04" calcext:value-type="string">
            <text:p>A04</text:p>
          </table:table-cell>
          <table:table-cell table:formula="of:=INDEX(catagories;MATCH(1;ISNUMBER(SEARCH(keys;[.C64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47.24" calcext:value-type="float">
            <text:p>-47.24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65];unique_categories;2;0)" office:value-type="string" office:string-value="B01" calcext:value-type="string">
            <text:p>B01</text:p>
          </table:table-cell>
          <table:table-cell table:formula="of:=INDEX(catagories;MATCH(1;ISNUMBER(SEARCH(keys;[.C65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-58.54" calcext:value-type="float">
            <text:p>-58.5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EFTPOS GUZMAN Y GOMEZ HARBOUR <text:s text:c="2"/>BIGGERA WATERAU</text:p>
          </table:table-cell>
          <table:table-cell table:formula="of:=VLOOKUP([.E67];unique_categories;2;0)" office:value-type="string" office:string-value="D05" calcext:value-type="string">
            <text:p>D05</text:p>
          </table:table-cell>
          <table:table-cell table:formula="of:=INDEX(catagories;MATCH(1;ISNUMBER(SEARCH(keys;[.C6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-23.55" calcext:value-type="float">
            <text:p>-23.5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853.24" calcext:value-type="float">
            <text:p>853.24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9];unique_categories;2;0)" office:value-type="string" office:string-value="G01" calcext:value-type="string">
            <text:p>G01</text:p>
          </table:table-cell>
          <table:table-cell table:formula="of:=INDEX(catagories;MATCH(1;ISNUMBER(SEARCH(keys;[.C6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0];unique_categories;2;0)" office:value-type="string" office:string-value="F04" calcext:value-type="string">
            <text:p>F04</text:p>
          </table:table-cell>
          <table:table-cell table:formula="of:=INDEX(catagories;MATCH(1;ISNUMBER(SEARCH(keys;[.C70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648991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45.7" calcext:value-type="float">
            <text:p>-45.7</text:p>
          </table:table-cell>
          <table:table-cell office:value-type="string" calcext:value-type="string">
            <text:p>EFTPOS HARBOURTOWN DIS FRUI\LABRADOR QLD <text:s text:c="4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HARBOURTOWN CHOCOLAT <text:s text:c="4"/>BIGGERA WATERAU</text:p>
          </table:table-cell>
          <table:table-cell table:formula="of:=VLOOKUP([.E74];unique_categories;2;0)" office:value-type="string" office:string-value="D05" calcext:value-type="string">
            <text:p>D05</text:p>
          </table:table-cell>
          <table:table-cell table:formula="of:=INDEX(catagories;MATCH(1;ISNUMBER(SEARCH(keys;[.C7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9.3" calcext:value-type="float">
            <text:p>-9.3</text:p>
          </table:table-cell>
          <table:table-cell office:value-type="string" calcext:value-type="string">
            <text:p>EFTPOS WOOLWORTHS <text:s text:c="5"/>2759\HARBOURTOWN QLD <text:s/>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1413.9" calcext:value-type="float">
            <text:p>1413.9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76];unique_categories;2;0)" office:value-type="string" office:string-value="G01" calcext:value-type="string">
            <text:p>G01</text:p>
          </table:table-cell>
          <table:table-cell table:formula="of:=INDEX(catagories;MATCH(1;ISNUMBER(SEARCH(keys;[.C76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08" calcext:value-type="date">
            <text:p>2019-01-08</text:p>
          </table:table-cell>
          <table:table-cell office:value-type="float" office:value="-100.39" calcext:value-type="float">
            <text:p>-100.39</text:p>
          </table:table-cell>
          <table:table-cell office:value-type="string" calcext:value-type="string">
            <text:p>PAYMENT TO VODAFONE <text:s text:c="8"/>T3 125E20 26</text:p>
          </table:table-cell>
          <table:table-cell table:formula="of:=VLOOKUP([.E77];unique_categories;2;0)" office:value-type="string" office:string-value="D11" calcext:value-type="string">
            <text:p>D11</text:p>
          </table:table-cell>
          <table:table-cell table:formula="of:=INDEX(catagories;MATCH(1;ISNUMBER(SEARCH(keys;[.C77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1-08" calcext:value-type="date">
            <text:p>2019-01-08</text:p>
          </table:table-cell>
          <table:table-cell office:value-type="float" office:value="-54.53" calcext:value-type="float">
            <text:p>-54.53</text:p>
          </table:table-cell>
          <table:table-cell office:value-type="string" calcext:value-type="string">
            <text:p>VISA DEBIT PURCHASE CARD 7079 HANARO TRADING SUNNYBANK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8" calcext:value-type="date">
            <text:p>2019-01-08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VISA DEBIT PURCHASE CARD 7079 HARBOR TWN GOLD CO BIGGERA WATER</text:p>
          </table:table-cell>
          <table:table-cell table:formula="of:=VLOOKUP([.E79];unique_categories;2;0)" office:value-type="string" office:string-value="D03" calcext:value-type="string">
            <text:p>D03</text:p>
          </table:table-cell>
          <table:table-cell table:formula="of:=INDEX(catagories;MATCH(1;ISNUMBER(SEARCH(keys;[.C7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EFTPOS SODAM PTY LTD <text:s text:c="5"/>\SUNNYBANK <text:s text:c="8"/>AU</text:p>
          </table:table-cell>
          <table:table-cell table:formula="of:=VLOOKUP([.E81];unique_categories;2;0)" office:value-type="string" office:string-value="C03" calcext:value-type="string">
            <text:p>C03</text:p>
          </table:table-cell>
          <table:table-cell table:formula="of:=INDEX(catagories;MATCH(1;ISNUMBER(SEARCH(keys;[.C81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42.43" calcext:value-type="float">
            <text:p>-42.43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82];unique_categories;2;0)" office:value-type="string" office:string-value="B01" calcext:value-type="string">
            <text:p>B01</text:p>
          </table:table-cell>
          <table:table-cell table:formula="of:=INDEX(catagories;MATCH(1;ISNUMBER(SEARCH(keys;[.C8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41.8" calcext:value-type="float">
            <text:p>-41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20.3" calcext:value-type="float">
            <text:p>-20.3</text:p>
          </table:table-cell>
          <table:table-cell office:value-type="string" calcext:value-type="string">
            <text:p>VISA DEBIT PURCHASE CARD 7079 BREAD 4U PTY LTD EIGHT MILE PL</text:p>
          </table:table-cell>
          <table:table-cell table:formula="of:=VLOOKUP([.E84];unique_categories;2;0)" office:value-type="string" office:string-value="D05" calcext:value-type="string">
            <text:p>D05</text:p>
          </table:table-cell>
          <table:table-cell table:formula="of:=INDEX(catagories;MATCH(1;ISNUMBER(SEARCH(keys;[.C8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VISA DEBIT PURCHASE CARD 7079 COCO CREMA PTY LTD HELENSVALE</text:p>
          </table:table-cell>
          <table:table-cell table:formula="of:=VLOOKUP([.E85];unique_categories;2;0)" office:value-type="string" office:string-value="D05" calcext:value-type="string">
            <text:p>D05</text:p>
          </table:table-cell>
          <table:table-cell table:formula="of:=INDEX(catagories;MATCH(1;ISNUMBER(SEARCH(keys;[.C8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04420729143V</text:p>
          </table:table-cell>
          <table:table-cell table:formula="of:=VLOOKUP([.E86];unique_categories;2;0)" office:value-type="string" office:string-value="F99" calcext:value-type="string">
            <text:p>F99</text:p>
          </table:table-cell>
          <table:table-cell table:formula="of:=INDEX(catagories;MATCH(1;ISNUMBER(SEARCH(keys;[.C8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54.44" calcext:value-type="float">
            <text:p>-54.44</text:p>
          </table:table-cell>
          <table:table-cell office:value-type="string" calcext:value-type="string">
            <text:p>EFTPOS BOX &amp; BARREL HOMEWAR <text:s text:c="4"/>COOMERA <text:s text:c="5"/>QL</text:p>
          </table:table-cell>
          <table:table-cell table:formula="of:=VLOOKUP([.E87];unique_categories;2;0)" office:value-type="string" office:string-value="D99" calcext:value-type="string">
            <text:p>D99</text:p>
          </table:table-cell>
          <table:table-cell table:formula="of:=INDEX(catagories;MATCH(1;ISNUMBER(SEARCH(keys;[.C87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5G5T0H4N</text:p>
          </table:table-cell>
          <table:table-cell table:formula="of:=VLOOKUP([.E88];unique_categories;2;0)" office:value-type="string" office:string-value="C04" calcext:value-type="string">
            <text:p>C04</text:p>
          </table:table-cell>
          <table:table-cell table:formula="of:=INDEX(catagories;MATCH(1;ISNUMBER(SEARCH(keys;[.C8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33.75" calcext:value-type="float">
            <text:p>-33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9];unique_categories;2;0)" office:value-type="string" office:string-value="D01" calcext:value-type="string">
            <text:p>D01</text:p>
          </table:table-cell>
          <table:table-cell table:formula="of:=INDEX(catagories;MATCH(1;ISNUMBER(SEARCH(keys;[.C8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04420729145K</text:p>
          </table:table-cell>
          <table:table-cell table:formula="of:=VLOOKUP([.E90];unique_categories;2;0)" office:value-type="string" office:string-value="F99" calcext:value-type="string">
            <text:p>F99</text:p>
          </table:table-cell>
          <table:table-cell table:formula="of:=INDEX(catagories;MATCH(1;ISNUMBER(SEARCH(keys;[.C9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HEROSUSHI CMW <text:s text:c="5"/>\CO0MERA <text:s text:c="10"/>AU</text:p>
          </table:table-cell>
          <table:table-cell table:formula="of:=VLOOKUP([.E91];unique_categories;2;0)" office:value-type="string" office:string-value="D05" calcext:value-type="string">
            <text:p>D05</text:p>
          </table:table-cell>
          <table:table-cell table:formula="of:=INDEX(catagories;MATCH(1;ISNUMBER(SEARCH(keys;[.C91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14.55" calcext:value-type="float">
            <text:p>-14.5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46664 <text:s/>TO <text:s/>014536587763751</text:p>
          </table:table-cell>
          <table:table-cell table:formula="of:=VLOOKUP([.E93];unique_categories;2;0)" office:value-type="string" office:string-value="F02" calcext:value-type="string">
            <text:p>F02</text:p>
          </table:table-cell>
          <table:table-cell table:formula="of:=INDEX(catagories;MATCH(1;ISNUMBER(SEARCH(keys;[.C93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35.65" calcext:value-type="float">
            <text:p>-35.65</text:p>
          </table:table-cell>
          <table:table-cell office:value-type="string" calcext:value-type="string">
            <text:p>EFTPOS KMART 1258 <text:s text:c="14"/>COOMERA <text:s text:c="5"/>AU</text:p>
          </table:table-cell>
          <table:table-cell table:formula="of:=VLOOKUP([.E94];unique_categories;2;0)" office:value-type="string" office:string-value="D01" calcext:value-type="string">
            <text:p>D01</text:p>
          </table:table-cell>
          <table:table-cell table:formula="of:=INDEX(catagories;MATCH(1;ISNUMBER(SEARCH(keys;[.C9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16.9" calcext:value-type="float">
            <text:p>-16.9</text:p>
          </table:table-cell>
          <table:table-cell office:value-type="string" calcext:value-type="string">
            <text:p>EFTPOS IRONBOWL FOOD PTY L\COOMERA <text:s text:c="10"/>AU</text:p>
          </table:table-cell>
          <table:table-cell table:formula="of:=VLOOKUP([.E95];unique_categories;2;0)" office:value-type="string" office:string-value="D05" calcext:value-type="string">
            <text:p>D05</text:p>
          </table:table-cell>
          <table:table-cell table:formula="of:=INDEX(catagories;MATCH(1;ISNUMBER(SEARCH(keys;[.C9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FOSTER AND BLACK PTY L <text:s text:c="2"/>COOMERA <text:s text:c="5"/>AU</text:p>
          </table:table-cell>
          <table:table-cell table:formula="of:=VLOOKUP([.E96];unique_categories;2;0)" office:value-type="string" office:string-value="D05" calcext:value-type="string">
            <text:p>D05</text:p>
          </table:table-cell>
          <table:table-cell table:formula="of:=INDEX(catagories;MATCH(1;ISNUMBER(SEARCH(keys;[.C9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815.36" calcext:value-type="float">
            <text:p>815.36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29.95" calcext:value-type="float">
            <text:p>-29.95</text:p>
          </table:table-cell>
          <table:table-cell office:value-type="string" calcext:value-type="string">
            <text:p>VISA DEBIT PURCHASE CARD 7079 THE ROCKS GROUP PTY SYDNEY</text:p>
          </table:table-cell>
          <table:table-cell table:formula="of:=VLOOKUP([.E98];unique_categories;2;0)" office:value-type="string" office:string-value="D05" calcext:value-type="string">
            <text:p>D05</text:p>
          </table:table-cell>
          <table:table-cell table:formula="of:=INDEX(catagories;MATCH(1;ISNUMBER(SEARCH(keys;[.C98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51.08" calcext:value-type="float">
            <text:p>-51.08</text:p>
          </table:table-cell>
          <table:table-cell office:value-type="string" calcext:value-type="string">
            <text:p>VISA DEBIT PURCHASE CARD 7079 7-ELEVEN 2314 CHARLESTOWN</text:p>
          </table:table-cell>
          <table:table-cell table:formula="of:=VLOOKUP([.E99];unique_categories;2;0)" office:value-type="string" office:string-value="B01" calcext:value-type="string">
            <text:p>B01</text:p>
          </table:table-cell>
          <table:table-cell table:formula="of:=INDEX(catagories;MATCH(1;ISNUMBER(SEARCH(keys;[.C99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33.1" calcext:value-type="float">
            <text:p>-33.1</text:p>
          </table:table-cell>
          <table:table-cell office:value-type="string" calcext:value-type="string">
            <text:p>VISA DEBIT PURCHASE CARD 7079 NEWCASTLE S-MART CARDIFF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69.49" calcext:value-type="float">
            <text:p>-69.49</text:p>
          </table:table-cell>
          <table:table-cell office:value-type="string" calcext:value-type="string">
            <text:p>VISA DEBIT PURCHASE CARD 7079 CALTEX YASS</text:p>
          </table:table-cell>
          <table:table-cell table:formula="of:=VLOOKUP([.E101];unique_categories;2;0)" office:value-type="string" office:string-value="B01" calcext:value-type="string">
            <text:p>B01</text:p>
          </table:table-cell>
          <table:table-cell table:formula="of:=INDEX(catagories;MATCH(1;ISNUMBER(SEARCH(keys;[.C10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35.65" calcext:value-type="float">
            <text:p>-35.65</text:p>
          </table:table-cell>
          <table:table-cell office:value-type="string" calcext:value-type="string">
            <text:p>VISA DEBIT PURCHASE CARD 7079 MCDONALDS GLENROWAN N GLENROWAN</text:p>
          </table:table-cell>
          <table:table-cell table:formula="of:=VLOOKUP([.E102];unique_categories;2;0)" office:value-type="string" office:string-value="D05" calcext:value-type="string">
            <text:p>D05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10.95" calcext:value-type="float">
            <text:p>-10.95</text:p>
          </table:table-cell>
          <table:table-cell office:value-type="string" calcext:value-type="string">
            <text:p>VISA DEBIT PURCHASE CARD 7079 KFC 2226 YASS</text:p>
          </table:table-cell>
          <table:table-cell table:formula="of:=VLOOKUP([.E103];unique_categories;2;0)" office:value-type="string" office:string-value="D05" calcext:value-type="string">
            <text:p>D05</text:p>
          </table:table-cell>
          <table:table-cell table:formula="of:=INDEX(catagories;MATCH(1;ISNUMBER(SEARCH(keys;[.C103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MCDONALDS YASS YASS</text:p>
          </table:table-cell>
          <table:table-cell table:formula="of:=VLOOKUP([.E104];unique_categories;2;0)" office:value-type="string" office:string-value="D05" calcext:value-type="string">
            <text:p>D05</text:p>
          </table:table-cell>
          <table:table-cell table:formula="of:=INDEX(catagories;MATCH(1;ISNUMBER(SEARCH(keys;[.C10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VISA DEBIT PURCHASE CARD 7079 MCDONALDS BASS BASS</text:p>
          </table:table-cell>
          <table:table-cell table:formula="of:=VLOOKUP([.E105];unique_categories;2;0)" office:value-type="string" office:string-value="D05" calcext:value-type="string">
            <text:p>D05</text:p>
          </table:table-cell>
          <table:table-cell table:formula="of:=INDEX(catagories;MATCH(1;ISNUMBER(SEARCH(keys;[.C10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9.8" calcext:value-type="float">
            <text:p>-9.8</text:p>
          </table:table-cell>
          <table:table-cell office:value-type="string" calcext:value-type="string">
            <text:p>VISA DEBIT PURCHASE CARD 7079 MCDONALDS BASS BASS</text:p>
          </table:table-cell>
          <table:table-cell table:formula="of:=VLOOKUP([.E106];unique_categories;2;0)" office:value-type="string" office:string-value="D05" calcext:value-type="string">
            <text:p>D05</text:p>
          </table:table-cell>
          <table:table-cell table:formula="of:=INDEX(catagories;MATCH(1;ISNUMBER(SEARCH(keys;[.C10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42.15" calcext:value-type="float">
            <text:p>-42.15</text:p>
          </table:table-cell>
          <table:table-cell office:value-type="string" calcext:value-type="string">
            <text:p>VISA DEBIT PURCHASE CARD 7079 BP LT RIV GB 4117 TOORAK</text:p>
          </table:table-cell>
          <table:table-cell table:formula="of:=VLOOKUP([.E107];unique_categories;2;0)" office:value-type="string" office:string-value="B01" calcext:value-type="string">
            <text:p>B01</text:p>
          </table:table-cell>
          <table:table-cell table:formula="of:=INDEX(catagories;MATCH(1;ISNUMBER(SEARCH(keys;[.C10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VISA DEBIT PURCHASE CARD 7079 MCD GEELONG BYPASS GEELONG MC</text:p>
          </table:table-cell>
          <table:table-cell table:formula="of:=VLOOKUP([.E108];unique_categories;2;0)" office:value-type="string" office:string-value="D05" calcext:value-type="string">
            <text:p>D05</text:p>
          </table:table-cell>
          <table:table-cell table:formula="of:=INDEX(catagories;MATCH(1;ISNUMBER(SEARCH(keys;[.C108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 table:number-rows-repeated="1048467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  <table:database-ranges>
        <table:database-range table:name="catagories" table:target-range-address="Keywords.B2:Keywords.B87" table:on-update-keep-styles="true" table:on-update-keep-size="false" table:orientation="column"/>
        <table:database-range table:name="code" table:target-range-address="Keywords.C2:Keywords.C87" table:on-update-keep-styles="true" table:on-update-keep-size="false" table:orientation="column"/>
        <table:database-range table:name="keys" table:target-range-address="Keywords.A2:Keywords.A87" table:on-update-keep-styles="true" table:on-update-keep-size="false" table:orientation="column"/>
        <table:database-range table:name="unique_categories" table:target-range-address="Keywords.H2:Keywords.I30" table:on-update-keep-styles="true" table:on-update-keep-size="false" table:orientation="column"/>
        <table:database-range table:name="__Anonymous_Sheet_DB__0" table:target-range-address="category_lists.D1:category_lists.E51" table:orientation="column"/>
        <table:database-range table:name="__Anonymous_Sheet_DB__1" table:target-range-address="'Sub Category'.A1:'Sub Category'.A50" table:contains-header="false" table:orientation="column">
          <table:filter>
            <table:filter-and>
              <table:filter-condition table:field-number="0" table:data-type="number" table:value="0" table:operator="does-not-contain"/>
            </table:filter-and>
          </table:filter>
        </table:database-range>
        <table:database-range table:name="__Anonymous_Sheet_DB__3" table:target-range-address="'Unique keywards'.B1:'Unique keywards'.B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09:41:40.81083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5-28T10:54:22.415141747</dc:date>
    <meta:editing-cycles>26</meta:editing-cycles>
    <meta:editing-duration>PT4H53M21S</meta:editing-duration>
    <meta:generator>LibreOffice/6.2.4.2$Linux_X86_64 LibreOffice_project/20$Build-2</meta:generator>
    <meta:document-statistic meta:table-count="9" meta:cell-count="33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